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2898in"/>
    </style:style>
    <style:style style:name="co2" style:family="table-column">
      <style:table-column-properties fo:break-before="auto" style:column-width="0.4965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847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7.6252in" svg:height="4.0598in" svg:x="15.5138in" svg:y="1.1063in">
            <draw:object draw:notify-on-update-of-ranges="Sheet1.P1:Sheet1.P1 Sheet1.Q1:Sheet1.AD1 Sheet1.P2:Sheet1.P2 Sheet1.Q2:Sheet1.AD2 Sheet1.P3:Sheet1.P3 Sheet1.Q3:Sheet1.AD3 Sheet1.P4:Sheet1.P4 Sheet1.Q4:Sheet1.AD4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13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14" table:default-cell-style-name="Default"/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781" calcext:value-type="float">
            <text:p>781</text:p>
          </table:table-cell>
          <table:table-cell office:value-type="float" office:value="1202" calcext:value-type="float">
            <text:p>1202</text:p>
          </table:table-cell>
          <table:table-cell office:value-type="float" office:value="1840" calcext:value-type="float">
            <text:p>1840</text:p>
          </table:table-cell>
          <table:table-cell office:value-type="float" office:value="2294" calcext:value-type="float">
            <text:p>2294</text:p>
          </table:table-cell>
          <table:table-cell office:value-type="float" office:value="10419" calcext:value-type="float">
            <text:p>10419</text:p>
          </table:table-cell>
          <table:table-cell office:value-type="float" office:value="2208" calcext:value-type="float">
            <text:p>2208</text:p>
          </table:table-cell>
          <table:table-cell office:value-type="float" office:value="10323" calcext:value-type="float">
            <text:p>10323</text:p>
          </table:table-cell>
          <table:table-cell office:value-type="float" office:value="1498" calcext:value-type="float">
            <text:p>1498</text:p>
          </table:table-cell>
          <table:table-cell office:value-type="float" office:value="832" calcext:value-type="float">
            <text:p>832</text:p>
          </table:table-cell>
          <table:table-cell office:value-type="float" office:value="929" calcext:value-type="float">
            <text:p>929</text:p>
          </table:table-cell>
          <table:table-cell office:value-type="float" office:value="994" calcext:value-type="float">
            <text:p>994</text:p>
          </table:table-cell>
          <table:table-cell office:value-type="float" office:value="1219" calcext:value-type="float">
            <text:p>1219</text:p>
          </table:table-cell>
          <table:table-cell office:value-type="float" office:value="9727" calcext:value-type="float">
            <text:p>9727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300" calcext:value-type="float">
            <text:p>300</text:p>
          </table:table-cell>
          <table:table-cell office:value-type="float" office:value="400" calcext:value-type="float">
            <text:p>400</text:p>
          </table:table-cell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 office:value-type="float" office:value="700" calcext:value-type="float">
            <text:p>700</text:p>
          </table:table-cell>
          <table:table-cell office:value-type="float" office:value="800" calcext:value-type="float">
            <text:p>800</text:p>
          </table:table-cell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  <table:table-cell office:value-type="float" office:value="1100" calcext:value-type="float">
            <text:p>1100</text:p>
          </table:table-cell>
          <table:table-cell office:value-type="float" office:value="1200" calcext:value-type="float">
            <text:p>1200</text:p>
          </table:table-cell>
          <table:table-cell office:value-type="float" office:value="1300" calcext:value-type="float">
            <text:p>1300</text:p>
          </table:table-cell>
          <table:table-cell office:value-type="float" office:value="1400" calcext:value-type="float">
            <text:p>1400</text:p>
          </table:table-cell>
        </table:table-row>
        <table:table-row table:style-name="ro1">
          <table:table-cell office:value-type="float" office:value="1255" calcext:value-type="float">
            <text:p>1255</text:p>
          </table:table-cell>
          <table:table-cell office:value-type="float" office:value="1251" calcext:value-type="float">
            <text:p>1251</text:p>
          </table:table-cell>
          <table:table-cell office:value-type="float" office:value="1097" calcext:value-type="float">
            <text:p>1097</text:p>
          </table:table-cell>
          <table:table-cell office:value-type="float" office:value="1078" calcext:value-type="float">
            <text:p>1078</text:p>
          </table:table-cell>
          <table:table-cell office:value-type="float" office:value="12047" calcext:value-type="float">
            <text:p>12047</text:p>
          </table:table-cell>
          <table:table-cell office:value-type="float" office:value="1406" calcext:value-type="float">
            <text:p>1406</text:p>
          </table:table-cell>
          <table:table-cell office:value-type="float" office:value="9733" calcext:value-type="float">
            <text:p>9733</text:p>
          </table:table-cell>
          <table:table-cell office:value-type="float" office:value="743" calcext:value-type="float">
            <text:p>743</text:p>
          </table:table-cell>
          <table:table-cell office:value-type="float" office:value="1285" calcext:value-type="float">
            <text:p>1285</text:p>
          </table:table-cell>
          <table:table-cell office:value-type="float" office:value="1044" calcext:value-type="float">
            <text:p>1044</text:p>
          </table:table-cell>
          <table:table-cell office:value-type="float" office:value="1760" calcext:value-type="float">
            <text:p>1760</text:p>
          </table:table-cell>
          <table:table-cell office:value-type="float" office:value="2803" calcext:value-type="float">
            <text:p>2803</text:p>
          </table:table-cell>
          <table:table-cell office:value-type="float" office:value="11610" calcext:value-type="float">
            <text:p>11610</text:p>
          </table:table-cell>
          <table:table-cell office:value-type="float" office:value="11747" calcext:value-type="float">
            <text:p>11747</text:p>
          </table:table-cell>
          <table:table-cell/>
          <table:table-cell office:value-type="string" calcext:value-type="string">
            <text:p>Backtrack</text:p>
          </table:table-cell>
          <table:table-cell table:formula="of:=AVERAGE([.A1:.A39])" office:value-type="float" office:value="3407.20512820513" calcext:value-type="float">
            <text:p>3407.2051282051</text:p>
          </table:table-cell>
          <table:table-cell table:formula="of:=AVERAGE([.B1:.B39])" office:value-type="float" office:value="3896.23076923077" calcext:value-type="float">
            <text:p>3896.2307692308</text:p>
          </table:table-cell>
          <table:table-cell table:formula="of:=AVERAGE([.C1:.C39])" office:value-type="float" office:value="3115.25641025641" calcext:value-type="float">
            <text:p>3115.2564102564</text:p>
          </table:table-cell>
          <table:table-cell table:formula="of:=AVERAGE([.D1:.D39])" office:value-type="float" office:value="3380.48717948718" calcext:value-type="float">
            <text:p>3380.4871794872</text:p>
          </table:table-cell>
          <table:table-cell table:formula="of:=AVERAGE([.E1:.E39])" office:value-type="float" office:value="3906.87179487179" calcext:value-type="float">
            <text:p>3906.8717948718</text:p>
          </table:table-cell>
          <table:table-cell table:formula="of:=AVERAGE([.F1:.F39])" office:value-type="float" office:value="3179.87179487179" calcext:value-type="float">
            <text:p>3179.8717948718</text:p>
          </table:table-cell>
          <table:table-cell table:formula="of:=AVERAGE([.G1:.G39])" office:value-type="float" office:value="3813.30769230769" calcext:value-type="float">
            <text:p>3813.3076923077</text:p>
          </table:table-cell>
          <table:table-cell table:formula="of:=AVERAGE([.H1:.H39])" office:value-type="float" office:value="3791.94871794872" calcext:value-type="float">
            <text:p>3791.9487179487</text:p>
          </table:table-cell>
          <table:table-cell table:formula="of:=AVERAGE([.I1:.I39])" office:value-type="float" office:value="2273.53846153846" calcext:value-type="float">
            <text:p>2273.5384615385</text:p>
          </table:table-cell>
          <table:table-cell table:formula="of:=AVERAGE([.J1:.J39])" office:value-type="float" office:value="3699.15384615385" calcext:value-type="float">
            <text:p>3699.1538461539</text:p>
          </table:table-cell>
          <table:table-cell table:formula="of:=AVERAGE([.K1:.K39])" office:value-type="float" office:value="3153.35897435897" calcext:value-type="float">
            <text:p>3153.358974359</text:p>
          </table:table-cell>
          <table:table-cell table:formula="of:=AVERAGE([.L1:.L39])" office:value-type="float" office:value="3494.51282051282" calcext:value-type="float">
            <text:p>3494.5128205128</text:p>
          </table:table-cell>
          <table:table-cell table:formula="of:=AVERAGE([.M1:.M39])" office:value-type="float" office:value="3893.17948717949" calcext:value-type="float">
            <text:p>3893.1794871795</text:p>
          </table:table-cell>
          <table:table-cell table:formula="of:=AVERAGE([.N1:.N39])" office:value-type="float" office:value="3056.87179487179" calcext:value-type="float">
            <text:p>3056.8717948718</text:p>
          </table:table-cell>
        </table:table-row>
        <table:table-row table:style-name="ro1">
          <table:table-cell office:value-type="float" office:value="1082" calcext:value-type="float">
            <text:p>1082</text:p>
          </table:table-cell>
          <table:table-cell office:value-type="float" office:value="3946" calcext:value-type="float">
            <text:p>3946</text:p>
          </table:table-cell>
          <table:table-cell office:value-type="float" office:value="2756" calcext:value-type="float">
            <text:p>2756</text:p>
          </table:table-cell>
          <table:table-cell office:value-type="float" office:value="873" calcext:value-type="float">
            <text:p>873</text:p>
          </table:table-cell>
          <table:table-cell office:value-type="float" office:value="1103" calcext:value-type="float">
            <text:p>1103</text:p>
          </table:table-cell>
          <table:table-cell office:value-type="float" office:value="2228" calcext:value-type="float">
            <text:p>2228</text:p>
          </table:table-cell>
          <table:table-cell office:value-type="float" office:value="2373" calcext:value-type="float">
            <text:p>2373</text:p>
          </table:table-cell>
          <table:table-cell office:value-type="float" office:value="983" calcext:value-type="float">
            <text:p>983</text:p>
          </table:table-cell>
          <table:table-cell office:value-type="float" office:value="955" calcext:value-type="float">
            <text:p>955</text:p>
          </table:table-cell>
          <table:table-cell office:value-type="float" office:value="9714" calcext:value-type="float">
            <text:p>9714</text:p>
          </table:table-cell>
          <table:table-cell office:value-type="float" office:value="2429" calcext:value-type="float">
            <text:p>2429</text:p>
          </table:table-cell>
          <table:table-cell office:value-type="float" office:value="1071" calcext:value-type="float">
            <text:p>1071</text:p>
          </table:table-cell>
          <table:table-cell office:value-type="float" office:value="2412" calcext:value-type="float">
            <text:p>2412</text:p>
          </table:table-cell>
          <table:table-cell office:value-type="float" office:value="1098" calcext:value-type="float">
            <text:p>1098</text:p>
          </table:table-cell>
          <table:table-cell/>
          <table:table-cell office:value-type="string" calcext:value-type="string">
            <text:p>Backtrack Podas Invertidas</text:p>
          </table:table-cell>
          <table:table-cell table:formula="of:=AVERAGE([.A42:.A80])" office:value-type="float" office:value="6408.84615384615" calcext:value-type="float">
            <text:p>6408.8461538462</text:p>
          </table:table-cell>
          <table:table-cell table:formula="of:=AVERAGE([.B42:.B80])" office:value-type="float" office:value="7302.64102564103" calcext:value-type="float">
            <text:p>7302.641025641</text:p>
          </table:table-cell>
          <table:table-cell table:formula="of:=AVERAGE([.C42:.C80])" office:value-type="float" office:value="5878.46153846154" calcext:value-type="float">
            <text:p>5878.4615384615</text:p>
          </table:table-cell>
          <table:table-cell table:formula="of:=AVERAGE([.D42:.D80])" office:value-type="float" office:value="6342.79487179487" calcext:value-type="float">
            <text:p>6342.7948717949</text:p>
          </table:table-cell>
          <table:table-cell table:formula="of:=AVERAGE([.E42:.E80])" office:value-type="float" office:value="7284.20512820513" calcext:value-type="float">
            <text:p>7284.2051282051</text:p>
          </table:table-cell>
          <table:table-cell table:formula="of:=AVERAGE([.F42:.F80])" office:value-type="float" office:value="6011.17948717949" calcext:value-type="float">
            <text:p>6011.1794871795</text:p>
          </table:table-cell>
          <table:table-cell table:formula="of:=AVERAGE([.G42:.G80])" office:value-type="float" office:value="7176.58974358974" calcext:value-type="float">
            <text:p>7176.5897435898</text:p>
          </table:table-cell>
          <table:table-cell table:formula="of:=AVERAGE([.H42:.H80])" office:value-type="float" office:value="7067.25641025641" calcext:value-type="float">
            <text:p>7067.2564102564</text:p>
          </table:table-cell>
          <table:table-cell table:formula="of:=AVERAGE([.I42:.I80])" office:value-type="float" office:value="4466.30769230769" calcext:value-type="float">
            <text:p>4466.3076923077</text:p>
          </table:table-cell>
          <table:table-cell table:formula="of:=AVERAGE([.J42:.J80])" office:value-type="float" office:value="6909.35897435898" calcext:value-type="float">
            <text:p>6909.358974359</text:p>
          </table:table-cell>
          <table:table-cell table:formula="of:=AVERAGE([.K42:.K80])" office:value-type="float" office:value="5949.25641025641" calcext:value-type="float">
            <text:p>5949.2564102564</text:p>
          </table:table-cell>
          <table:table-cell table:formula="of:=AVERAGE([.L42:.L80])" office:value-type="float" office:value="6535.69230769231" calcext:value-type="float">
            <text:p>6535.6923076923</text:p>
          </table:table-cell>
          <table:table-cell table:formula="of:=AVERAGE([.M42:.M80])" office:value-type="float" office:value="7271.79487179487" calcext:value-type="float">
            <text:p>7271.7948717949</text:p>
          </table:table-cell>
          <table:table-cell table:formula="of:=AVERAGE([.N42:.N80])" office:value-type="float" office:value="5800.4358974359" calcext:value-type="float">
            <text:p>5800.4358974359</text:p>
          </table:table-cell>
        </table:table-row>
        <table:table-row table:style-name="ro1">
          <table:table-cell office:value-type="float" office:value="1347" calcext:value-type="float">
            <text:p>1347</text:p>
          </table:table-cell>
          <table:table-cell office:value-type="float" office:value="3356" calcext:value-type="float">
            <text:p>3356</text:p>
          </table:table-cell>
          <table:table-cell office:value-type="float" office:value="1169" calcext:value-type="float">
            <text:p>1169</text:p>
          </table:table-cell>
          <table:table-cell office:value-type="float" office:value="2700" calcext:value-type="float">
            <text:p>2700</text:p>
          </table:table-cell>
          <table:table-cell office:value-type="float" office:value="1322" calcext:value-type="float">
            <text:p>1322</text:p>
          </table:table-cell>
          <table:table-cell office:value-type="float" office:value="1015" calcext:value-type="float">
            <text:p>1015</text:p>
          </table:table-cell>
          <table:table-cell office:value-type="float" office:value="3976" calcext:value-type="float">
            <text:p>3976</text:p>
          </table:table-cell>
          <table:table-cell office:value-type="float" office:value="1366" calcext:value-type="float">
            <text:p>1366</text:p>
          </table:table-cell>
          <table:table-cell office:value-type="float" office:value="1176" calcext:value-type="float">
            <text:p>1176</text:p>
          </table:table-cell>
          <table:table-cell office:value-type="float" office:value="1027" calcext:value-type="float">
            <text:p>1027</text:p>
          </table:table-cell>
          <table:table-cell office:value-type="float" office:value="1034" calcext:value-type="float">
            <text:p>1034</text:p>
          </table:table-cell>
          <table:table-cell office:value-type="float" office:value="2500" calcext:value-type="float">
            <text:p>2500</text:p>
          </table:table-cell>
          <table:table-cell office:value-type="float" office:value="1195" calcext:value-type="float">
            <text:p>1195</text:p>
          </table:table-cell>
          <table:table-cell office:value-type="float" office:value="4091" calcext:value-type="float">
            <text:p>4091</text:p>
          </table:table-cell>
          <table:table-cell/>
          <table:table-cell office:value-type="string" calcext:value-type="string">
            <text:p>Fuerza Bruta</text:p>
          </table:table-cell>
          <table:table-cell table:formula="of:=AVERAGE([.A82:.A120])" office:value-type="float" office:value="379452.871794872" calcext:value-type="float">
            <text:p>379452.871794872</text:p>
          </table:table-cell>
          <table:table-cell table:formula="of:=AVERAGE([.B82:.B120])" office:value-type="float" office:value="381004.948717949" calcext:value-type="float">
            <text:p>381004.948717949</text:p>
          </table:table-cell>
          <table:table-cell table:formula="of:=AVERAGE([.C82:.C120])" office:value-type="float" office:value="379709.974358974" calcext:value-type="float">
            <text:p>379709.974358974</text:p>
          </table:table-cell>
          <table:table-cell table:formula="of:=AVERAGE([.D82:.D120])" office:value-type="float" office:value="382886.82051282" calcext:value-type="float">
            <text:p>382886.82051282</text:p>
          </table:table-cell>
          <table:table-cell table:formula="of:=AVERAGE([.E82:.E120])" office:value-type="float" office:value="383185.769230769" calcext:value-type="float">
            <text:p>383185.769230769</text:p>
          </table:table-cell>
          <table:table-cell table:formula="of:=AVERAGE([.F82:.F120])" office:value-type="float" office:value="380067.743589744" calcext:value-type="float">
            <text:p>380067.743589744</text:p>
          </table:table-cell>
          <table:table-cell table:formula="of:=AVERAGE([.G82:.G120])" office:value-type="float" office:value="376555.564102564" calcext:value-type="float">
            <text:p>376555.564102564</text:p>
          </table:table-cell>
          <table:table-cell table:formula="of:=AVERAGE([.H82:.H120])" office:value-type="float" office:value="373768.384615385" calcext:value-type="float">
            <text:p>373768.384615385</text:p>
          </table:table-cell>
          <table:table-cell table:formula="of:=AVERAGE([.I82:.I120])" office:value-type="float" office:value="374303.692307692" calcext:value-type="float">
            <text:p>374303.692307692</text:p>
          </table:table-cell>
          <table:table-cell table:formula="of:=AVERAGE([.J82:.J120])" office:value-type="float" office:value="378479.615384615" calcext:value-type="float">
            <text:p>378479.615384615</text:p>
          </table:table-cell>
          <table:table-cell table:formula="of:=AVERAGE([.K82:.K120])" office:value-type="float" office:value="380855.461538462" calcext:value-type="float">
            <text:p>380855.461538462</text:p>
          </table:table-cell>
          <table:table-cell table:formula="of:=AVERAGE([.L82:.L120])" office:value-type="float" office:value="376969.923076923" calcext:value-type="float">
            <text:p>376969.923076923</text:p>
          </table:table-cell>
          <table:table-cell table:formula="of:=AVERAGE([.M82:.M120])" office:value-type="float" office:value="376921.179487179" calcext:value-type="float">
            <text:p>376921.179487179</text:p>
          </table:table-cell>
          <table:table-cell table:formula="of:=AVERAGE([.N82:.N120])" office:value-type="float" office:value="374227.102564103" calcext:value-type="float">
            <text:p>374227.102564103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2925" calcext:value-type="float">
            <text:p>2925</text:p>
          </table:table-cell>
          <table:table-cell office:value-type="float" office:value="1893" calcext:value-type="float">
            <text:p>1893</text:p>
          </table:table-cell>
          <table:table-cell office:value-type="float" office:value="3351" calcext:value-type="float">
            <text:p>3351</text:p>
          </table:table-cell>
          <table:table-cell office:value-type="float" office:value="2556" calcext:value-type="float">
            <text:p>2556</text:p>
          </table:table-cell>
          <table:table-cell office:value-type="float" office:value="783" calcext:value-type="float">
            <text:p>783</text:p>
          </table:table-cell>
          <table:table-cell office:value-type="float" office:value="2831" calcext:value-type="float">
            <text:p>2831</text:p>
          </table:table-cell>
          <table:table-cell office:value-type="float" office:value="866" calcext:value-type="float">
            <text:p>866</text:p>
          </table:table-cell>
          <table:table-cell office:value-type="float" office:value="2703" calcext:value-type="float">
            <text:p>2703</text:p>
          </table:table-cell>
          <table:table-cell office:value-type="float" office:value="2644" calcext:value-type="float">
            <text:p>2644</text:p>
          </table:table-cell>
          <table:table-cell office:value-type="float" office:value="2418" calcext:value-type="float">
            <text:p>2418</text:p>
          </table:table-cell>
          <table:table-cell office:value-type="float" office:value="1658" calcext:value-type="float">
            <text:p>1658</text:p>
          </table:table-cell>
          <table:table-cell office:value-type="float" office:value="13388" calcext:value-type="float">
            <text:p>13388</text:p>
          </table:table-cell>
          <table:table-cell office:value-type="float" office:value="1191" calcext:value-type="float">
            <text:p>1191</text:p>
          </table:table-cell>
          <table:table-cell table:number-columns-repeated="16"/>
        </table:table-row>
        <table:table-row table:style-name="ro1">
          <table:table-cell office:value-type="float" office:value="11043" calcext:value-type="float">
            <text:p>11043</text:p>
          </table:table-cell>
          <table:table-cell office:value-type="float" office:value="1135" calcext:value-type="float">
            <text:p>1135</text:p>
          </table:table-cell>
          <table:table-cell office:value-type="float" office:value="2403" calcext:value-type="float">
            <text:p>2403</text:p>
          </table:table-cell>
          <table:table-cell office:value-type="float" office:value="1638" calcext:value-type="float">
            <text:p>1638</text:p>
          </table:table-cell>
          <table:table-cell office:value-type="float" office:value="1088" calcext:value-type="float">
            <text:p>1088</text:p>
          </table:table-cell>
          <table:table-cell office:value-type="float" office:value="2785" calcext:value-type="float">
            <text:p>2785</text:p>
          </table:table-cell>
          <table:table-cell office:value-type="float" office:value="1302" calcext:value-type="float">
            <text:p>1302</text:p>
          </table:table-cell>
          <table:table-cell office:value-type="float" office:value="3113" calcext:value-type="float">
            <text:p>3113</text:p>
          </table:table-cell>
          <table:table-cell office:value-type="float" office:value="2623" calcext:value-type="float">
            <text:p>2623</text:p>
          </table:table-cell>
          <table:table-cell office:value-type="float" office:value="1059" calcext:value-type="float">
            <text:p>1059</text:p>
          </table:table-cell>
          <table:table-cell office:value-type="float" office:value="821" calcext:value-type="float">
            <text:p>821</text:p>
          </table:table-cell>
          <table:table-cell office:value-type="float" office:value="3123" calcext:value-type="float">
            <text:p>3123</text:p>
          </table:table-cell>
          <table:table-cell office:value-type="float" office:value="2386" calcext:value-type="float">
            <text:p>2386</text:p>
          </table:table-cell>
          <table:table-cell office:value-type="float" office:value="12864" calcext:value-type="float">
            <text:p>12864</text:p>
          </table:table-cell>
          <table:table-cell table:number-columns-repeated="16"/>
        </table:table-row>
        <table:table-row table:style-name="ro1">
          <table:table-cell office:value-type="float" office:value="2465" calcext:value-type="float">
            <text:p>2465</text:p>
          </table:table-cell>
          <table:table-cell office:value-type="float" office:value="886" calcext:value-type="float">
            <text:p>886</text:p>
          </table:table-cell>
          <table:table-cell office:value-type="float" office:value="9673" calcext:value-type="float">
            <text:p>9673</text:p>
          </table:table-cell>
          <table:table-cell office:value-type="float" office:value="1711" calcext:value-type="float">
            <text:p>1711</text:p>
          </table:table-cell>
          <table:table-cell office:value-type="float" office:value="836" calcext:value-type="float">
            <text:p>836</text:p>
          </table:table-cell>
          <table:table-cell office:value-type="float" office:value="1072" calcext:value-type="float">
            <text:p>1072</text:p>
          </table:table-cell>
          <table:table-cell office:value-type="float" office:value="936" calcext:value-type="float">
            <text:p>936</text:p>
          </table:table-cell>
          <table:table-cell office:value-type="float" office:value="3716" calcext:value-type="float">
            <text:p>3716</text:p>
          </table:table-cell>
          <table:table-cell office:value-type="float" office:value="762" calcext:value-type="float">
            <text:p>762</text:p>
          </table:table-cell>
          <table:table-cell office:value-type="float" office:value="2779" calcext:value-type="float">
            <text:p>2779</text:p>
          </table:table-cell>
          <table:table-cell office:value-type="float" office:value="2471" calcext:value-type="float">
            <text:p>2471</text:p>
          </table:table-cell>
          <table:table-cell office:value-type="float" office:value="1840" calcext:value-type="float">
            <text:p>1840</text:p>
          </table:table-cell>
          <table:table-cell office:value-type="float" office:value="1111" calcext:value-type="float">
            <text:p>1111</text:p>
          </table:table-cell>
          <table:table-cell office:value-type="float" office:value="2194" calcext:value-type="float">
            <text:p>2194</text:p>
          </table:table-cell>
          <table:table-cell table:number-columns-repeated="16"/>
        </table:table-row>
        <table:table-row table:style-name="ro1">
          <table:table-cell office:value-type="float" office:value="3571" calcext:value-type="float">
            <text:p>3571</text:p>
          </table:table-cell>
          <table:table-cell office:value-type="float" office:value="1131" calcext:value-type="float">
            <text:p>1131</text:p>
          </table:table-cell>
          <table:table-cell office:value-type="float" office:value="2755" calcext:value-type="float">
            <text:p>2755</text:p>
          </table:table-cell>
          <table:table-cell office:value-type="float" office:value="12349" calcext:value-type="float">
            <text:p>12349</text:p>
          </table:table-cell>
          <table:table-cell office:value-type="float" office:value="2308" calcext:value-type="float">
            <text:p>2308</text:p>
          </table:table-cell>
          <table:table-cell office:value-type="float" office:value="10430" calcext:value-type="float">
            <text:p>10430</text:p>
          </table:table-cell>
          <table:table-cell office:value-type="float" office:value="1624" calcext:value-type="float">
            <text:p>1624</text:p>
          </table:table-cell>
          <table:table-cell office:value-type="float" office:value="10285" calcext:value-type="float">
            <text:p>10285</text:p>
          </table:table-cell>
          <table:table-cell office:value-type="float" office:value="2961" calcext:value-type="float">
            <text:p>2961</text:p>
          </table:table-cell>
          <table:table-cell office:value-type="float" office:value="2563" calcext:value-type="float">
            <text:p>2563</text:p>
          </table:table-cell>
          <table:table-cell office:value-type="float" office:value="970" calcext:value-type="float">
            <text:p>970</text:p>
          </table:table-cell>
          <table:table-cell office:value-type="float" office:value="10606" calcext:value-type="float">
            <text:p>10606</text:p>
          </table:table-cell>
          <table:table-cell office:value-type="float" office:value="934" calcext:value-type="float">
            <text:p>934</text:p>
          </table:table-cell>
          <table:table-cell office:value-type="float" office:value="1439" calcext:value-type="float">
            <text:p>1439</text:p>
          </table:table-cell>
          <table:table-cell table:number-columns-repeated="16"/>
        </table:table-row>
        <table:table-row table:style-name="ro1">
          <table:table-cell office:value-type="float" office:value="1603" calcext:value-type="float">
            <text:p>1603</text:p>
          </table:table-cell>
          <table:table-cell office:value-type="float" office:value="13488" calcext:value-type="float">
            <text:p>13488</text:p>
          </table:table-cell>
          <table:table-cell office:value-type="float" office:value="2280" calcext:value-type="float">
            <text:p>2280</text:p>
          </table:table-cell>
          <table:table-cell office:value-type="float" office:value="2716" calcext:value-type="float">
            <text:p>2716</text:p>
          </table:table-cell>
          <table:table-cell office:value-type="float" office:value="1376" calcext:value-type="float">
            <text:p>1376</text:p>
          </table:table-cell>
          <table:table-cell office:value-type="float" office:value="2298" calcext:value-type="float">
            <text:p>2298</text:p>
          </table:table-cell>
          <table:table-cell office:value-type="float" office:value="2196" calcext:value-type="float">
            <text:p>2196</text:p>
          </table:table-cell>
          <table:table-cell office:value-type="float" office:value="1505" calcext:value-type="float">
            <text:p>1505</text:p>
          </table:table-cell>
          <table:table-cell office:value-type="float" office:value="1067" calcext:value-type="float">
            <text:p>1067</text:p>
          </table:table-cell>
          <table:table-cell office:value-type="float" office:value="997" calcext:value-type="float">
            <text:p>997</text:p>
          </table:table-cell>
          <table:table-cell office:value-type="float" office:value="948" calcext:value-type="float">
            <text:p>948</text:p>
          </table:table-cell>
          <table:table-cell office:value-type="float" office:value="11745" calcext:value-type="float">
            <text:p>11745</text:p>
          </table:table-cell>
          <table:table-cell office:value-type="float" office:value="1410" calcext:value-type="float">
            <text:p>1410</text:p>
          </table:table-cell>
          <table:table-cell office:value-type="float" office:value="3073" calcext:value-type="float">
            <text:p>3073</text:p>
          </table:table-cell>
          <table:table-cell table:number-columns-repeated="16"/>
        </table:table-row>
        <table:table-row table:style-name="ro1">
          <table:table-cell office:value-type="float" office:value="3392" calcext:value-type="float">
            <text:p>3392</text:p>
          </table:table-cell>
          <table:table-cell office:value-type="float" office:value="2541" calcext:value-type="float">
            <text:p>2541</text:p>
          </table:table-cell>
          <table:table-cell office:value-type="float" office:value="970" calcext:value-type="float">
            <text:p>970</text:p>
          </table:table-cell>
          <table:table-cell office:value-type="float" office:value="2514" calcext:value-type="float">
            <text:p>2514</text:p>
          </table:table-cell>
          <table:table-cell office:value-type="float" office:value="1000" calcext:value-type="float">
            <text:p>1000</text:p>
          </table:table-cell>
          <table:table-cell office:value-type="float" office:value="918" calcext:value-type="float">
            <text:p>918</text:p>
          </table:table-cell>
          <table:table-cell office:value-type="float" office:value="11106" calcext:value-type="float">
            <text:p>11106</text:p>
          </table:table-cell>
          <table:table-cell office:value-type="float" office:value="2447" calcext:value-type="float">
            <text:p>2447</text:p>
          </table:table-cell>
          <table:table-cell office:value-type="float" office:value="3153" calcext:value-type="float">
            <text:p>3153</text:p>
          </table:table-cell>
          <table:table-cell office:value-type="float" office:value="1002" calcext:value-type="float">
            <text:p>1002</text:p>
          </table:table-cell>
          <table:table-cell office:value-type="float" office:value="1237" calcext:value-type="float">
            <text:p>1237</text:p>
          </table:table-cell>
          <table:table-cell office:value-type="float" office:value="2037" calcext:value-type="float">
            <text:p>2037</text:p>
          </table:table-cell>
          <table:table-cell office:value-type="float" office:value="13707" calcext:value-type="float">
            <text:p>13707</text:p>
          </table:table-cell>
          <table:table-cell office:value-type="float" office:value="976" calcext:value-type="float">
            <text:p>976</text:p>
          </table:table-cell>
          <table:table-cell table:number-columns-repeated="16"/>
        </table:table-row>
        <table:table-row table:style-name="ro1">
          <table:table-cell office:value-type="float" office:value="9683" calcext:value-type="float">
            <text:p>9683</text:p>
          </table:table-cell>
          <table:table-cell office:value-type="float" office:value="1138" calcext:value-type="float">
            <text:p>1138</text:p>
          </table:table-cell>
          <table:table-cell office:value-type="float" office:value="978" calcext:value-type="float">
            <text:p>978</text:p>
          </table:table-cell>
          <table:table-cell office:value-type="float" office:value="910" calcext:value-type="float">
            <text:p>910</text:p>
          </table:table-cell>
          <table:table-cell office:value-type="float" office:value="4769" calcext:value-type="float">
            <text:p>4769</text:p>
          </table:table-cell>
          <table:table-cell office:value-type="float" office:value="862" calcext:value-type="float">
            <text:p>862</text:p>
          </table:table-cell>
          <table:table-cell office:value-type="float" office:value="2027" calcext:value-type="float">
            <text:p>2027</text:p>
          </table:table-cell>
          <table:table-cell office:value-type="float" office:value="1172" calcext:value-type="float">
            <text:p>1172</text:p>
          </table:table-cell>
          <table:table-cell office:value-type="float" office:value="839" calcext:value-type="float">
            <text:p>839</text:p>
          </table:table-cell>
          <table:table-cell office:value-type="float" office:value="2372" calcext:value-type="float">
            <text:p>2372</text:p>
          </table:table-cell>
          <table:table-cell office:value-type="float" office:value="11284" calcext:value-type="float">
            <text:p>11284</text:p>
          </table:table-cell>
          <table:table-cell office:value-type="float" office:value="9644" calcext:value-type="float">
            <text:p>9644</text:p>
          </table:table-cell>
          <table:table-cell office:value-type="float" office:value="1195" calcext:value-type="float">
            <text:p>1195</text:p>
          </table:table-cell>
          <table:table-cell office:value-type="float" office:value="772" calcext:value-type="float">
            <text:p>772</text:p>
          </table:table-cell>
          <table:table-cell table:number-columns-repeated="16"/>
        </table:table-row>
        <table:table-row table:style-name="ro1">
          <table:table-cell office:value-type="float" office:value="3679" calcext:value-type="float">
            <text:p>3679</text:p>
          </table:table-cell>
          <table:table-cell office:value-type="float" office:value="11751" calcext:value-type="float">
            <text:p>11751</text:p>
          </table:table-cell>
          <table:table-cell office:value-type="float" office:value="817" calcext:value-type="float">
            <text:p>817</text:p>
          </table:table-cell>
          <table:table-cell office:value-type="float" office:value="896" calcext:value-type="float">
            <text:p>896</text:p>
          </table:table-cell>
          <table:table-cell office:value-type="float" office:value="2073" calcext:value-type="float">
            <text:p>2073</text:p>
          </table:table-cell>
          <table:table-cell office:value-type="float" office:value="1617" calcext:value-type="float">
            <text:p>1617</text:p>
          </table:table-cell>
          <table:table-cell office:value-type="float" office:value="10430" calcext:value-type="float">
            <text:p>10430</text:p>
          </table:table-cell>
          <table:table-cell office:value-type="float" office:value="1053" calcext:value-type="float">
            <text:p>1053</text:p>
          </table:table-cell>
          <table:table-cell office:value-type="float" office:value="1758" calcext:value-type="float">
            <text:p>1758</text:p>
          </table:table-cell>
          <table:table-cell office:value-type="float" office:value="1316" calcext:value-type="float">
            <text:p>1316</text:p>
          </table:table-cell>
          <table:table-cell office:value-type="float" office:value="927" calcext:value-type="float">
            <text:p>927</text:p>
          </table:table-cell>
          <table:table-cell office:value-type="float" office:value="2187" calcext:value-type="float">
            <text:p>2187</text:p>
          </table:table-cell>
          <table:table-cell office:value-type="float" office:value="11440" calcext:value-type="float">
            <text:p>11440</text:p>
          </table:table-cell>
          <table:table-cell office:value-type="float" office:value="9679" calcext:value-type="float">
            <text:p>9679</text:p>
          </table:table-cell>
          <table:table-cell table:number-columns-repeated="16"/>
        </table:table-row>
        <table:table-row table:style-name="ro1">
          <table:table-cell office:value-type="float" office:value="1549" calcext:value-type="float">
            <text:p>1549</text:p>
          </table:table-cell>
          <table:table-cell office:value-type="float" office:value="2861" calcext:value-type="float">
            <text:p>2861</text:p>
          </table:table-cell>
          <table:table-cell office:value-type="float" office:value="2759" calcext:value-type="float">
            <text:p>2759</text:p>
          </table:table-cell>
          <table:table-cell office:value-type="float" office:value="10873" calcext:value-type="float">
            <text:p>10873</text:p>
          </table:table-cell>
          <table:table-cell office:value-type="float" office:value="3237" calcext:value-type="float">
            <text:p>3237</text:p>
          </table:table-cell>
          <table:table-cell office:value-type="float" office:value="920" calcext:value-type="float">
            <text:p>920</text:p>
          </table:table-cell>
          <table:table-cell office:value-type="float" office:value="1035" calcext:value-type="float">
            <text:p>1035</text:p>
          </table:table-cell>
          <table:table-cell office:value-type="float" office:value="2988" calcext:value-type="float">
            <text:p>2988</text:p>
          </table:table-cell>
          <table:table-cell office:value-type="float" office:value="1275" calcext:value-type="float">
            <text:p>1275</text:p>
          </table:table-cell>
          <table:table-cell office:value-type="float" office:value="1279" calcext:value-type="float">
            <text:p>1279</text:p>
          </table:table-cell>
          <table:table-cell office:value-type="float" office:value="996" calcext:value-type="float">
            <text:p>996</text:p>
          </table:table-cell>
          <table:table-cell office:value-type="float" office:value="3242" calcext:value-type="float">
            <text:p>3242</text:p>
          </table:table-cell>
          <table:table-cell office:value-type="float" office:value="2308" calcext:value-type="float">
            <text:p>2308</text:p>
          </table:table-cell>
          <table:table-cell office:value-type="float" office:value="3594" calcext:value-type="float">
            <text:p>3594</text:p>
          </table:table-cell>
          <table:table-cell table:number-columns-repeated="16"/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1176" calcext:value-type="float">
            <text:p>1176</text:p>
          </table:table-cell>
          <table:table-cell office:value-type="float" office:value="15183" calcext:value-type="float">
            <text:p>15183</text:p>
          </table:table-cell>
          <table:table-cell office:value-type="float" office:value="12699" calcext:value-type="float">
            <text:p>12699</text:p>
          </table:table-cell>
          <table:table-cell office:value-type="float" office:value="10782" calcext:value-type="float">
            <text:p>10782</text:p>
          </table:table-cell>
          <table:table-cell office:value-type="float" office:value="1447" calcext:value-type="float">
            <text:p>1447</text:p>
          </table:table-cell>
          <table:table-cell office:value-type="float" office:value="10296" calcext:value-type="float">
            <text:p>10296</text:p>
          </table:table-cell>
          <table:table-cell office:value-type="float" office:value="2397" calcext:value-type="float">
            <text:p>2397</text:p>
          </table:table-cell>
          <table:table-cell office:value-type="float" office:value="3121" calcext:value-type="float">
            <text:p>3121</text:p>
          </table:table-cell>
          <table:table-cell office:value-type="float" office:value="11003" calcext:value-type="float">
            <text:p>11003</text:p>
          </table:table-cell>
          <table:table-cell office:value-type="float" office:value="10413" calcext:value-type="float">
            <text:p>10413</text:p>
          </table:table-cell>
          <table:table-cell office:value-type="float" office:value="2649" calcext:value-type="float">
            <text:p>2649</text:p>
          </table:table-cell>
          <table:table-cell office:value-type="float" office:value="1352" calcext:value-type="float">
            <text:p>1352</text:p>
          </table:table-cell>
          <table:table-cell office:value-type="float" office:value="745" calcext:value-type="float">
            <text:p>745</text:p>
          </table:table-cell>
          <table:table-cell table:number-columns-repeated="16"/>
        </table:table-row>
        <table:table-row table:style-name="ro1">
          <table:table-cell office:value-type="float" office:value="1373" calcext:value-type="float">
            <text:p>1373</text:p>
          </table:table-cell>
          <table:table-cell office:value-type="float" office:value="2089" calcext:value-type="float">
            <text:p>2089</text:p>
          </table:table-cell>
          <table:table-cell office:value-type="float" office:value="863" calcext:value-type="float">
            <text:p>863</text:p>
          </table:table-cell>
          <table:table-cell office:value-type="float" office:value="10916" calcext:value-type="float">
            <text:p>10916</text:p>
          </table:table-cell>
          <table:table-cell office:value-type="float" office:value="11043" calcext:value-type="float">
            <text:p>11043</text:p>
          </table:table-cell>
          <table:table-cell office:value-type="float" office:value="1027" calcext:value-type="float">
            <text:p>1027</text:p>
          </table:table-cell>
          <table:table-cell office:value-type="float" office:value="2445" calcext:value-type="float">
            <text:p>2445</text:p>
          </table:table-cell>
          <table:table-cell office:value-type="float" office:value="13101" calcext:value-type="float">
            <text:p>13101</text:p>
          </table:table-cell>
          <table:table-cell office:value-type="float" office:value="2660" calcext:value-type="float">
            <text:p>2660</text:p>
          </table:table-cell>
          <table:table-cell office:value-type="float" office:value="10184" calcext:value-type="float">
            <text:p>10184</text:p>
          </table:table-cell>
          <table:table-cell office:value-type="float" office:value="791" calcext:value-type="float">
            <text:p>791</text:p>
          </table:table-cell>
          <table:table-cell office:value-type="float" office:value="1660" calcext:value-type="float">
            <text:p>1660</text:p>
          </table:table-cell>
          <table:table-cell office:value-type="float" office:value="2378" calcext:value-type="float">
            <text:p>2378</text:p>
          </table:table-cell>
          <table:table-cell office:value-type="float" office:value="11031" calcext:value-type="float">
            <text:p>11031</text:p>
          </table:table-cell>
          <table:table-cell table:number-columns-repeated="16"/>
        </table:table-row>
        <table:table-row table:style-name="ro1">
          <table:table-cell office:value-type="float" office:value="2634" calcext:value-type="float">
            <text:p>2634</text:p>
          </table:table-cell>
          <table:table-cell office:value-type="float" office:value="1385" calcext:value-type="float">
            <text:p>1385</text:p>
          </table:table-cell>
          <table:table-cell office:value-type="float" office:value="2322" calcext:value-type="float">
            <text:p>2322</text:p>
          </table:table-cell>
          <table:table-cell office:value-type="float" office:value="4604" calcext:value-type="float">
            <text:p>4604</text:p>
          </table:table-cell>
          <table:table-cell office:value-type="float" office:value="2956" calcext:value-type="float">
            <text:p>2956</text:p>
          </table:table-cell>
          <table:table-cell office:value-type="float" office:value="1518" calcext:value-type="float">
            <text:p>1518</text:p>
          </table:table-cell>
          <table:table-cell office:value-type="float" office:value="11083" calcext:value-type="float">
            <text:p>11083</text:p>
          </table:table-cell>
          <table:table-cell office:value-type="float" office:value="11537" calcext:value-type="float">
            <text:p>11537</text:p>
          </table:table-cell>
          <table:table-cell office:value-type="float" office:value="793" calcext:value-type="float">
            <text:p>793</text:p>
          </table:table-cell>
          <table:table-cell office:value-type="float" office:value="11271" calcext:value-type="float">
            <text:p>11271</text:p>
          </table:table-cell>
          <table:table-cell office:value-type="float" office:value="759" calcext:value-type="float">
            <text:p>759</text:p>
          </table:table-cell>
          <table:table-cell office:value-type="float" office:value="9673" calcext:value-type="float">
            <text:p>9673</text:p>
          </table:table-cell>
          <table:table-cell office:value-type="float" office:value="958" calcext:value-type="float">
            <text:p>958</text:p>
          </table:table-cell>
          <table:table-cell office:value-type="float" office:value="2625" calcext:value-type="float">
            <text:p>2625</text:p>
          </table:table-cell>
          <table:table-cell table:number-columns-repeated="16"/>
        </table:table-row>
        <table:table-row table:style-name="ro1">
          <table:table-cell office:value-type="float" office:value="10567" calcext:value-type="float">
            <text:p>10567</text:p>
          </table:table-cell>
          <table:table-cell office:value-type="float" office:value="1077" calcext:value-type="float">
            <text:p>1077</text:p>
          </table:table-cell>
          <table:table-cell office:value-type="float" office:value="2038" calcext:value-type="float">
            <text:p>2038</text:p>
          </table:table-cell>
          <table:table-cell office:value-type="float" office:value="753" calcext:value-type="float">
            <text:p>753</text:p>
          </table:table-cell>
          <table:table-cell office:value-type="float" office:value="883" calcext:value-type="float">
            <text:p>883</text:p>
          </table:table-cell>
          <table:table-cell office:value-type="float" office:value="2512" calcext:value-type="float">
            <text:p>2512</text:p>
          </table:table-cell>
          <table:table-cell office:value-type="float" office:value="896" calcext:value-type="float">
            <text:p>896</text:p>
          </table:table-cell>
          <table:table-cell office:value-type="float" office:value="4903" calcext:value-type="float">
            <text:p>4903</text:p>
          </table:table-cell>
          <table:table-cell office:value-type="float" office:value="3623" calcext:value-type="float">
            <text:p>3623</text:p>
          </table:table-cell>
          <table:table-cell office:value-type="float" office:value="3210" calcext:value-type="float">
            <text:p>3210</text:p>
          </table:table-cell>
          <table:table-cell office:value-type="float" office:value="3254" calcext:value-type="float">
            <text:p>3254</text:p>
          </table:table-cell>
          <table:table-cell office:value-type="float" office:value="10538" calcext:value-type="float">
            <text:p>10538</text:p>
          </table:table-cell>
          <table:table-cell office:value-type="float" office:value="1149" calcext:value-type="float">
            <text:p>1149</text:p>
          </table:table-cell>
          <table:table-cell office:value-type="float" office:value="1048" calcext:value-type="float">
            <text:p>1048</text:p>
          </table:table-cell>
          <table:table-cell table:number-columns-repeated="16"/>
        </table:table-row>
        <table:table-row table:style-name="ro1">
          <table:table-cell office:value-type="float" office:value="2555" calcext:value-type="float">
            <text:p>2555</text:p>
          </table:table-cell>
          <table:table-cell office:value-type="float" office:value="876" calcext:value-type="float">
            <text:p>876</text:p>
          </table:table-cell>
          <table:table-cell office:value-type="float" office:value="3750" calcext:value-type="float">
            <text:p>3750</text:p>
          </table:table-cell>
          <table:table-cell office:value-type="float" office:value="938" calcext:value-type="float">
            <text:p>938</text:p>
          </table:table-cell>
          <table:table-cell office:value-type="float" office:value="1345" calcext:value-type="float">
            <text:p>1345</text:p>
          </table:table-cell>
          <table:table-cell office:value-type="float" office:value="3666" calcext:value-type="float">
            <text:p>3666</text:p>
          </table:table-cell>
          <table:table-cell office:value-type="float" office:value="2124" calcext:value-type="float">
            <text:p>2124</text:p>
          </table:table-cell>
          <table:table-cell office:value-type="float" office:value="11262" calcext:value-type="float">
            <text:p>11262</text:p>
          </table:table-cell>
          <table:table-cell office:value-type="float" office:value="2270" calcext:value-type="float">
            <text:p>2270</text:p>
          </table:table-cell>
          <table:table-cell office:value-type="float" office:value="11015" calcext:value-type="float">
            <text:p>11015</text:p>
          </table:table-cell>
          <table:table-cell office:value-type="float" office:value="10499" calcext:value-type="float">
            <text:p>10499</text:p>
          </table:table-cell>
          <table:table-cell office:value-type="float" office:value="1831" calcext:value-type="float">
            <text:p>1831</text:p>
          </table:table-cell>
          <table:table-cell office:value-type="float" office:value="986" calcext:value-type="float">
            <text:p>986</text:p>
          </table:table-cell>
          <table:table-cell office:value-type="float" office:value="1514" calcext:value-type="float">
            <text:p>1514</text:p>
          </table:table-cell>
          <table:table-cell table:number-columns-repeated="16"/>
        </table:table-row>
        <table:table-row table:style-name="ro1">
          <table:table-cell office:value-type="float" office:value="1209" calcext:value-type="float">
            <text:p>1209</text:p>
          </table:table-cell>
          <table:table-cell office:value-type="float" office:value="10316" calcext:value-type="float">
            <text:p>10316</text:p>
          </table:table-cell>
          <table:table-cell office:value-type="float" office:value="1937" calcext:value-type="float">
            <text:p>1937</text:p>
          </table:table-cell>
          <table:table-cell office:value-type="float" office:value="1698" calcext:value-type="float">
            <text:p>1698</text:p>
          </table:table-cell>
          <table:table-cell office:value-type="float" office:value="3434" calcext:value-type="float">
            <text:p>3434</text:p>
          </table:table-cell>
          <table:table-cell office:value-type="float" office:value="1402" calcext:value-type="float">
            <text:p>1402</text:p>
          </table:table-cell>
          <table:table-cell office:value-type="float" office:value="1368" calcext:value-type="float">
            <text:p>1368</text:p>
          </table:table-cell>
          <table:table-cell office:value-type="float" office:value="1558" calcext:value-type="float">
            <text:p>1558</text:p>
          </table:table-cell>
          <table:table-cell office:value-type="float" office:value="1028" calcext:value-type="float">
            <text:p>1028</text:p>
          </table:table-cell>
          <table:table-cell office:value-type="float" office:value="1350" calcext:value-type="float">
            <text:p>1350</text:p>
          </table:table-cell>
          <table:table-cell office:value-type="float" office:value="1132" calcext:value-type="float">
            <text:p>1132</text:p>
          </table:table-cell>
          <table:table-cell office:value-type="float" office:value="760" calcext:value-type="float">
            <text:p>760</text:p>
          </table:table-cell>
          <table:table-cell office:value-type="float" office:value="10786" calcext:value-type="float">
            <text:p>10786</text:p>
          </table:table-cell>
          <table:table-cell office:value-type="float" office:value="1199" calcext:value-type="float">
            <text:p>1199</text:p>
          </table:table-cell>
          <table:table-cell table:number-columns-repeated="16"/>
        </table:table-row>
        <table:table-row table:style-name="ro1">
          <table:table-cell office:value-type="float" office:value="9686" calcext:value-type="float">
            <text:p>9686</text:p>
          </table:table-cell>
          <table:table-cell office:value-type="float" office:value="11273" calcext:value-type="float">
            <text:p>11273</text:p>
          </table:table-cell>
          <table:table-cell office:value-type="float" office:value="2070" calcext:value-type="float">
            <text:p>2070</text:p>
          </table:table-cell>
          <table:table-cell office:value-type="float" office:value="966" calcext:value-type="float">
            <text:p>966</text:p>
          </table:table-cell>
          <table:table-cell office:value-type="float" office:value="2527" calcext:value-type="float">
            <text:p>2527</text:p>
          </table:table-cell>
          <table:table-cell office:value-type="float" office:value="1422" calcext:value-type="float">
            <text:p>1422</text:p>
          </table:table-cell>
          <table:table-cell office:value-type="float" office:value="2112" calcext:value-type="float">
            <text:p>2112</text:p>
          </table:table-cell>
          <table:table-cell office:value-type="float" office:value="2948" calcext:value-type="float">
            <text:p>2948</text:p>
          </table:table-cell>
          <table:table-cell office:value-type="float" office:value="1264" calcext:value-type="float">
            <text:p>1264</text:p>
          </table:table-cell>
          <table:table-cell office:value-type="float" office:value="11432" calcext:value-type="float">
            <text:p>11432</text:p>
          </table:table-cell>
          <table:table-cell office:value-type="float" office:value="1253" calcext:value-type="float">
            <text:p>1253</text:p>
          </table:table-cell>
          <table:table-cell office:value-type="float" office:value="2023" calcext:value-type="float">
            <text:p>2023</text:p>
          </table:table-cell>
          <table:table-cell office:value-type="float" office:value="833" calcext:value-type="float">
            <text:p>833</text:p>
          </table:table-cell>
          <table:table-cell office:value-type="float" office:value="1131" calcext:value-type="float">
            <text:p>1131</text:p>
          </table:table-cell>
          <table:table-cell table:number-columns-repeated="16"/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10629" calcext:value-type="float">
            <text:p>10629</text:p>
          </table:table-cell>
          <table:table-cell office:value-type="float" office:value="929" calcext:value-type="float">
            <text:p>929</text:p>
          </table:table-cell>
          <table:table-cell office:value-type="float" office:value="1579" calcext:value-type="float">
            <text:p>1579</text:p>
          </table:table-cell>
          <table:table-cell office:value-type="float" office:value="3049" calcext:value-type="float">
            <text:p>3049</text:p>
          </table:table-cell>
          <table:table-cell office:value-type="float" office:value="894" calcext:value-type="float">
            <text:p>894</text:p>
          </table:table-cell>
          <table:table-cell office:value-type="float" office:value="1171" calcext:value-type="float">
            <text:p>1171</text:p>
          </table:table-cell>
          <table:table-cell office:value-type="float" office:value="1751" calcext:value-type="float">
            <text:p>1751</text:p>
          </table:table-cell>
          <table:table-cell office:value-type="float" office:value="2645" calcext:value-type="float">
            <text:p>2645</text:p>
          </table:table-cell>
          <table:table-cell office:value-type="float" office:value="13111" calcext:value-type="float">
            <text:p>13111</text:p>
          </table:table-cell>
          <table:table-cell office:value-type="float" office:value="1169" calcext:value-type="float">
            <text:p>1169</text:p>
          </table:table-cell>
          <table:table-cell office:value-type="float" office:value="11569" calcext:value-type="float">
            <text:p>11569</text:p>
          </table:table-cell>
          <table:table-cell office:value-type="float" office:value="9692" calcext:value-type="float">
            <text:p>9692</text:p>
          </table:table-cell>
          <table:table-cell office:value-type="float" office:value="1286" calcext:value-type="float">
            <text:p>1286</text:p>
          </table:table-cell>
          <table:table-cell table:number-columns-repeated="16"/>
        </table:table-row>
        <table:table-row table:style-name="ro1">
          <table:table-cell office:value-type="float" office:value="2283" calcext:value-type="float">
            <text:p>2283</text:p>
          </table:table-cell>
          <table:table-cell office:value-type="float" office:value="2838" calcext:value-type="float">
            <text:p>2838</text:p>
          </table:table-cell>
          <table:table-cell office:value-type="float" office:value="2084" calcext:value-type="float">
            <text:p>2084</text:p>
          </table:table-cell>
          <table:table-cell office:value-type="float" office:value="1032" calcext:value-type="float">
            <text:p>1032</text:p>
          </table:table-cell>
          <table:table-cell office:value-type="float" office:value="992" calcext:value-type="float">
            <text:p>992</text:p>
          </table:table-cell>
          <table:table-cell office:value-type="float" office:value="2714" calcext:value-type="float">
            <text:p>2714</text:p>
          </table:table-cell>
          <table:table-cell office:value-type="float" office:value="12709" calcext:value-type="float">
            <text:p>12709</text:p>
          </table:table-cell>
          <table:table-cell office:value-type="float" office:value="1131" calcext:value-type="float">
            <text:p>1131</text:p>
          </table:table-cell>
          <table:table-cell office:value-type="float" office:value="12699" calcext:value-type="float">
            <text:p>12699</text:p>
          </table:table-cell>
          <table:table-cell office:value-type="float" office:value="3384" calcext:value-type="float">
            <text:p>3384</text:p>
          </table:table-cell>
          <table:table-cell office:value-type="float" office:value="15160" calcext:value-type="float">
            <text:p>15160</text:p>
          </table:table-cell>
          <table:table-cell office:value-type="float" office:value="3563" calcext:value-type="float">
            <text:p>3563</text:p>
          </table:table-cell>
          <table:table-cell office:value-type="float" office:value="2079" calcext:value-type="float">
            <text:p>2079</text:p>
          </table:table-cell>
          <table:table-cell office:value-type="float" office:value="777" calcext:value-type="float">
            <text:p>777</text:p>
          </table:table-cell>
          <table:table-cell table:number-columns-repeated="16"/>
        </table:table-row>
        <table:table-row table:style-name="ro1">
          <table:table-cell office:value-type="float" office:value="2189" calcext:value-type="float">
            <text:p>2189</text:p>
          </table:table-cell>
          <table:table-cell office:value-type="float" office:value="2474" calcext:value-type="float">
            <text:p>2474</text:p>
          </table:table-cell>
          <table:table-cell office:value-type="float" office:value="10364" calcext:value-type="float">
            <text:p>10364</text:p>
          </table:table-cell>
          <table:table-cell office:value-type="float" office:value="978" calcext:value-type="float">
            <text:p>978</text:p>
          </table:table-cell>
          <table:table-cell office:value-type="float" office:value="2231" calcext:value-type="float">
            <text:p>2231</text:p>
          </table:table-cell>
          <table:table-cell office:value-type="float" office:value="4785" calcext:value-type="float">
            <text:p>4785</text:p>
          </table:table-cell>
          <table:table-cell office:value-type="float" office:value="1336" calcext:value-type="float">
            <text:p>1336</text:p>
          </table:table-cell>
          <table:table-cell office:value-type="float" office:value="12930" calcext:value-type="float">
            <text:p>12930</text:p>
          </table:table-cell>
          <table:table-cell office:value-type="float" office:value="2943" calcext:value-type="float">
            <text:p>2943</text:p>
          </table:table-cell>
          <table:table-cell office:value-type="float" office:value="1230" calcext:value-type="float">
            <text:p>1230</text:p>
          </table:table-cell>
          <table:table-cell office:value-type="float" office:value="811" calcext:value-type="float">
            <text:p>811</text:p>
          </table:table-cell>
          <table:table-cell office:value-type="float" office:value="714" calcext:value-type="float">
            <text:p>714</text:p>
          </table:table-cell>
          <table:table-cell office:value-type="float" office:value="9672" calcext:value-type="float">
            <text:p>9672</text:p>
          </table:table-cell>
          <table:table-cell office:value-type="float" office:value="2120" calcext:value-type="float">
            <text:p>2120</text:p>
          </table:table-cell>
          <table:table-cell table:number-columns-repeated="16"/>
        </table:table-row>
        <table:table-row table:style-name="ro1">
          <table:table-cell office:value-type="float" office:value="10603" calcext:value-type="float">
            <text:p>10603</text:p>
          </table:table-cell>
          <table:table-cell office:value-type="float" office:value="1238" calcext:value-type="float">
            <text:p>1238</text:p>
          </table:table-cell>
          <table:table-cell office:value-type="float" office:value="9708" calcext:value-type="float">
            <text:p>9708</text:p>
          </table:table-cell>
          <table:table-cell office:value-type="float" office:value="1172" calcext:value-type="float">
            <text:p>1172</text:p>
          </table:table-cell>
          <table:table-cell office:value-type="float" office:value="1642" calcext:value-type="float">
            <text:p>1642</text:p>
          </table:table-cell>
          <table:table-cell office:value-type="float" office:value="10094" calcext:value-type="float">
            <text:p>10094</text:p>
          </table:table-cell>
          <table:table-cell office:value-type="float" office:value="10143" calcext:value-type="float">
            <text:p>10143</text:p>
          </table:table-cell>
          <table:table-cell office:value-type="float" office:value="1125" calcext:value-type="float">
            <text:p>1125</text:p>
          </table:table-cell>
          <table:table-cell office:value-type="float" office:value="1894" calcext:value-type="float">
            <text:p>1894</text:p>
          </table:table-cell>
          <table:table-cell office:value-type="float" office:value="2954" calcext:value-type="float">
            <text:p>2954</text:p>
          </table:table-cell>
          <table:table-cell office:value-type="float" office:value="11099" calcext:value-type="float">
            <text:p>11099</text:p>
          </table:table-cell>
          <table:table-cell office:value-type="float" office:value="1662" calcext:value-type="float">
            <text:p>1662</text:p>
          </table:table-cell>
          <table:table-cell office:value-type="float" office:value="3700" calcext:value-type="float">
            <text:p>3700</text:p>
          </table:table-cell>
          <table:table-cell office:value-type="float" office:value="1220" calcext:value-type="float">
            <text:p>1220</text:p>
          </table:table-cell>
          <table:table-cell table:number-columns-repeated="16"/>
        </table:table-row>
        <table:table-row table:style-name="ro1">
          <table:table-cell office:value-type="float" office:value="2244" calcext:value-type="float">
            <text:p>2244</text:p>
          </table:table-cell>
          <table:table-cell office:value-type="float" office:value="1681" calcext:value-type="float">
            <text:p>1681</text:p>
          </table:table-cell>
          <table:table-cell office:value-type="float" office:value="10125" calcext:value-type="float">
            <text:p>10125</text:p>
          </table:table-cell>
          <table:table-cell office:value-type="float" office:value="1601" calcext:value-type="float">
            <text:p>1601</text:p>
          </table:table-cell>
          <table:table-cell office:value-type="float" office:value="1562" calcext:value-type="float">
            <text:p>1562</text:p>
          </table:table-cell>
          <table:table-cell office:value-type="float" office:value="840" calcext:value-type="float">
            <text:p>840</text:p>
          </table:table-cell>
          <table:table-cell office:value-type="float" office:value="1347" calcext:value-type="float">
            <text:p>1347</text:p>
          </table:table-cell>
          <table:table-cell office:value-type="float" office:value="3296" calcext:value-type="float">
            <text:p>3296</text:p>
          </table:table-cell>
          <table:table-cell office:value-type="float" office:value="1014" calcext:value-type="float">
            <text:p>1014</text:p>
          </table:table-cell>
          <table:table-cell office:value-type="float" office:value="1611" calcext:value-type="float">
            <text:p>1611</text:p>
          </table:table-cell>
          <table:table-cell office:value-type="float" office:value="3292" calcext:value-type="float">
            <text:p>3292</text:p>
          </table:table-cell>
          <table:table-cell office:value-type="float" office:value="1550" calcext:value-type="float">
            <text:p>1550</text:p>
          </table:table-cell>
          <table:table-cell office:value-type="float" office:value="1189" calcext:value-type="float">
            <text:p>1189</text:p>
          </table:table-cell>
          <table:table-cell office:value-type="float" office:value="1179" calcext:value-type="float">
            <text:p>1179</text:p>
          </table:table-cell>
          <table:table-cell table:number-columns-repeated="16"/>
        </table:table-row>
        <table:table-row table:style-name="ro1">
          <table:table-cell office:value-type="float" office:value="3945" calcext:value-type="float">
            <text:p>3945</text:p>
          </table:table-cell>
          <table:table-cell office:value-type="float" office:value="13448" calcext:value-type="float">
            <text:p>13448</text:p>
          </table:table-cell>
          <table:table-cell office:value-type="float" office:value="1934" calcext:value-type="float">
            <text:p>1934</text:p>
          </table:table-cell>
          <table:table-cell office:value-type="float" office:value="2916" calcext:value-type="float">
            <text:p>2916</text:p>
          </table:table-cell>
          <table:table-cell office:value-type="float" office:value="1199" calcext:value-type="float">
            <text:p>1199</text:p>
          </table:table-cell>
          <table:table-cell office:value-type="float" office:value="11029" calcext:value-type="float">
            <text:p>11029</text:p>
          </table:table-cell>
          <table:table-cell office:value-type="float" office:value="804" calcext:value-type="float">
            <text:p>804</text:p>
          </table:table-cell>
          <table:table-cell office:value-type="float" office:value="1087" calcext:value-type="float">
            <text:p>1087</text:p>
          </table:table-cell>
          <table:table-cell office:value-type="float" office:value="760" calcext:value-type="float">
            <text:p>760</text:p>
          </table:table-cell>
          <table:table-cell office:value-type="float" office:value="2739" calcext:value-type="float">
            <text:p>2739</text:p>
          </table:table-cell>
          <table:table-cell office:value-type="float" office:value="4099" calcext:value-type="float">
            <text:p>4099</text:p>
          </table:table-cell>
          <table:table-cell office:value-type="float" office:value="2839" calcext:value-type="float">
            <text:p>2839</text:p>
          </table:table-cell>
          <table:table-cell office:value-type="float" office:value="909" calcext:value-type="float">
            <text:p>909</text:p>
          </table:table-cell>
          <table:table-cell office:value-type="float" office:value="1193" calcext:value-type="float">
            <text:p>1193</text:p>
          </table:table-cell>
          <table:table-cell table:number-columns-repeated="16"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2735" calcext:value-type="float">
            <text:p>2735</text:p>
          </table:table-cell>
          <table:table-cell office:value-type="float" office:value="878" calcext:value-type="float">
            <text:p>878</text:p>
          </table:table-cell>
          <table:table-cell office:value-type="float" office:value="2653" calcext:value-type="float">
            <text:p>2653</text:p>
          </table:table-cell>
          <table:table-cell office:value-type="float" office:value="2937" calcext:value-type="float">
            <text:p>2937</text:p>
          </table:table-cell>
          <table:table-cell office:value-type="float" office:value="2605" calcext:value-type="float">
            <text:p>2605</text:p>
          </table:table-cell>
          <table:table-cell office:value-type="float" office:value="1117" calcext:value-type="float">
            <text:p>1117</text:p>
          </table:table-cell>
          <table:table-cell office:value-type="float" office:value="1671" calcext:value-type="float">
            <text:p>1671</text:p>
          </table:table-cell>
          <table:table-cell office:value-type="float" office:value="935" calcext:value-type="float">
            <text:p>935</text:p>
          </table:table-cell>
          <table:table-cell office:value-type="float" office:value="1334" calcext:value-type="float">
            <text:p>1334</text:p>
          </table:table-cell>
          <table:table-cell office:value-type="float" office:value="9722" calcext:value-type="float">
            <text:p>9722</text:p>
          </table:table-cell>
          <table:table-cell office:value-type="float" office:value="3216" calcext:value-type="float">
            <text:p>3216</text:p>
          </table:table-cell>
          <table:table-cell office:value-type="float" office:value="3702" calcext:value-type="float">
            <text:p>3702</text:p>
          </table:table-cell>
          <table:table-cell office:value-type="float" office:value="1108" calcext:value-type="float">
            <text:p>1108</text:p>
          </table:table-cell>
          <table:table-cell table:number-columns-repeated="16"/>
        </table:table-row>
        <table:table-row table:style-name="ro1">
          <table:table-cell office:value-type="float" office:value="9712" calcext:value-type="float">
            <text:p>9712</text:p>
          </table:table-cell>
          <table:table-cell office:value-type="float" office:value="1282" calcext:value-type="float">
            <text:p>1282</text:p>
          </table:table-cell>
          <table:table-cell office:value-type="float" office:value="10136" calcext:value-type="float">
            <text:p>10136</text:p>
          </table:table-cell>
          <table:table-cell office:value-type="float" office:value="1925" calcext:value-type="float">
            <text:p>1925</text:p>
          </table:table-cell>
          <table:table-cell office:value-type="float" office:value="12626" calcext:value-type="float">
            <text:p>12626</text:p>
          </table:table-cell>
          <table:table-cell office:value-type="float" office:value="1424" calcext:value-type="float">
            <text:p>1424</text:p>
          </table:table-cell>
          <table:table-cell office:value-type="float" office:value="11863" calcext:value-type="float">
            <text:p>11863</text:p>
          </table:table-cell>
          <table:table-cell office:value-type="float" office:value="1111" calcext:value-type="float">
            <text:p>1111</text:p>
          </table:table-cell>
          <table:table-cell office:value-type="float" office:value="1181" calcext:value-type="float">
            <text:p>1181</text:p>
          </table:table-cell>
          <table:table-cell office:value-type="float" office:value="1208" calcext:value-type="float">
            <text:p>1208</text:p>
          </table:table-cell>
          <table:table-cell office:value-type="float" office:value="822" calcext:value-type="float">
            <text:p>822</text:p>
          </table:table-cell>
          <table:table-cell office:value-type="float" office:value="918" calcext:value-type="float">
            <text:p>918</text:p>
          </table:table-cell>
          <table:table-cell office:value-type="float" office:value="10588" calcext:value-type="float">
            <text:p>10588</text:p>
          </table:table-cell>
          <table:table-cell office:value-type="float" office:value="916" calcext:value-type="float">
            <text:p>916</text:p>
          </table:table-cell>
          <table:table-cell table:number-columns-repeated="16"/>
        </table:table-row>
        <table:table-row table:style-name="ro1">
          <table:table-cell office:value-type="float" office:value="9754" calcext:value-type="float">
            <text:p>9754</text:p>
          </table:table-cell>
          <table:table-cell office:value-type="float" office:value="2090" calcext:value-type="float">
            <text:p>2090</text:p>
          </table:table-cell>
          <table:table-cell office:value-type="float" office:value="977" calcext:value-type="float">
            <text:p>977</text:p>
          </table:table-cell>
          <table:table-cell office:value-type="float" office:value="1362" calcext:value-type="float">
            <text:p>1362</text:p>
          </table:table-cell>
          <table:table-cell office:value-type="float" office:value="1013" calcext:value-type="float">
            <text:p>1013</text:p>
          </table:table-cell>
          <table:table-cell office:value-type="float" office:value="11095" calcext:value-type="float">
            <text:p>11095</text:p>
          </table:table-cell>
          <table:table-cell office:value-type="float" office:value="1363" calcext:value-type="float">
            <text:p>1363</text:p>
          </table:table-cell>
          <table:table-cell office:value-type="float" office:value="10794" calcext:value-type="float">
            <text:p>10794</text:p>
          </table:table-cell>
          <table:table-cell office:value-type="float" office:value="1629" calcext:value-type="float">
            <text:p>1629</text:p>
          </table:table-cell>
          <table:table-cell office:value-type="float" office:value="774" calcext:value-type="float">
            <text:p>774</text:p>
          </table:table-cell>
          <table:table-cell office:value-type="float" office:value="825" calcext:value-type="float">
            <text:p>825</text:p>
          </table:table-cell>
          <table:table-cell office:value-type="float" office:value="1017" calcext:value-type="float">
            <text:p>1017</text:p>
          </table:table-cell>
          <table:table-cell office:value-type="float" office:value="753" calcext:value-type="float">
            <text:p>753</text:p>
          </table:table-cell>
          <table:table-cell office:value-type="float" office:value="2843" calcext:value-type="float">
            <text:p>2843</text:p>
          </table:table-cell>
          <table:table-cell table:number-columns-repeated="16"/>
        </table:table-row>
        <table:table-row table:style-name="ro1">
          <table:table-cell office:value-type="float" office:value="1483" calcext:value-type="float">
            <text:p>1483</text:p>
          </table:table-cell>
          <table:table-cell office:value-type="float" office:value="1159" calcext:value-type="float">
            <text:p>1159</text:p>
          </table:table-cell>
          <table:table-cell office:value-type="float" office:value="1065" calcext:value-type="float">
            <text:p>1065</text:p>
          </table:table-cell>
          <table:table-cell office:value-type="float" office:value="2994" calcext:value-type="float">
            <text:p>2994</text:p>
          </table:table-cell>
          <table:table-cell office:value-type="float" office:value="1213" calcext:value-type="float">
            <text:p>1213</text:p>
          </table:table-cell>
          <table:table-cell office:value-type="float" office:value="3648" calcext:value-type="float">
            <text:p>3648</text:p>
          </table:table-cell>
          <table:table-cell office:value-type="float" office:value="11314" calcext:value-type="float">
            <text:p>11314</text:p>
          </table:table-cell>
          <table:table-cell office:value-type="float" office:value="862" calcext:value-type="float">
            <text:p>862</text:p>
          </table:table-cell>
          <table:table-cell office:value-type="float" office:value="831" calcext:value-type="float">
            <text:p>831</text:p>
          </table:table-cell>
          <table:table-cell office:value-type="float" office:value="11522" calcext:value-type="float">
            <text:p>11522</text:p>
          </table:table-cell>
          <table:table-cell office:value-type="float" office:value="1096" calcext:value-type="float">
            <text:p>1096</text:p>
          </table:table-cell>
          <table:table-cell office:value-type="float" office:value="781" calcext:value-type="float">
            <text:p>781</text:p>
          </table:table-cell>
          <table:table-cell office:value-type="float" office:value="1980" calcext:value-type="float">
            <text:p>1980</text:p>
          </table:table-cell>
          <table:table-cell office:value-type="float" office:value="12011" calcext:value-type="float">
            <text:p>12011</text:p>
          </table:table-cell>
          <table:table-cell table:number-columns-repeated="16"/>
        </table:table-row>
        <table:table-row table:style-name="ro1">
          <table:table-cell office:value-type="float" office:value="2547" calcext:value-type="float">
            <text:p>2547</text:p>
          </table:table-cell>
          <table:table-cell office:value-type="float" office:value="11951" calcext:value-type="float">
            <text:p>11951</text:p>
          </table:table-cell>
          <table:table-cell office:value-type="float" office:value="1575" calcext:value-type="float">
            <text:p>1575</text:p>
          </table:table-cell>
          <table:table-cell office:value-type="float" office:value="3738" calcext:value-type="float">
            <text:p>3738</text:p>
          </table:table-cell>
          <table:table-cell office:value-type="float" office:value="1325" calcext:value-type="float">
            <text:p>1325</text:p>
          </table:table-cell>
          <table:table-cell office:value-type="float" office:value="1673" calcext:value-type="float">
            <text:p>1673</text:p>
          </table:table-cell>
          <table:table-cell office:value-type="float" office:value="1533" calcext:value-type="float">
            <text:p>1533</text:p>
          </table:table-cell>
          <table:table-cell office:value-type="float" office:value="3321" calcext:value-type="float">
            <text:p>3321</text:p>
          </table:table-cell>
          <table:table-cell office:value-type="float" office:value="1313" calcext:value-type="float">
            <text:p>1313</text:p>
          </table:table-cell>
          <table:table-cell office:value-type="float" office:value="3109" calcext:value-type="float">
            <text:p>3109</text:p>
          </table:table-cell>
          <table:table-cell office:value-type="float" office:value="1498" calcext:value-type="float">
            <text:p>1498</text:p>
          </table:table-cell>
          <table:table-cell office:value-type="float" office:value="2531" calcext:value-type="float">
            <text:p>2531</text:p>
          </table:table-cell>
          <table:table-cell office:value-type="float" office:value="1200" calcext:value-type="float">
            <text:p>1200</text:p>
          </table:table-cell>
          <table:table-cell office:value-type="float" office:value="1276" calcext:value-type="float">
            <text:p>1276</text:p>
          </table:table-cell>
          <table:table-cell table:number-columns-repeated="16"/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980" calcext:value-type="float">
            <text:p>980</text:p>
          </table:table-cell>
          <table:table-cell office:value-type="float" office:value="1006" calcext:value-type="float">
            <text:p>1006</text:p>
          </table:table-cell>
          <table:table-cell office:value-type="float" office:value="754" calcext:value-type="float">
            <text:p>754</text:p>
          </table:table-cell>
          <table:table-cell office:value-type="float" office:value="1756" calcext:value-type="float">
            <text:p>1756</text:p>
          </table:table-cell>
          <table:table-cell office:value-type="float" office:value="761" calcext:value-type="float">
            <text:p>761</text:p>
          </table:table-cell>
          <table:table-cell office:value-type="float" office:value="943" calcext:value-type="float">
            <text:p>943</text:p>
          </table:table-cell>
          <table:table-cell office:value-type="float" office:value="999" calcext:value-type="float">
            <text:p>999</text:p>
          </table:table-cell>
          <table:table-cell office:value-type="float" office:value="794" calcext:value-type="float">
            <text:p>794</text:p>
          </table:table-cell>
          <table:table-cell office:value-type="float" office:value="3655" calcext:value-type="float">
            <text:p>3655</text:p>
          </table:table-cell>
          <table:table-cell office:value-type="float" office:value="3605" calcext:value-type="float">
            <text:p>3605</text:p>
          </table:table-cell>
          <table:table-cell office:value-type="float" office:value="12600" calcext:value-type="float">
            <text:p>12600</text:p>
          </table:table-cell>
          <table:table-cell office:value-type="float" office:value="3280" calcext:value-type="float">
            <text:p>3280</text:p>
          </table:table-cell>
          <table:table-cell office:value-type="float" office:value="984" calcext:value-type="float">
            <text:p>984</text:p>
          </table:table-cell>
          <table:table-cell table:number-columns-repeated="16"/>
        </table:table-row>
        <table:table-row table:style-name="ro1">
          <table:table-cell office:value-type="float" office:value="1331" calcext:value-type="float">
            <text:p>1331</text:p>
          </table:table-cell>
          <table:table-cell office:value-type="float" office:value="3438" calcext:value-type="float">
            <text:p>3438</text:p>
          </table:table-cell>
          <table:table-cell office:value-type="float" office:value="1614" calcext:value-type="float">
            <text:p>1614</text:p>
          </table:table-cell>
          <table:table-cell office:value-type="float" office:value="3027" calcext:value-type="float">
            <text:p>3027</text:p>
          </table:table-cell>
          <table:table-cell office:value-type="float" office:value="11313" calcext:value-type="float">
            <text:p>11313</text:p>
          </table:table-cell>
          <table:table-cell office:value-type="float" office:value="10999" calcext:value-type="float">
            <text:p>10999</text:p>
          </table:table-cell>
          <table:table-cell office:value-type="float" office:value="4364" calcext:value-type="float">
            <text:p>4364</text:p>
          </table:table-cell>
          <table:table-cell office:value-type="float" office:value="993" calcext:value-type="float">
            <text:p>993</text:p>
          </table:table-cell>
          <table:table-cell office:value-type="float" office:value="1830" calcext:value-type="float">
            <text:p>1830</text:p>
          </table:table-cell>
          <table:table-cell office:value-type="float" office:value="1310" calcext:value-type="float">
            <text:p>1310</text:p>
          </table:table-cell>
          <table:table-cell office:value-type="float" office:value="2718" calcext:value-type="float">
            <text:p>2718</text:p>
          </table:table-cell>
          <table:table-cell office:value-type="float" office:value="2276" calcext:value-type="float">
            <text:p>2276</text:p>
          </table:table-cell>
          <table:table-cell office:value-type="float" office:value="2493" calcext:value-type="float">
            <text:p>2493</text:p>
          </table:table-cell>
          <table:table-cell office:value-type="float" office:value="1045" calcext:value-type="float">
            <text:p>1045</text:p>
          </table:table-cell>
          <table:table-cell table:number-columns-repeated="16"/>
        </table:table-row>
        <table:table-row table:style-name="ro1">
          <table:table-cell office:value-type="float" office:value="1163" calcext:value-type="float">
            <text:p>1163</text:p>
          </table:table-cell>
          <table:table-cell office:value-type="float" office:value="11308" calcext:value-type="float">
            <text:p>11308</text:p>
          </table:table-cell>
          <table:table-cell office:value-type="float" office:value="1382" calcext:value-type="float">
            <text:p>1382</text:p>
          </table:table-cell>
          <table:table-cell office:value-type="float" office:value="3017" calcext:value-type="float">
            <text:p>3017</text:p>
          </table:table-cell>
          <table:table-cell office:value-type="float" office:value="10328" calcext:value-type="float">
            <text:p>10328</text:p>
          </table:table-cell>
          <table:table-cell office:value-type="float" office:value="2482" calcext:value-type="float">
            <text:p>2482</text:p>
          </table:table-cell>
          <table:table-cell office:value-type="float" office:value="1211" calcext:value-type="float">
            <text:p>1211</text:p>
          </table:table-cell>
          <table:table-cell office:value-type="float" office:value="1107" calcext:value-type="float">
            <text:p>1107</text:p>
          </table:table-cell>
          <table:table-cell office:value-type="float" office:value="2416" calcext:value-type="float">
            <text:p>2416</text:p>
          </table:table-cell>
          <table:table-cell office:value-type="float" office:value="3306" calcext:value-type="float">
            <text:p>3306</text:p>
          </table:table-cell>
          <table:table-cell office:value-type="float" office:value="2039" calcext:value-type="float">
            <text:p>2039</text:p>
          </table:table-cell>
          <table:table-cell office:value-type="float" office:value="1016" calcext:value-type="float">
            <text:p>1016</text:p>
          </table:table-cell>
          <table:table-cell office:value-type="float" office:value="996" calcext:value-type="float">
            <text:p>996</text:p>
          </table:table-cell>
          <table:table-cell office:value-type="float" office:value="1332" calcext:value-type="float">
            <text:p>1332</text:p>
          </table:table-cell>
          <table:table-cell table:number-columns-repeated="16"/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2248" calcext:value-type="float">
            <text:p>2248</text:p>
          </table:table-cell>
          <table:table-cell office:value-type="float" office:value="4061" calcext:value-type="float">
            <text:p>4061</text:p>
          </table:table-cell>
          <table:table-cell office:value-type="float" office:value="10395" calcext:value-type="float">
            <text:p>10395</text:p>
          </table:table-cell>
          <table:table-cell office:value-type="float" office:value="3491" calcext:value-type="float">
            <text:p>3491</text:p>
          </table:table-cell>
          <table:table-cell office:value-type="float" office:value="818" calcext:value-type="float">
            <text:p>818</text:p>
          </table:table-cell>
          <table:table-cell office:value-type="float" office:value="780" calcext:value-type="float">
            <text:p>780</text:p>
          </table:table-cell>
          <table:table-cell office:value-type="float" office:value="1294" calcext:value-type="float">
            <text:p>1294</text:p>
          </table:table-cell>
          <table:table-cell office:value-type="float" office:value="900" calcext:value-type="float">
            <text:p>900</text:p>
          </table:table-cell>
          <table:table-cell office:value-type="float" office:value="798" calcext:value-type="float">
            <text:p>798</text:p>
          </table:table-cell>
          <table:table-cell office:value-type="float" office:value="1162" calcext:value-type="float">
            <text:p>1162</text:p>
          </table:table-cell>
          <table:table-cell office:value-type="float" office:value="1096" calcext:value-type="float">
            <text:p>1096</text:p>
          </table:table-cell>
          <table:table-cell office:value-type="float" office:value="1225" calcext:value-type="float">
            <text:p>1225</text:p>
          </table:table-cell>
          <table:table-cell office:value-type="float" office:value="1693" calcext:value-type="float">
            <text:p>1693</text:p>
          </table:table-cell>
          <table:table-cell table:number-columns-repeated="16"/>
        </table:table-row>
        <table:table-row table:style-name="ro1">
          <table:table-cell office:value-type="float" office:value="3126" calcext:value-type="float">
            <text:p>3126</text:p>
          </table:table-cell>
          <table:table-cell office:value-type="float" office:value="1475" calcext:value-type="float">
            <text:p>1475</text:p>
          </table:table-cell>
          <table:table-cell office:value-type="float" office:value="1161" calcext:value-type="float">
            <text:p>1161</text:p>
          </table:table-cell>
          <table:table-cell office:value-type="float" office:value="10145" calcext:value-type="float">
            <text:p>10145</text:p>
          </table:table-cell>
          <table:table-cell office:value-type="float" office:value="904" calcext:value-type="float">
            <text:p>904</text:p>
          </table:table-cell>
          <table:table-cell office:value-type="float" office:value="2226" calcext:value-type="float">
            <text:p>2226</text:p>
          </table:table-cell>
          <table:table-cell office:value-type="float" office:value="1193" calcext:value-type="float">
            <text:p>1193</text:p>
          </table:table-cell>
          <table:table-cell office:value-type="float" office:value="1001" calcext:value-type="float">
            <text:p>1001</text:p>
          </table:table-cell>
          <table:table-cell office:value-type="float" office:value="13711" calcext:value-type="float">
            <text:p>13711</text:p>
          </table:table-cell>
          <table:table-cell office:value-type="float" office:value="1114" calcext:value-type="float">
            <text:p>1114</text:p>
          </table:table-cell>
          <table:table-cell office:value-type="float" office:value="2467" calcext:value-type="float">
            <text:p>2467</text:p>
          </table:table-cell>
          <table:table-cell office:value-type="float" office:value="859" calcext:value-type="float">
            <text:p>859</text:p>
          </table:table-cell>
          <table:table-cell office:value-type="float" office:value="3505" calcext:value-type="float">
            <text:p>3505</text:p>
          </table:table-cell>
          <table:table-cell office:value-type="float" office:value="923" calcext:value-type="float">
            <text:p>923</text:p>
          </table:table-cell>
          <table:table-cell table:number-columns-repeated="16"/>
        </table:table-row>
        <table:table-row table:style-name="ro1">
          <table:table-cell office:value-type="float" office:value="2932" calcext:value-type="float">
            <text:p>2932</text:p>
          </table:table-cell>
          <table:table-cell office:value-type="float" office:value="2393" calcext:value-type="float">
            <text:p>2393</text:p>
          </table:table-cell>
          <table:table-cell office:value-type="float" office:value="1152" calcext:value-type="float">
            <text:p>1152</text:p>
          </table:table-cell>
          <table:table-cell office:value-type="float" office:value="1151" calcext:value-type="float">
            <text:p>1151</text:p>
          </table:table-cell>
          <table:table-cell office:value-type="float" office:value="12715" calcext:value-type="float">
            <text:p>12715</text:p>
          </table:table-cell>
          <table:table-cell office:value-type="float" office:value="1126" calcext:value-type="float">
            <text:p>1126</text:p>
          </table:table-cell>
          <table:table-cell office:value-type="float" office:value="809" calcext:value-type="float">
            <text:p>809</text:p>
          </table:table-cell>
          <table:table-cell office:value-type="float" office:value="3423" calcext:value-type="float">
            <text:p>3423</text:p>
          </table:table-cell>
          <table:table-cell office:value-type="float" office:value="1876" calcext:value-type="float">
            <text:p>1876</text:p>
          </table:table-cell>
          <table:table-cell office:value-type="float" office:value="675" calcext:value-type="float">
            <text:p>675</text:p>
          </table:table-cell>
          <table:table-cell office:value-type="float" office:value="1142" calcext:value-type="float">
            <text:p>1142</text:p>
          </table:table-cell>
          <table:table-cell office:value-type="float" office:value="1534" calcext:value-type="float">
            <text:p>1534</text:p>
          </table:table-cell>
          <table:table-cell office:value-type="float" office:value="1147" calcext:value-type="float">
            <text:p>1147</text:p>
          </table:table-cell>
          <table:table-cell office:value-type="float" office:value="1142" calcext:value-type="float">
            <text:p>1142</text:p>
          </table:table-cell>
          <table:table-cell table:number-columns-repeated="16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1099" calcext:value-type="float">
            <text:p>1099</text:p>
          </table:table-cell>
          <table:table-cell office:value-type="float" office:value="1217" calcext:value-type="float">
            <text:p>1217</text:p>
          </table:table-cell>
          <table:table-cell office:value-type="float" office:value="3135" calcext:value-type="float">
            <text:p>3135</text:p>
          </table:table-cell>
          <table:table-cell office:value-type="float" office:value="2515" calcext:value-type="float">
            <text:p>2515</text:p>
          </table:table-cell>
          <table:table-cell office:value-type="float" office:value="2138" calcext:value-type="float">
            <text:p>2138</text:p>
          </table:table-cell>
          <table:table-cell office:value-type="float" office:value="1054" calcext:value-type="float">
            <text:p>1054</text:p>
          </table:table-cell>
          <table:table-cell office:value-type="float" office:value="10884" calcext:value-type="float">
            <text:p>10884</text:p>
          </table:table-cell>
          <table:table-cell office:value-type="float" office:value="1678" calcext:value-type="float">
            <text:p>1678</text:p>
          </table:table-cell>
          <table:table-cell office:value-type="float" office:value="1025" calcext:value-type="float">
            <text:p>1025</text:p>
          </table:table-cell>
          <table:table-cell office:value-type="float" office:value="1044" calcext:value-type="float">
            <text:p>1044</text:p>
          </table:table-cell>
          <table:table-cell office:value-type="float" office:value="2535" calcext:value-type="float">
            <text:p>2535</text:p>
          </table:table-cell>
          <table:table-cell office:value-type="float" office:value="9689" calcext:value-type="float">
            <text:p>9689</text:p>
          </table:table-cell>
          <table:table-cell office:value-type="float" office:value="1798" calcext:value-type="float">
            <text:p>1798</text:p>
          </table:table-cell>
          <table:table-cell table:number-columns-repeated="16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2105" calcext:value-type="float">
            <text:p>2105</text:p>
          </table:table-cell>
          <table:table-cell office:value-type="float" office:value="1212" calcext:value-type="float">
            <text:p>1212</text:p>
          </table:table-cell>
          <table:table-cell office:value-type="float" office:value="2242" calcext:value-type="float">
            <text:p>2242</text:p>
          </table:table-cell>
          <table:table-cell office:value-type="float" office:value="10578" calcext:value-type="float">
            <text:p>10578</text:p>
          </table:table-cell>
          <table:table-cell office:value-type="float" office:value="2917" calcext:value-type="float">
            <text:p>2917</text:p>
          </table:table-cell>
          <table:table-cell office:value-type="float" office:value="1564" calcext:value-type="float">
            <text:p>1564</text:p>
          </table:table-cell>
          <table:table-cell office:value-type="float" office:value="840" calcext:value-type="float">
            <text:p>840</text:p>
          </table:table-cell>
          <table:table-cell office:value-type="float" office:value="805" calcext:value-type="float">
            <text:p>805</text:p>
          </table:table-cell>
          <table:table-cell office:value-type="float" office:value="1315" calcext:value-type="float">
            <text:p>1315</text:p>
          </table:table-cell>
          <table:table-cell office:value-type="float" office:value="2886" calcext:value-type="float">
            <text:p>2886</text:p>
          </table:table-cell>
          <table:table-cell office:value-type="float" office:value="1426" calcext:value-type="float">
            <text:p>1426</text:p>
          </table:table-cell>
          <table:table-cell office:value-type="float" office:value="1278" calcext:value-type="float">
            <text:p>1278</text:p>
          </table:table-cell>
          <table:table-cell office:value-type="float" office:value="2634" calcext:value-type="float">
            <text:p>2634</text:p>
          </table:table-cell>
          <table:table-cell table:number-columns-repeated="16"/>
        </table:table-row>
        <table:table-row table:style-name="ro1">
          <table:table-cell table:number-columns-repeated="30"/>
        </table:table-row>
        <table:table-row table:style-name="ro1">
          <table:table-cell office:value-type="string" calcext:value-type="string">
            <text:p>BacktrackInvertido</text:p>
          </table:table-cell>
          <table:table-cell table:number-columns-repeated="29"/>
        </table:table-row>
        <table:table-row table:style-name="ro1">
          <table:table-cell office:value-type="float" office:value="2167" calcext:value-type="float">
            <text:p>2167</text:p>
          </table:table-cell>
          <table:table-cell office:value-type="float" office:value="1602" calcext:value-type="float">
            <text:p>1602</text:p>
          </table:table-cell>
          <table:table-cell office:value-type="float" office:value="2667" calcext:value-type="float">
            <text:p>2667</text:p>
          </table:table-cell>
          <table:table-cell office:value-type="float" office:value="3776" calcext:value-type="float">
            <text:p>3776</text:p>
          </table:table-cell>
          <table:table-cell office:value-type="float" office:value="4224" calcext:value-type="float">
            <text:p>4224</text:p>
          </table:table-cell>
          <table:table-cell office:value-type="float" office:value="18438" calcext:value-type="float">
            <text:p>18438</text:p>
          </table:table-cell>
          <table:table-cell office:value-type="float" office:value="4322" calcext:value-type="float">
            <text:p>4322</text:p>
          </table:table-cell>
          <table:table-cell office:value-type="float" office:value="18320" calcext:value-type="float">
            <text:p>18320</text:p>
          </table:table-cell>
          <table:table-cell office:value-type="float" office:value="3268" calcext:value-type="float">
            <text:p>3268</text:p>
          </table:table-cell>
          <table:table-cell office:value-type="float" office:value="1860" calcext:value-type="float">
            <text:p>1860</text:p>
          </table:table-cell>
          <table:table-cell office:value-type="float" office:value="1879" calcext:value-type="float">
            <text:p>1879</text:p>
          </table:table-cell>
          <table:table-cell office:value-type="float" office:value="2235" calcext:value-type="float">
            <text:p>2235</text:p>
          </table:table-cell>
          <table:table-cell office:value-type="float" office:value="2666" calcext:value-type="float">
            <text:p>2666</text:p>
          </table:table-cell>
          <table:table-cell office:value-type="float" office:value="17284" calcext:value-type="float">
            <text:p>17284</text:p>
          </table:table-cell>
          <table:table-cell table:number-columns-repeated="16"/>
        </table:table-row>
        <table:table-row table:style-name="ro1">
          <table:table-cell office:value-type="float" office:value="2710" calcext:value-type="float">
            <text:p>2710</text:p>
          </table:table-cell>
          <table:table-cell office:value-type="float" office:value="2753" calcext:value-type="float">
            <text:p>2753</text:p>
          </table:table-cell>
          <table:table-cell office:value-type="float" office:value="2427" calcext:value-type="float">
            <text:p>2427</text:p>
          </table:table-cell>
          <table:table-cell office:value-type="float" office:value="2381" calcext:value-type="float">
            <text:p>2381</text:p>
          </table:table-cell>
          <table:table-cell office:value-type="float" office:value="21239" calcext:value-type="float">
            <text:p>21239</text:p>
          </table:table-cell>
          <table:table-cell office:value-type="float" office:value="3154" calcext:value-type="float">
            <text:p>3154</text:p>
          </table:table-cell>
          <table:table-cell office:value-type="float" office:value="17261" calcext:value-type="float">
            <text:p>17261</text:p>
          </table:table-cell>
          <table:table-cell office:value-type="float" office:value="1554" calcext:value-type="float">
            <text:p>1554</text:p>
          </table:table-cell>
          <table:table-cell office:value-type="float" office:value="2838" calcext:value-type="float">
            <text:p>2838</text:p>
          </table:table-cell>
          <table:table-cell office:value-type="float" office:value="2313" calcext:value-type="float">
            <text:p>2313</text:p>
          </table:table-cell>
          <table:table-cell office:value-type="float" office:value="3859" calcext:value-type="float">
            <text:p>3859</text:p>
          </table:table-cell>
          <table:table-cell office:value-type="float" office:value="5119" calcext:value-type="float">
            <text:p>5119</text:p>
          </table:table-cell>
          <table:table-cell office:value-type="float" office:value="20617" calcext:value-type="float">
            <text:p>20617</text:p>
          </table:table-cell>
          <table:table-cell office:value-type="float" office:value="20897" calcext:value-type="float">
            <text:p>20897</text:p>
          </table:table-cell>
          <table:table-cell table:number-columns-repeated="16"/>
        </table:table-row>
        <table:table-row table:style-name="ro1">
          <table:table-cell office:value-type="float" office:value="2311" calcext:value-type="float">
            <text:p>2311</text:p>
          </table:table-cell>
          <table:table-cell office:value-type="float" office:value="7298" calcext:value-type="float">
            <text:p>7298</text:p>
          </table:table-cell>
          <table:table-cell office:value-type="float" office:value="5086" calcext:value-type="float">
            <text:p>5086</text:p>
          </table:table-cell>
          <table:table-cell office:value-type="float" office:value="1868" calcext:value-type="float">
            <text:p>1868</text:p>
          </table:table-cell>
          <table:table-cell office:value-type="float" office:value="2473" calcext:value-type="float">
            <text:p>2473</text:p>
          </table:table-cell>
          <table:table-cell office:value-type="float" office:value="4297" calcext:value-type="float">
            <text:p>4297</text:p>
          </table:table-cell>
          <table:table-cell office:value-type="float" office:value="4940" calcext:value-type="float">
            <text:p>4940</text:p>
          </table:table-cell>
          <table:table-cell office:value-type="float" office:value="2194" calcext:value-type="float">
            <text:p>2194</text:p>
          </table:table-cell>
          <table:table-cell office:value-type="float" office:value="2122" calcext:value-type="float">
            <text:p>2122</text:p>
          </table:table-cell>
          <table:table-cell office:value-type="float" office:value="17304" calcext:value-type="float">
            <text:p>17304</text:p>
          </table:table-cell>
          <table:table-cell office:value-type="float" office:value="4684" calcext:value-type="float">
            <text:p>4684</text:p>
          </table:table-cell>
          <table:table-cell office:value-type="float" office:value="2377" calcext:value-type="float">
            <text:p>2377</text:p>
          </table:table-cell>
          <table:table-cell office:value-type="float" office:value="4630" calcext:value-type="float">
            <text:p>4630</text:p>
          </table:table-cell>
          <table:table-cell office:value-type="float" office:value="2390" calcext:value-type="float">
            <text:p>2390</text:p>
          </table:table-cell>
          <table:table-cell table:number-columns-repeated="16"/>
        </table:table-row>
        <table:table-row table:style-name="ro1">
          <table:table-cell office:value-type="float" office:value="2984" calcext:value-type="float">
            <text:p>2984</text:p>
          </table:table-cell>
          <table:table-cell office:value-type="float" office:value="6332" calcext:value-type="float">
            <text:p>6332</text:p>
          </table:table-cell>
          <table:table-cell office:value-type="float" office:value="2494" calcext:value-type="float">
            <text:p>2494</text:p>
          </table:table-cell>
          <table:table-cell office:value-type="float" office:value="5256" calcext:value-type="float">
            <text:p>5256</text:p>
          </table:table-cell>
          <table:table-cell office:value-type="float" office:value="2913" calcext:value-type="float">
            <text:p>2913</text:p>
          </table:table-cell>
          <table:table-cell office:value-type="float" office:value="2192" calcext:value-type="float">
            <text:p>2192</text:p>
          </table:table-cell>
          <table:table-cell office:value-type="float" office:value="7272" calcext:value-type="float">
            <text:p>7272</text:p>
          </table:table-cell>
          <table:table-cell office:value-type="float" office:value="2992" calcext:value-type="float">
            <text:p>2992</text:p>
          </table:table-cell>
          <table:table-cell office:value-type="float" office:value="2663" calcext:value-type="float">
            <text:p>2663</text:p>
          </table:table-cell>
          <table:table-cell office:value-type="float" office:value="2311" calcext:value-type="float">
            <text:p>2311</text:p>
          </table:table-cell>
          <table:table-cell office:value-type="float" office:value="2332" calcext:value-type="float">
            <text:p>2332</text:p>
          </table:table-cell>
          <table:table-cell office:value-type="float" office:value="4622" calcext:value-type="float">
            <text:p>4622</text:p>
          </table:table-cell>
          <table:table-cell office:value-type="float" office:value="2664" calcext:value-type="float">
            <text:p>2664</text:p>
          </table:table-cell>
          <table:table-cell office:value-type="float" office:value="7428" calcext:value-type="float">
            <text:p>7428</text:p>
          </table:table-cell>
          <table:table-cell table:number-columns-repeated="16"/>
        </table:table-row>
        <table:table-row table:style-name="ro1">
          <table:table-cell office:value-type="float" office:value="3712" calcext:value-type="float">
            <text:p>3712</text:p>
          </table:table-cell>
          <table:table-cell office:value-type="float" office:value="5680" calcext:value-type="float">
            <text:p>5680</text:p>
          </table:table-cell>
          <table:table-cell office:value-type="float" office:value="4289" calcext:value-type="float">
            <text:p>4289</text:p>
          </table:table-cell>
          <table:table-cell office:value-type="float" office:value="6106" calcext:value-type="float">
            <text:p>6106</text:p>
          </table:table-cell>
          <table:table-cell office:value-type="float" office:value="4716" calcext:value-type="float">
            <text:p>4716</text:p>
          </table:table-cell>
          <table:table-cell office:value-type="float" office:value="1766" calcext:value-type="float">
            <text:p>1766</text:p>
          </table:table-cell>
          <table:table-cell office:value-type="float" office:value="5431" calcext:value-type="float">
            <text:p>5431</text:p>
          </table:table-cell>
          <table:table-cell office:value-type="float" office:value="1868" calcext:value-type="float">
            <text:p>1868</text:p>
          </table:table-cell>
          <table:table-cell office:value-type="float" office:value="5005" calcext:value-type="float">
            <text:p>5005</text:p>
          </table:table-cell>
          <table:table-cell office:value-type="float" office:value="4953" calcext:value-type="float">
            <text:p>4953</text:p>
          </table:table-cell>
          <table:table-cell office:value-type="float" office:value="4512" calcext:value-type="float">
            <text:p>4512</text:p>
          </table:table-cell>
          <table:table-cell office:value-type="float" office:value="3609" calcext:value-type="float">
            <text:p>3609</text:p>
          </table:table-cell>
          <table:table-cell office:value-type="float" office:value="23760" calcext:value-type="float">
            <text:p>23760</text:p>
          </table:table-cell>
          <table:table-cell office:value-type="float" office:value="2529" calcext:value-type="float">
            <text:p>2529</text:p>
          </table:table-cell>
          <table:table-cell table:number-columns-repeated="16"/>
        </table:table-row>
        <table:table-row table:style-name="ro1">
          <table:table-cell office:value-type="float" office:value="19593" calcext:value-type="float">
            <text:p>19593</text:p>
          </table:table-cell>
          <table:table-cell office:value-type="float" office:value="2506" calcext:value-type="float">
            <text:p>2506</text:p>
          </table:table-cell>
          <table:table-cell office:value-type="float" office:value="4640" calcext:value-type="float">
            <text:p>4640</text:p>
          </table:table-cell>
          <table:table-cell office:value-type="float" office:value="3641" calcext:value-type="float">
            <text:p>3641</text:p>
          </table:table-cell>
          <table:table-cell office:value-type="float" office:value="2421" calcext:value-type="float">
            <text:p>2421</text:p>
          </table:table-cell>
          <table:table-cell office:value-type="float" office:value="5132" calcext:value-type="float">
            <text:p>5132</text:p>
          </table:table-cell>
          <table:table-cell office:value-type="float" office:value="2779" calcext:value-type="float">
            <text:p>2779</text:p>
          </table:table-cell>
          <table:table-cell office:value-type="float" office:value="5865" calcext:value-type="float">
            <text:p>5865</text:p>
          </table:table-cell>
          <table:table-cell office:value-type="float" office:value="4939" calcext:value-type="float">
            <text:p>4939</text:p>
          </table:table-cell>
          <table:table-cell office:value-type="float" office:value="2345" calcext:value-type="float">
            <text:p>2345</text:p>
          </table:table-cell>
          <table:table-cell office:value-type="float" office:value="1821" calcext:value-type="float">
            <text:p>1821</text:p>
          </table:table-cell>
          <table:table-cell office:value-type="float" office:value="5712" calcext:value-type="float">
            <text:p>5712</text:p>
          </table:table-cell>
          <table:table-cell office:value-type="float" office:value="4691" calcext:value-type="float">
            <text:p>4691</text:p>
          </table:table-cell>
          <table:table-cell office:value-type="float" office:value="22849" calcext:value-type="float">
            <text:p>22849</text:p>
          </table:table-cell>
          <table:table-cell table:number-columns-repeated="16"/>
        </table:table-row>
        <table:table-row table:style-name="ro1">
          <table:table-cell office:value-type="float" office:value="4604" calcext:value-type="float">
            <text:p>4604</text:p>
          </table:table-cell>
          <table:table-cell office:value-type="float" office:value="1983" calcext:value-type="float">
            <text:p>1983</text:p>
          </table:table-cell>
          <table:table-cell office:value-type="float" office:value="17143" calcext:value-type="float">
            <text:p>17143</text:p>
          </table:table-cell>
          <table:table-cell office:value-type="float" office:value="3747" calcext:value-type="float">
            <text:p>3747</text:p>
          </table:table-cell>
          <table:table-cell office:value-type="float" office:value="1877" calcext:value-type="float">
            <text:p>1877</text:p>
          </table:table-cell>
          <table:table-cell office:value-type="float" office:value="2279" calcext:value-type="float">
            <text:p>2279</text:p>
          </table:table-cell>
          <table:table-cell office:value-type="float" office:value="2090" calcext:value-type="float">
            <text:p>2090</text:p>
          </table:table-cell>
          <table:table-cell office:value-type="float" office:value="7030" calcext:value-type="float">
            <text:p>7030</text:p>
          </table:table-cell>
          <table:table-cell office:value-type="float" office:value="1690" calcext:value-type="float">
            <text:p>1690</text:p>
          </table:table-cell>
          <table:table-cell office:value-type="float" office:value="5072" calcext:value-type="float">
            <text:p>5072</text:p>
          </table:table-cell>
          <table:table-cell office:value-type="float" office:value="4661" calcext:value-type="float">
            <text:p>4661</text:p>
          </table:table-cell>
          <table:table-cell office:value-type="float" office:value="4134" calcext:value-type="float">
            <text:p>4134</text:p>
          </table:table-cell>
          <table:table-cell office:value-type="float" office:value="2392" calcext:value-type="float">
            <text:p>2392</text:p>
          </table:table-cell>
          <table:table-cell office:value-type="float" office:value="4492" calcext:value-type="float">
            <text:p>4492</text:p>
          </table:table-cell>
          <table:table-cell table:number-columns-repeated="16"/>
        </table:table-row>
        <table:table-row table:style-name="ro1">
          <table:table-cell office:value-type="float" office:value="6813" calcext:value-type="float">
            <text:p>6813</text:p>
          </table:table-cell>
          <table:table-cell office:value-type="float" office:value="2535" calcext:value-type="float">
            <text:p>2535</text:p>
          </table:table-cell>
          <table:table-cell office:value-type="float" office:value="5022" calcext:value-type="float">
            <text:p>5022</text:p>
          </table:table-cell>
          <table:table-cell office:value-type="float" office:value="22087" calcext:value-type="float">
            <text:p>22087</text:p>
          </table:table-cell>
          <table:table-cell office:value-type="float" office:value="4381" calcext:value-type="float">
            <text:p>4381</text:p>
          </table:table-cell>
          <table:table-cell office:value-type="float" office:value="18477" calcext:value-type="float">
            <text:p>18477</text:p>
          </table:table-cell>
          <table:table-cell office:value-type="float" office:value="3674" calcext:value-type="float">
            <text:p>3674</text:p>
          </table:table-cell>
          <table:table-cell office:value-type="float" office:value="18062" calcext:value-type="float">
            <text:p>18062</text:p>
          </table:table-cell>
          <table:table-cell office:value-type="float" office:value="5835" calcext:value-type="float">
            <text:p>5835</text:p>
          </table:table-cell>
          <table:table-cell office:value-type="float" office:value="4784" calcext:value-type="float">
            <text:p>4784</text:p>
          </table:table-cell>
          <table:table-cell office:value-type="float" office:value="2113" calcext:value-type="float">
            <text:p>2113</text:p>
          </table:table-cell>
          <table:table-cell office:value-type="float" office:value="18828" calcext:value-type="float">
            <text:p>18828</text:p>
          </table:table-cell>
          <table:table-cell office:value-type="float" office:value="1992" calcext:value-type="float">
            <text:p>1992</text:p>
          </table:table-cell>
          <table:table-cell office:value-type="float" office:value="3078" calcext:value-type="float">
            <text:p>3078</text:p>
          </table:table-cell>
          <table:table-cell table:number-columns-repeated="16"/>
        </table:table-row>
        <table:table-row table:style-name="ro1">
          <table:table-cell office:value-type="float" office:value="3593" calcext:value-type="float">
            <text:p>3593</text:p>
          </table:table-cell>
          <table:table-cell office:value-type="float" office:value="24026" calcext:value-type="float">
            <text:p>24026</text:p>
          </table:table-cell>
          <table:table-cell office:value-type="float" office:value="4327" calcext:value-type="float">
            <text:p>4327</text:p>
          </table:table-cell>
          <table:table-cell office:value-type="float" office:value="5226" calcext:value-type="float">
            <text:p>5226</text:p>
          </table:table-cell>
          <table:table-cell office:value-type="float" office:value="2938" calcext:value-type="float">
            <text:p>2938</text:p>
          </table:table-cell>
          <table:table-cell office:value-type="float" office:value="4328" calcext:value-type="float">
            <text:p>4328</text:p>
          </table:table-cell>
          <table:table-cell office:value-type="float" office:value="4562" calcext:value-type="float">
            <text:p>4562</text:p>
          </table:table-cell>
          <table:table-cell office:value-type="float" office:value="3260" calcext:value-type="float">
            <text:p>3260</text:p>
          </table:table-cell>
          <table:table-cell office:value-type="float" office:value="2369" calcext:value-type="float">
            <text:p>2369</text:p>
          </table:table-cell>
          <table:table-cell office:value-type="float" office:value="2253" calcext:value-type="float">
            <text:p>2253</text:p>
          </table:table-cell>
          <table:table-cell office:value-type="float" office:value="2138" calcext:value-type="float">
            <text:p>2138</text:p>
          </table:table-cell>
          <table:table-cell office:value-type="float" office:value="20865" calcext:value-type="float">
            <text:p>20865</text:p>
          </table:table-cell>
          <table:table-cell office:value-type="float" office:value="3156" calcext:value-type="float">
            <text:p>3156</text:p>
          </table:table-cell>
          <table:table-cell office:value-type="float" office:value="5875" calcext:value-type="float">
            <text:p>5875</text:p>
          </table:table-cell>
          <table:table-cell table:number-columns-repeated="16"/>
        </table:table-row>
        <table:table-row table:style-name="ro1">
          <table:table-cell office:value-type="float" office:value="6170" calcext:value-type="float">
            <text:p>6170</text:p>
          </table:table-cell>
          <table:table-cell office:value-type="float" office:value="5067" calcext:value-type="float">
            <text:p>5067</text:p>
          </table:table-cell>
          <table:table-cell office:value-type="float" office:value="2174" calcext:value-type="float">
            <text:p>2174</text:p>
          </table:table-cell>
          <table:table-cell office:value-type="float" office:value="4722" calcext:value-type="float">
            <text:p>4722</text:p>
          </table:table-cell>
          <table:table-cell office:value-type="float" office:value="2220" calcext:value-type="float">
            <text:p>2220</text:p>
          </table:table-cell>
          <table:table-cell office:value-type="float" office:value="2066" calcext:value-type="float">
            <text:p>2066</text:p>
          </table:table-cell>
          <table:table-cell office:value-type="float" office:value="19805" calcext:value-type="float">
            <text:p>19805</text:p>
          </table:table-cell>
          <table:table-cell office:value-type="float" office:value="4504" calcext:value-type="float">
            <text:p>4504</text:p>
          </table:table-cell>
          <table:table-cell office:value-type="float" office:value="5800" calcext:value-type="float">
            <text:p>5800</text:p>
          </table:table-cell>
          <table:table-cell office:value-type="float" office:value="2247" calcext:value-type="float">
            <text:p>2247</text:p>
          </table:table-cell>
          <table:table-cell office:value-type="float" office:value="2694" calcext:value-type="float">
            <text:p>2694</text:p>
          </table:table-cell>
          <table:table-cell office:value-type="float" office:value="3817" calcext:value-type="float">
            <text:p>3817</text:p>
          </table:table-cell>
          <table:table-cell office:value-type="float" office:value="24365" calcext:value-type="float">
            <text:p>24365</text:p>
          </table:table-cell>
          <table:table-cell office:value-type="float" office:value="2188" calcext:value-type="float">
            <text:p>2188</text:p>
          </table:table-cell>
          <table:table-cell table:number-columns-repeated="16"/>
        </table:table-row>
        <table:table-row table:style-name="ro1">
          <table:table-cell office:value-type="float" office:value="17188" calcext:value-type="float">
            <text:p>17188</text:p>
          </table:table-cell>
          <table:table-cell office:value-type="float" office:value="2481" calcext:value-type="float">
            <text:p>2481</text:p>
          </table:table-cell>
          <table:table-cell office:value-type="float" office:value="2104" calcext:value-type="float">
            <text:p>2104</text:p>
          </table:table-cell>
          <table:table-cell office:value-type="float" office:value="2030" calcext:value-type="float">
            <text:p>2030</text:p>
          </table:table-cell>
          <table:table-cell office:value-type="float" office:value="8881" calcext:value-type="float">
            <text:p>8881</text:p>
          </table:table-cell>
          <table:table-cell office:value-type="float" office:value="1884" calcext:value-type="float">
            <text:p>1884</text:p>
          </table:table-cell>
          <table:table-cell office:value-type="float" office:value="3908" calcext:value-type="float">
            <text:p>3908</text:p>
          </table:table-cell>
          <table:table-cell office:value-type="float" office:value="2607" calcext:value-type="float">
            <text:p>2607</text:p>
          </table:table-cell>
          <table:table-cell office:value-type="float" office:value="1898" calcext:value-type="float">
            <text:p>1898</text:p>
          </table:table-cell>
          <table:table-cell office:value-type="float" office:value="4857" calcext:value-type="float">
            <text:p>4857</text:p>
          </table:table-cell>
          <table:table-cell office:value-type="float" office:value="20062" calcext:value-type="float">
            <text:p>20062</text:p>
          </table:table-cell>
          <table:table-cell office:value-type="float" office:value="17134" calcext:value-type="float">
            <text:p>17134</text:p>
          </table:table-cell>
          <table:table-cell office:value-type="float" office:value="2576" calcext:value-type="float">
            <text:p>2576</text:p>
          </table:table-cell>
          <table:table-cell office:value-type="float" office:value="1739" calcext:value-type="float">
            <text:p>1739</text:p>
          </table:table-cell>
          <table:table-cell table:number-columns-repeated="16"/>
        </table:table-row>
        <table:table-row table:style-name="ro1">
          <table:table-cell office:value-type="float" office:value="6716" calcext:value-type="float">
            <text:p>6716</text:p>
          </table:table-cell>
          <table:table-cell office:value-type="float" office:value="21076" calcext:value-type="float">
            <text:p>21076</text:p>
          </table:table-cell>
          <table:table-cell office:value-type="float" office:value="1833" calcext:value-type="float">
            <text:p>1833</text:p>
          </table:table-cell>
          <table:table-cell office:value-type="float" office:value="1992" calcext:value-type="float">
            <text:p>1992</text:p>
          </table:table-cell>
          <table:table-cell office:value-type="float" office:value="4553" calcext:value-type="float">
            <text:p>4553</text:p>
          </table:table-cell>
          <table:table-cell office:value-type="float" office:value="3613" calcext:value-type="float">
            <text:p>3613</text:p>
          </table:table-cell>
          <table:table-cell office:value-type="float" office:value="18606" calcext:value-type="float">
            <text:p>18606</text:p>
          </table:table-cell>
          <table:table-cell office:value-type="float" office:value="2374" calcext:value-type="float">
            <text:p>2374</text:p>
          </table:table-cell>
          <table:table-cell office:value-type="float" office:value="3950" calcext:value-type="float">
            <text:p>3950</text:p>
          </table:table-cell>
          <table:table-cell office:value-type="float" office:value="2932" calcext:value-type="float">
            <text:p>2932</text:p>
          </table:table-cell>
          <table:table-cell office:value-type="float" office:value="2087" calcext:value-type="float">
            <text:p>2087</text:p>
          </table:table-cell>
          <table:table-cell office:value-type="float" office:value="4273" calcext:value-type="float">
            <text:p>4273</text:p>
          </table:table-cell>
          <table:table-cell office:value-type="float" office:value="20310" calcext:value-type="float">
            <text:p>20310</text:p>
          </table:table-cell>
          <table:table-cell office:value-type="float" office:value="17185" calcext:value-type="float">
            <text:p>17185</text:p>
          </table:table-cell>
          <table:table-cell table:number-columns-repeated="16"/>
        </table:table-row>
        <table:table-row table:style-name="ro1">
          <table:table-cell office:value-type="float" office:value="3413" calcext:value-type="float">
            <text:p>3413</text:p>
          </table:table-cell>
          <table:table-cell office:value-type="float" office:value="5347" calcext:value-type="float">
            <text:p>5347</text:p>
          </table:table-cell>
          <table:table-cell office:value-type="float" office:value="5142" calcext:value-type="float">
            <text:p>5142</text:p>
          </table:table-cell>
          <table:table-cell office:value-type="float" office:value="19216" calcext:value-type="float">
            <text:p>19216</text:p>
          </table:table-cell>
          <table:table-cell office:value-type="float" office:value="5965" calcext:value-type="float">
            <text:p>5965</text:p>
          </table:table-cell>
          <table:table-cell office:value-type="float" office:value="1999" calcext:value-type="float">
            <text:p>1999</text:p>
          </table:table-cell>
          <table:table-cell office:value-type="float" office:value="2342" calcext:value-type="float">
            <text:p>2342</text:p>
          </table:table-cell>
          <table:table-cell office:value-type="float" office:value="5656" calcext:value-type="float">
            <text:p>5656</text:p>
          </table:table-cell>
          <table:table-cell office:value-type="float" office:value="2744" calcext:value-type="float">
            <text:p>2744</text:p>
          </table:table-cell>
          <table:table-cell office:value-type="float" office:value="2852" calcext:value-type="float">
            <text:p>2852</text:p>
          </table:table-cell>
          <table:table-cell office:value-type="float" office:value="2173" calcext:value-type="float">
            <text:p>2173</text:p>
          </table:table-cell>
          <table:table-cell office:value-type="float" office:value="5964" calcext:value-type="float">
            <text:p>5964</text:p>
          </table:table-cell>
          <table:table-cell office:value-type="float" office:value="4473" calcext:value-type="float">
            <text:p>4473</text:p>
          </table:table-cell>
          <table:table-cell office:value-type="float" office:value="6661" calcext:value-type="float">
            <text:p>6661</text:p>
          </table:table-cell>
          <table:table-cell table:number-columns-repeated="16"/>
        </table:table-row>
        <table:table-row table:style-name="ro1">
          <table:table-cell office:value-type="float" office:value="1862" calcext:value-type="float">
            <text:p>1862</text:p>
          </table:table-cell>
          <table:table-cell office:value-type="float" office:value="2590" calcext:value-type="float">
            <text:p>2590</text:p>
          </table:table-cell>
          <table:table-cell office:value-type="float" office:value="26832" calcext:value-type="float">
            <text:p>26832</text:p>
          </table:table-cell>
          <table:table-cell office:value-type="float" office:value="22527" calcext:value-type="float">
            <text:p>22527</text:p>
          </table:table-cell>
          <table:table-cell office:value-type="float" office:value="19137" calcext:value-type="float">
            <text:p>19137</text:p>
          </table:table-cell>
          <table:table-cell office:value-type="float" office:value="3091" calcext:value-type="float">
            <text:p>3091</text:p>
          </table:table-cell>
          <table:table-cell office:value-type="float" office:value="18343" calcext:value-type="float">
            <text:p>18343</text:p>
          </table:table-cell>
          <table:table-cell office:value-type="float" office:value="4465" calcext:value-type="float">
            <text:p>4465</text:p>
          </table:table-cell>
          <table:table-cell office:value-type="float" office:value="5824" calcext:value-type="float">
            <text:p>5824</text:p>
          </table:table-cell>
          <table:table-cell office:value-type="float" office:value="19591" calcext:value-type="float">
            <text:p>19591</text:p>
          </table:table-cell>
          <table:table-cell office:value-type="float" office:value="18504" calcext:value-type="float">
            <text:p>18504</text:p>
          </table:table-cell>
          <table:table-cell office:value-type="float" office:value="4998" calcext:value-type="float">
            <text:p>4998</text:p>
          </table:table-cell>
          <table:table-cell office:value-type="float" office:value="3012" calcext:value-type="float">
            <text:p>3012</text:p>
          </table:table-cell>
          <table:table-cell office:value-type="float" office:value="1567" calcext:value-type="float">
            <text:p>1567</text:p>
          </table:table-cell>
          <table:table-cell table:number-columns-repeated="16"/>
        </table:table-row>
        <table:table-row table:style-name="ro1">
          <table:table-cell office:value-type="float" office:value="3041" calcext:value-type="float">
            <text:p>3041</text:p>
          </table:table-cell>
          <table:table-cell office:value-type="float" office:value="4060" calcext:value-type="float">
            <text:p>4060</text:p>
          </table:table-cell>
          <table:table-cell office:value-type="float" office:value="1912" calcext:value-type="float">
            <text:p>1912</text:p>
          </table:table-cell>
          <table:table-cell office:value-type="float" office:value="19232" calcext:value-type="float">
            <text:p>19232</text:p>
          </table:table-cell>
          <table:table-cell office:value-type="float" office:value="19618" calcext:value-type="float">
            <text:p>19618</text:p>
          </table:table-cell>
          <table:table-cell office:value-type="float" office:value="2289" calcext:value-type="float">
            <text:p>2289</text:p>
          </table:table-cell>
          <table:table-cell office:value-type="float" office:value="4736" calcext:value-type="float">
            <text:p>4736</text:p>
          </table:table-cell>
          <table:table-cell office:value-type="float" office:value="23266" calcext:value-type="float">
            <text:p>23266</text:p>
          </table:table-cell>
          <table:table-cell office:value-type="float" office:value="4854" calcext:value-type="float">
            <text:p>4854</text:p>
          </table:table-cell>
          <table:table-cell office:value-type="float" office:value="18118" calcext:value-type="float">
            <text:p>18118</text:p>
          </table:table-cell>
          <table:table-cell office:value-type="float" office:value="1703" calcext:value-type="float">
            <text:p>1703</text:p>
          </table:table-cell>
          <table:table-cell office:value-type="float" office:value="3731" calcext:value-type="float">
            <text:p>3731</text:p>
          </table:table-cell>
          <table:table-cell office:value-type="float" office:value="4546" calcext:value-type="float">
            <text:p>4546</text:p>
          </table:table-cell>
          <table:table-cell office:value-type="float" office:value="19666" calcext:value-type="float">
            <text:p>19666</text:p>
          </table:table-cell>
          <table:table-cell table:number-columns-repeated="16"/>
        </table:table-row>
        <table:table-row table:style-name="ro1">
          <table:table-cell office:value-type="float" office:value="4981" calcext:value-type="float">
            <text:p>4981</text:p>
          </table:table-cell>
          <table:table-cell office:value-type="float" office:value="3089" calcext:value-type="float">
            <text:p>3089</text:p>
          </table:table-cell>
          <table:table-cell office:value-type="float" office:value="4393" calcext:value-type="float">
            <text:p>4393</text:p>
          </table:table-cell>
          <table:table-cell office:value-type="float" office:value="8445" calcext:value-type="float">
            <text:p>8445</text:p>
          </table:table-cell>
          <table:table-cell office:value-type="float" office:value="5428" calcext:value-type="float">
            <text:p>5428</text:p>
          </table:table-cell>
          <table:table-cell office:value-type="float" office:value="3410" calcext:value-type="float">
            <text:p>3410</text:p>
          </table:table-cell>
          <table:table-cell office:value-type="float" office:value="19739" calcext:value-type="float">
            <text:p>19739</text:p>
          </table:table-cell>
          <table:table-cell office:value-type="float" office:value="20594" calcext:value-type="float">
            <text:p>20594</text:p>
          </table:table-cell>
          <table:table-cell office:value-type="float" office:value="1760" calcext:value-type="float">
            <text:p>1760</text:p>
          </table:table-cell>
          <table:table-cell office:value-type="float" office:value="20085" calcext:value-type="float">
            <text:p>20085</text:p>
          </table:table-cell>
          <table:table-cell office:value-type="float" office:value="1657" calcext:value-type="float">
            <text:p>1657</text:p>
          </table:table-cell>
          <table:table-cell office:value-type="float" office:value="17136" calcext:value-type="float">
            <text:p>17136</text:p>
          </table:table-cell>
          <table:table-cell office:value-type="float" office:value="2146" calcext:value-type="float">
            <text:p>2146</text:p>
          </table:table-cell>
          <table:table-cell office:value-type="float" office:value="4816" calcext:value-type="float">
            <text:p>4816</text:p>
          </table:table-cell>
          <table:table-cell table:number-columns-repeated="16"/>
        </table:table-row>
        <table:table-row table:style-name="ro1">
          <table:table-cell office:value-type="float" office:value="18781" calcext:value-type="float">
            <text:p>18781</text:p>
          </table:table-cell>
          <table:table-cell office:value-type="float" office:value="2367" calcext:value-type="float">
            <text:p>2367</text:p>
          </table:table-cell>
          <table:table-cell office:value-type="float" office:value="3852" calcext:value-type="float">
            <text:p>3852</text:p>
          </table:table-cell>
          <table:table-cell office:value-type="float" office:value="1587" calcext:value-type="float">
            <text:p>1587</text:p>
          </table:table-cell>
          <table:table-cell office:value-type="float" office:value="1968" calcext:value-type="float">
            <text:p>1968</text:p>
          </table:table-cell>
          <table:table-cell office:value-type="float" office:value="4746" calcext:value-type="float">
            <text:p>4746</text:p>
          </table:table-cell>
          <table:table-cell office:value-type="float" office:value="1962" calcext:value-type="float">
            <text:p>1962</text:p>
          </table:table-cell>
          <table:table-cell office:value-type="float" office:value="9058" calcext:value-type="float">
            <text:p>9058</text:p>
          </table:table-cell>
          <table:table-cell office:value-type="float" office:value="6810" calcext:value-type="float">
            <text:p>6810</text:p>
          </table:table-cell>
          <table:table-cell office:value-type="float" office:value="6084" calcext:value-type="float">
            <text:p>6084</text:p>
          </table:table-cell>
          <table:table-cell office:value-type="float" office:value="6100" calcext:value-type="float">
            <text:p>6100</text:p>
          </table:table-cell>
          <table:table-cell office:value-type="float" office:value="18779" calcext:value-type="float">
            <text:p>18779</text:p>
          </table:table-cell>
          <table:table-cell office:value-type="float" office:value="2451" calcext:value-type="float">
            <text:p>2451</text:p>
          </table:table-cell>
          <table:table-cell office:value-type="float" office:value="2373" calcext:value-type="float">
            <text:p>2373</text:p>
          </table:table-cell>
          <table:table-cell table:number-columns-repeated="16"/>
        </table:table-row>
        <table:table-row table:style-name="ro1">
          <table:table-cell office:value-type="float" office:value="4766" calcext:value-type="float">
            <text:p>4766</text:p>
          </table:table-cell>
          <table:table-cell office:value-type="float" office:value="1997" calcext:value-type="float">
            <text:p>1997</text:p>
          </table:table-cell>
          <table:table-cell office:value-type="float" office:value="7246" calcext:value-type="float">
            <text:p>7246</text:p>
          </table:table-cell>
          <table:table-cell office:value-type="float" office:value="2077" calcext:value-type="float">
            <text:p>2077</text:p>
          </table:table-cell>
          <table:table-cell office:value-type="float" office:value="3005" calcext:value-type="float">
            <text:p>3005</text:p>
          </table:table-cell>
          <table:table-cell office:value-type="float" office:value="6745" calcext:value-type="float">
            <text:p>6745</text:p>
          </table:table-cell>
          <table:table-cell office:value-type="float" office:value="4742" calcext:value-type="float">
            <text:p>4742</text:p>
          </table:table-cell>
          <table:table-cell office:value-type="float" office:value="20015" calcext:value-type="float">
            <text:p>20015</text:p>
          </table:table-cell>
          <table:table-cell office:value-type="float" office:value="4337" calcext:value-type="float">
            <text:p>4337</text:p>
          </table:table-cell>
          <table:table-cell office:value-type="float" office:value="19397" calcext:value-type="float">
            <text:p>19397</text:p>
          </table:table-cell>
          <table:table-cell office:value-type="float" office:value="18676" calcext:value-type="float">
            <text:p>18676</text:p>
          </table:table-cell>
          <table:table-cell office:value-type="float" office:value="4080" calcext:value-type="float">
            <text:p>4080</text:p>
          </table:table-cell>
          <table:table-cell office:value-type="float" office:value="2177" calcext:value-type="float">
            <text:p>2177</text:p>
          </table:table-cell>
          <table:table-cell office:value-type="float" office:value="3352" calcext:value-type="float">
            <text:p>3352</text:p>
          </table:table-cell>
          <table:table-cell table:number-columns-repeated="16"/>
        </table:table-row>
        <table:table-row table:style-name="ro1">
          <table:table-cell office:value-type="float" office:value="2665" calcext:value-type="float">
            <text:p>2665</text:p>
          </table:table-cell>
          <table:table-cell office:value-type="float" office:value="18382" calcext:value-type="float">
            <text:p>18382</text:p>
          </table:table-cell>
          <table:table-cell office:value-type="float" office:value="4268" calcext:value-type="float">
            <text:p>4268</text:p>
          </table:table-cell>
          <table:table-cell office:value-type="float" office:value="3621" calcext:value-type="float">
            <text:p>3621</text:p>
          </table:table-cell>
          <table:table-cell office:value-type="float" office:value="6235" calcext:value-type="float">
            <text:p>6235</text:p>
          </table:table-cell>
          <table:table-cell office:value-type="float" office:value="3027" calcext:value-type="float">
            <text:p>3027</text:p>
          </table:table-cell>
          <table:table-cell office:value-type="float" office:value="3073" calcext:value-type="float">
            <text:p>3073</text:p>
          </table:table-cell>
          <table:table-cell office:value-type="float" office:value="3456" calcext:value-type="float">
            <text:p>3456</text:p>
          </table:table-cell>
          <table:table-cell office:value-type="float" office:value="2320" calcext:value-type="float">
            <text:p>2320</text:p>
          </table:table-cell>
          <table:table-cell office:value-type="float" office:value="2915" calcext:value-type="float">
            <text:p>2915</text:p>
          </table:table-cell>
          <table:table-cell office:value-type="float" office:value="2541" calcext:value-type="float">
            <text:p>2541</text:p>
          </table:table-cell>
          <table:table-cell office:value-type="float" office:value="1660" calcext:value-type="float">
            <text:p>1660</text:p>
          </table:table-cell>
          <table:table-cell office:value-type="float" office:value="19188" calcext:value-type="float">
            <text:p>19188</text:p>
          </table:table-cell>
          <table:table-cell office:value-type="float" office:value="2649" calcext:value-type="float">
            <text:p>2649</text:p>
          </table:table-cell>
          <table:table-cell table:number-columns-repeated="16"/>
        </table:table-row>
        <table:table-row table:style-name="ro1">
          <table:table-cell office:value-type="float" office:value="17247" calcext:value-type="float">
            <text:p>17247</text:p>
          </table:table-cell>
          <table:table-cell office:value-type="float" office:value="20138" calcext:value-type="float">
            <text:p>20138</text:p>
          </table:table-cell>
          <table:table-cell office:value-type="float" office:value="3895" calcext:value-type="float">
            <text:p>3895</text:p>
          </table:table-cell>
          <table:table-cell office:value-type="float" office:value="2181" calcext:value-type="float">
            <text:p>2181</text:p>
          </table:table-cell>
          <table:table-cell office:value-type="float" office:value="4720" calcext:value-type="float">
            <text:p>4720</text:p>
          </table:table-cell>
          <table:table-cell office:value-type="float" office:value="3169" calcext:value-type="float">
            <text:p>3169</text:p>
          </table:table-cell>
          <table:table-cell office:value-type="float" office:value="4661" calcext:value-type="float">
            <text:p>4661</text:p>
          </table:table-cell>
          <table:table-cell office:value-type="float" office:value="5575" calcext:value-type="float">
            <text:p>5575</text:p>
          </table:table-cell>
          <table:table-cell office:value-type="float" office:value="2770" calcext:value-type="float">
            <text:p>2770</text:p>
          </table:table-cell>
          <table:table-cell office:value-type="float" office:value="20369" calcext:value-type="float">
            <text:p>20369</text:p>
          </table:table-cell>
          <table:table-cell office:value-type="float" office:value="2750" calcext:value-type="float">
            <text:p>2750</text:p>
          </table:table-cell>
          <table:table-cell office:value-type="float" office:value="3877" calcext:value-type="float">
            <text:p>3877</text:p>
          </table:table-cell>
          <table:table-cell office:value-type="float" office:value="1837" calcext:value-type="float">
            <text:p>1837</text:p>
          </table:table-cell>
          <table:table-cell office:value-type="float" office:value="2457" calcext:value-type="float">
            <text:p>2457</text:p>
          </table:table-cell>
          <table:table-cell table:number-columns-repeated="16"/>
        </table:table-row>
        <table:table-row table:style-name="ro1">
          <table:table-cell office:value-type="float" office:value="1860" calcext:value-type="float">
            <text:p>1860</text:p>
          </table:table-cell>
          <table:table-cell office:value-type="float" office:value="18941" calcext:value-type="float">
            <text:p>18941</text:p>
          </table:table-cell>
          <table:table-cell office:value-type="float" office:value="1998" calcext:value-type="float">
            <text:p>1998</text:p>
          </table:table-cell>
          <table:table-cell office:value-type="float" office:value="3384" calcext:value-type="float">
            <text:p>3384</text:p>
          </table:table-cell>
          <table:table-cell office:value-type="float" office:value="5697" calcext:value-type="float">
            <text:p>5697</text:p>
          </table:table-cell>
          <table:table-cell office:value-type="float" office:value="1943" calcext:value-type="float">
            <text:p>1943</text:p>
          </table:table-cell>
          <table:table-cell office:value-type="float" office:value="2616" calcext:value-type="float">
            <text:p>2616</text:p>
          </table:table-cell>
          <table:table-cell office:value-type="float" office:value="3599" calcext:value-type="float">
            <text:p>3599</text:p>
          </table:table-cell>
          <table:table-cell office:value-type="float" office:value="4903" calcext:value-type="float">
            <text:p>4903</text:p>
          </table:table-cell>
          <table:table-cell office:value-type="float" office:value="23354" calcext:value-type="float">
            <text:p>23354</text:p>
          </table:table-cell>
          <table:table-cell office:value-type="float" office:value="2614" calcext:value-type="float">
            <text:p>2614</text:p>
          </table:table-cell>
          <table:table-cell office:value-type="float" office:value="20548" calcext:value-type="float">
            <text:p>20548</text:p>
          </table:table-cell>
          <table:table-cell office:value-type="float" office:value="17268" calcext:value-type="float">
            <text:p>17268</text:p>
          </table:table-cell>
          <table:table-cell office:value-type="float" office:value="2904" calcext:value-type="float">
            <text:p>2904</text:p>
          </table:table-cell>
          <table:table-cell table:number-columns-repeated="16"/>
        </table:table-row>
        <table:table-row table:style-name="ro1">
          <table:table-cell office:value-type="float" office:value="4394" calcext:value-type="float">
            <text:p>4394</text:p>
          </table:table-cell>
          <table:table-cell office:value-type="float" office:value="5934" calcext:value-type="float">
            <text:p>5934</text:p>
          </table:table-cell>
          <table:table-cell office:value-type="float" office:value="3955" calcext:value-type="float">
            <text:p>3955</text:p>
          </table:table-cell>
          <table:table-cell office:value-type="float" office:value="2167" calcext:value-type="float">
            <text:p>2167</text:p>
          </table:table-cell>
          <table:table-cell office:value-type="float" office:value="2224" calcext:value-type="float">
            <text:p>2224</text:p>
          </table:table-cell>
          <table:table-cell office:value-type="float" office:value="5276" calcext:value-type="float">
            <text:p>5276</text:p>
          </table:table-cell>
          <table:table-cell office:value-type="float" office:value="22689" calcext:value-type="float">
            <text:p>22689</text:p>
          </table:table-cell>
          <table:table-cell office:value-type="float" office:value="2435" calcext:value-type="float">
            <text:p>2435</text:p>
          </table:table-cell>
          <table:table-cell office:value-type="float" office:value="22560" calcext:value-type="float">
            <text:p>22560</text:p>
          </table:table-cell>
          <table:table-cell office:value-type="float" office:value="6215" calcext:value-type="float">
            <text:p>6215</text:p>
          </table:table-cell>
          <table:table-cell office:value-type="float" office:value="26911" calcext:value-type="float">
            <text:p>26911</text:p>
          </table:table-cell>
          <table:table-cell office:value-type="float" office:value="6500" calcext:value-type="float">
            <text:p>6500</text:p>
          </table:table-cell>
          <table:table-cell office:value-type="float" office:value="4270" calcext:value-type="float">
            <text:p>4270</text:p>
          </table:table-cell>
          <table:table-cell office:value-type="float" office:value="1696" calcext:value-type="float">
            <text:p>1696</text:p>
          </table:table-cell>
          <table:table-cell table:number-columns-repeated="16"/>
        </table:table-row>
        <table:table-row table:style-name="ro1">
          <table:table-cell office:value-type="float" office:value="4921" calcext:value-type="float">
            <text:p>4921</text:p>
          </table:table-cell>
          <table:table-cell office:value-type="float" office:value="4765" calcext:value-type="float">
            <text:p>4765</text:p>
          </table:table-cell>
          <table:table-cell office:value-type="float" office:value="18324" calcext:value-type="float">
            <text:p>18324</text:p>
          </table:table-cell>
          <table:table-cell office:value-type="float" office:value="2168" calcext:value-type="float">
            <text:p>2168</text:p>
          </table:table-cell>
          <table:table-cell office:value-type="float" office:value="4965" calcext:value-type="float">
            <text:p>4965</text:p>
          </table:table-cell>
          <table:table-cell office:value-type="float" office:value="8675" calcext:value-type="float">
            <text:p>8675</text:p>
          </table:table-cell>
          <table:table-cell office:value-type="float" office:value="2993" calcext:value-type="float">
            <text:p>2993</text:p>
          </table:table-cell>
          <table:table-cell office:value-type="float" office:value="22975" calcext:value-type="float">
            <text:p>22975</text:p>
          </table:table-cell>
          <table:table-cell office:value-type="float" office:value="5553" calcext:value-type="float">
            <text:p>5553</text:p>
          </table:table-cell>
          <table:table-cell office:value-type="float" office:value="2699" calcext:value-type="float">
            <text:p>2699</text:p>
          </table:table-cell>
          <table:table-cell office:value-type="float" office:value="1802" calcext:value-type="float">
            <text:p>1802</text:p>
          </table:table-cell>
          <table:table-cell office:value-type="float" office:value="1606" calcext:value-type="float">
            <text:p>1606</text:p>
          </table:table-cell>
          <table:table-cell office:value-type="float" office:value="17151" calcext:value-type="float">
            <text:p>17151</text:p>
          </table:table-cell>
          <table:table-cell office:value-type="float" office:value="4050" calcext:value-type="float">
            <text:p>4050</text:p>
          </table:table-cell>
          <table:table-cell table:number-columns-repeated="16"/>
        </table:table-row>
        <table:table-row table:style-name="ro1">
          <table:table-cell office:value-type="float" office:value="18856" calcext:value-type="float">
            <text:p>18856</text:p>
          </table:table-cell>
          <table:table-cell office:value-type="float" office:value="2757" calcext:value-type="float">
            <text:p>2757</text:p>
          </table:table-cell>
          <table:table-cell office:value-type="float" office:value="17203" calcext:value-type="float">
            <text:p>17203</text:p>
          </table:table-cell>
          <table:table-cell office:value-type="float" office:value="2621" calcext:value-type="float">
            <text:p>2621</text:p>
          </table:table-cell>
          <table:table-cell office:value-type="float" office:value="3688" calcext:value-type="float">
            <text:p>3688</text:p>
          </table:table-cell>
          <table:table-cell office:value-type="float" office:value="17946" calcext:value-type="float">
            <text:p>17946</text:p>
          </table:table-cell>
          <table:table-cell office:value-type="float" office:value="18055" calcext:value-type="float">
            <text:p>18055</text:p>
          </table:table-cell>
          <table:table-cell office:value-type="float" office:value="2514" calcext:value-type="float">
            <text:p>2514</text:p>
          </table:table-cell>
          <table:table-cell office:value-type="float" office:value="4253" calcext:value-type="float">
            <text:p>4253</text:p>
          </table:table-cell>
          <table:table-cell office:value-type="float" office:value="5408" calcext:value-type="float">
            <text:p>5408</text:p>
          </table:table-cell>
          <table:table-cell office:value-type="float" office:value="19666" calcext:value-type="float">
            <text:p>19666</text:p>
          </table:table-cell>
          <table:table-cell office:value-type="float" office:value="3297" calcext:value-type="float">
            <text:p>3297</text:p>
          </table:table-cell>
          <table:table-cell office:value-type="float" office:value="6964" calcext:value-type="float">
            <text:p>6964</text:p>
          </table:table-cell>
          <table:table-cell office:value-type="float" office:value="2671" calcext:value-type="float">
            <text:p>2671</text:p>
          </table:table-cell>
          <table:table-cell table:number-columns-repeated="16"/>
        </table:table-row>
        <table:table-row table:style-name="ro1">
          <table:table-cell office:value-type="float" office:value="4250" calcext:value-type="float">
            <text:p>4250</text:p>
          </table:table-cell>
          <table:table-cell office:value-type="float" office:value="3695" calcext:value-type="float">
            <text:p>3695</text:p>
          </table:table-cell>
          <table:table-cell office:value-type="float" office:value="17920" calcext:value-type="float">
            <text:p>17920</text:p>
          </table:table-cell>
          <table:table-cell office:value-type="float" office:value="3487" calcext:value-type="float">
            <text:p>3487</text:p>
          </table:table-cell>
          <table:table-cell office:value-type="float" office:value="3451" calcext:value-type="float">
            <text:p>3451</text:p>
          </table:table-cell>
          <table:table-cell office:value-type="float" office:value="1871" calcext:value-type="float">
            <text:p>1871</text:p>
          </table:table-cell>
          <table:table-cell office:value-type="float" office:value="3043" calcext:value-type="float">
            <text:p>3043</text:p>
          </table:table-cell>
          <table:table-cell office:value-type="float" office:value="6156" calcext:value-type="float">
            <text:p>6156</text:p>
          </table:table-cell>
          <table:table-cell office:value-type="float" office:value="2209" calcext:value-type="float">
            <text:p>2209</text:p>
          </table:table-cell>
          <table:table-cell office:value-type="float" office:value="3558" calcext:value-type="float">
            <text:p>3558</text:p>
          </table:table-cell>
          <table:table-cell office:value-type="float" office:value="6020" calcext:value-type="float">
            <text:p>6020</text:p>
          </table:table-cell>
          <table:table-cell office:value-type="float" office:value="3438" calcext:value-type="float">
            <text:p>3438</text:p>
          </table:table-cell>
          <table:table-cell office:value-type="float" office:value="2618" calcext:value-type="float">
            <text:p>2618</text:p>
          </table:table-cell>
          <table:table-cell office:value-type="float" office:value="2613" calcext:value-type="float">
            <text:p>2613</text:p>
          </table:table-cell>
          <table:table-cell table:number-columns-repeated="16"/>
        </table:table-row>
        <table:table-row table:style-name="ro1">
          <table:table-cell office:value-type="float" office:value="7331" calcext:value-type="float">
            <text:p>7331</text:p>
          </table:table-cell>
          <table:table-cell office:value-type="float" office:value="23970" calcext:value-type="float">
            <text:p>23970</text:p>
          </table:table-cell>
          <table:table-cell office:value-type="float" office:value="4143" calcext:value-type="float">
            <text:p>4143</text:p>
          </table:table-cell>
          <table:table-cell office:value-type="float" office:value="5394" calcext:value-type="float">
            <text:p>5394</text:p>
          </table:table-cell>
          <table:table-cell office:value-type="float" office:value="2651" calcext:value-type="float">
            <text:p>2651</text:p>
          </table:table-cell>
          <table:table-cell office:value-type="float" office:value="19607" calcext:value-type="float">
            <text:p>19607</text:p>
          </table:table-cell>
          <table:table-cell office:value-type="float" office:value="1806" calcext:value-type="float">
            <text:p>1806</text:p>
          </table:table-cell>
          <table:table-cell office:value-type="float" office:value="2425" calcext:value-type="float">
            <text:p>2425</text:p>
          </table:table-cell>
          <table:table-cell office:value-type="float" office:value="1706" calcext:value-type="float">
            <text:p>1706</text:p>
          </table:table-cell>
          <table:table-cell office:value-type="float" office:value="5113" calcext:value-type="float">
            <text:p>5113</text:p>
          </table:table-cell>
          <table:table-cell office:value-type="float" office:value="7772" calcext:value-type="float">
            <text:p>7772</text:p>
          </table:table-cell>
          <table:table-cell office:value-type="float" office:value="5306" calcext:value-type="float">
            <text:p>5306</text:p>
          </table:table-cell>
          <table:table-cell office:value-type="float" office:value="1949" calcext:value-type="float">
            <text:p>1949</text:p>
          </table:table-cell>
          <table:table-cell office:value-type="float" office:value="2535" calcext:value-type="float">
            <text:p>2535</text:p>
          </table:table-cell>
          <table:table-cell table:number-columns-repeated="16"/>
        </table:table-row>
        <table:table-row table:style-name="ro1">
          <table:table-cell office:value-type="float" office:value="3755" calcext:value-type="float">
            <text:p>3755</text:p>
          </table:table-cell>
          <table:table-cell office:value-type="float" office:value="5151" calcext:value-type="float">
            <text:p>5151</text:p>
          </table:table-cell>
          <table:table-cell office:value-type="float" office:value="1944" calcext:value-type="float">
            <text:p>1944</text:p>
          </table:table-cell>
          <table:table-cell office:value-type="float" office:value="4880" calcext:value-type="float">
            <text:p>4880</text:p>
          </table:table-cell>
          <table:table-cell office:value-type="float" office:value="5397" calcext:value-type="float">
            <text:p>5397</text:p>
          </table:table-cell>
          <table:table-cell office:value-type="float" office:value="4987" calcext:value-type="float">
            <text:p>4987</text:p>
          </table:table-cell>
          <table:table-cell office:value-type="float" office:value="2381" calcext:value-type="float">
            <text:p>2381</text:p>
          </table:table-cell>
          <table:table-cell office:value-type="float" office:value="3718" calcext:value-type="float">
            <text:p>3718</text:p>
          </table:table-cell>
          <table:table-cell office:value-type="float" office:value="2108" calcext:value-type="float">
            <text:p>2108</text:p>
          </table:table-cell>
          <table:table-cell office:value-type="float" office:value="2997" calcext:value-type="float">
            <text:p>2997</text:p>
          </table:table-cell>
          <table:table-cell office:value-type="float" office:value="17191" calcext:value-type="float">
            <text:p>17191</text:p>
          </table:table-cell>
          <table:table-cell office:value-type="float" office:value="6022" calcext:value-type="float">
            <text:p>6022</text:p>
          </table:table-cell>
          <table:table-cell office:value-type="float" office:value="7166" calcext:value-type="float">
            <text:p>7166</text:p>
          </table:table-cell>
          <table:table-cell office:value-type="float" office:value="2449" calcext:value-type="float">
            <text:p>2449</text:p>
          </table:table-cell>
          <table:table-cell table:number-columns-repeated="16"/>
        </table:table-row>
        <table:table-row table:style-name="ro1">
          <table:table-cell office:value-type="float" office:value="17248" calcext:value-type="float">
            <text:p>17248</text:p>
          </table:table-cell>
          <table:table-cell office:value-type="float" office:value="2873" calcext:value-type="float">
            <text:p>2873</text:p>
          </table:table-cell>
          <table:table-cell office:value-type="float" office:value="17930" calcext:value-type="float">
            <text:p>17930</text:p>
          </table:table-cell>
          <table:table-cell office:value-type="float" office:value="4251" calcext:value-type="float">
            <text:p>4251</text:p>
          </table:table-cell>
          <table:table-cell office:value-type="float" office:value="22422" calcext:value-type="float">
            <text:p>22422</text:p>
          </table:table-cell>
          <table:table-cell office:value-type="float" office:value="3179" calcext:value-type="float">
            <text:p>3179</text:p>
          </table:table-cell>
          <table:table-cell office:value-type="float" office:value="21072" calcext:value-type="float">
            <text:p>21072</text:p>
          </table:table-cell>
          <table:table-cell office:value-type="float" office:value="2454" calcext:value-type="float">
            <text:p>2454</text:p>
          </table:table-cell>
          <table:table-cell office:value-type="float" office:value="2521" calcext:value-type="float">
            <text:p>2521</text:p>
          </table:table-cell>
          <table:table-cell office:value-type="float" office:value="2686" calcext:value-type="float">
            <text:p>2686</text:p>
          </table:table-cell>
          <table:table-cell office:value-type="float" office:value="1793" calcext:value-type="float">
            <text:p>1793</text:p>
          </table:table-cell>
          <table:table-cell office:value-type="float" office:value="1991" calcext:value-type="float">
            <text:p>1991</text:p>
          </table:table-cell>
          <table:table-cell office:value-type="float" office:value="18808" calcext:value-type="float">
            <text:p>18808</text:p>
          </table:table-cell>
          <table:table-cell office:value-type="float" office:value="1997" calcext:value-type="float">
            <text:p>1997</text:p>
          </table:table-cell>
          <table:table-cell table:number-columns-repeated="16"/>
        </table:table-row>
        <table:table-row table:style-name="ro1">
          <table:table-cell office:value-type="float" office:value="17324" calcext:value-type="float">
            <text:p>17324</text:p>
          </table:table-cell>
          <table:table-cell office:value-type="float" office:value="3933" calcext:value-type="float">
            <text:p>3933</text:p>
          </table:table-cell>
          <table:table-cell office:value-type="float" office:value="2196" calcext:value-type="float">
            <text:p>2196</text:p>
          </table:table-cell>
          <table:table-cell office:value-type="float" office:value="2968" calcext:value-type="float">
            <text:p>2968</text:p>
          </table:table-cell>
          <table:table-cell office:value-type="float" office:value="2246" calcext:value-type="float">
            <text:p>2246</text:p>
          </table:table-cell>
          <table:table-cell office:value-type="float" office:value="19622" calcext:value-type="float">
            <text:p>19622</text:p>
          </table:table-cell>
          <table:table-cell office:value-type="float" office:value="3032" calcext:value-type="float">
            <text:p>3032</text:p>
          </table:table-cell>
          <table:table-cell office:value-type="float" office:value="19135" calcext:value-type="float">
            <text:p>19135</text:p>
          </table:table-cell>
          <table:table-cell office:value-type="float" office:value="3478" calcext:value-type="float">
            <text:p>3478</text:p>
          </table:table-cell>
          <table:table-cell office:value-type="float" office:value="1655" calcext:value-type="float">
            <text:p>1655</text:p>
          </table:table-cell>
          <table:table-cell office:value-type="float" office:value="1844" calcext:value-type="float">
            <text:p>1844</text:p>
          </table:table-cell>
          <table:table-cell office:value-type="float" office:value="2206" calcext:value-type="float">
            <text:p>2206</text:p>
          </table:table-cell>
          <table:table-cell office:value-type="float" office:value="1697" calcext:value-type="float">
            <text:p>1697</text:p>
          </table:table-cell>
          <table:table-cell office:value-type="float" office:value="5419" calcext:value-type="float">
            <text:p>5419</text:p>
          </table:table-cell>
          <table:table-cell table:number-columns-repeated="16"/>
        </table:table-row>
        <table:table-row table:style-name="ro1">
          <table:table-cell office:value-type="float" office:value="3273" calcext:value-type="float">
            <text:p>3273</text:p>
          </table:table-cell>
          <table:table-cell office:value-type="float" office:value="2525" calcext:value-type="float">
            <text:p>2525</text:p>
          </table:table-cell>
          <table:table-cell office:value-type="float" office:value="2373" calcext:value-type="float">
            <text:p>2373</text:p>
          </table:table-cell>
          <table:table-cell office:value-type="float" office:value="5625" calcext:value-type="float">
            <text:p>5625</text:p>
          </table:table-cell>
          <table:table-cell office:value-type="float" office:value="2715" calcext:value-type="float">
            <text:p>2715</text:p>
          </table:table-cell>
          <table:table-cell office:value-type="float" office:value="6690" calcext:value-type="float">
            <text:p>6690</text:p>
          </table:table-cell>
          <table:table-cell office:value-type="float" office:value="20125" calcext:value-type="float">
            <text:p>20125</text:p>
          </table:table-cell>
          <table:table-cell office:value-type="float" office:value="1888" calcext:value-type="float">
            <text:p>1888</text:p>
          </table:table-cell>
          <table:table-cell office:value-type="float" office:value="1823" calcext:value-type="float">
            <text:p>1823</text:p>
          </table:table-cell>
          <table:table-cell office:value-type="float" office:value="20562" calcext:value-type="float">
            <text:p>20562</text:p>
          </table:table-cell>
          <table:table-cell office:value-type="float" office:value="2299" calcext:value-type="float">
            <text:p>2299</text:p>
          </table:table-cell>
          <table:table-cell office:value-type="float" office:value="1734" calcext:value-type="float">
            <text:p>1734</text:p>
          </table:table-cell>
          <table:table-cell office:value-type="float" office:value="4411" calcext:value-type="float">
            <text:p>4411</text:p>
          </table:table-cell>
          <table:table-cell office:value-type="float" office:value="21294" calcext:value-type="float">
            <text:p>21294</text:p>
          </table:table-cell>
          <table:table-cell table:number-columns-repeated="16"/>
        </table:table-row>
        <table:table-row table:style-name="ro1">
          <table:table-cell office:value-type="float" office:value="4679" calcext:value-type="float">
            <text:p>4679</text:p>
          </table:table-cell>
          <table:table-cell office:value-type="float" office:value="21336" calcext:value-type="float">
            <text:p>21336</text:p>
          </table:table-cell>
          <table:table-cell office:value-type="float" office:value="3129" calcext:value-type="float">
            <text:p>3129</text:p>
          </table:table-cell>
          <table:table-cell office:value-type="float" office:value="6734" calcext:value-type="float">
            <text:p>6734</text:p>
          </table:table-cell>
          <table:table-cell office:value-type="float" office:value="2964" calcext:value-type="float">
            <text:p>2964</text:p>
          </table:table-cell>
          <table:table-cell office:value-type="float" office:value="3714" calcext:value-type="float">
            <text:p>3714</text:p>
          </table:table-cell>
          <table:table-cell office:value-type="float" office:value="3104" calcext:value-type="float">
            <text:p>3104</text:p>
          </table:table-cell>
          <table:table-cell office:value-type="float" office:value="6027" calcext:value-type="float">
            <text:p>6027</text:p>
          </table:table-cell>
          <table:table-cell office:value-type="float" office:value="2823" calcext:value-type="float">
            <text:p>2823</text:p>
          </table:table-cell>
          <table:table-cell office:value-type="float" office:value="5987" calcext:value-type="float">
            <text:p>5987</text:p>
          </table:table-cell>
          <table:table-cell office:value-type="float" office:value="3367" calcext:value-type="float">
            <text:p>3367</text:p>
          </table:table-cell>
          <table:table-cell office:value-type="float" office:value="4656" calcext:value-type="float">
            <text:p>4656</text:p>
          </table:table-cell>
          <table:table-cell office:value-type="float" office:value="2644" calcext:value-type="float">
            <text:p>2644</text:p>
          </table:table-cell>
          <table:table-cell office:value-type="float" office:value="2826" calcext:value-type="float">
            <text:p>2826</text:p>
          </table:table-cell>
          <table:table-cell table:number-columns-repeated="16"/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float" office:value="2222" calcext:value-type="float">
            <text:p>2222</text:p>
          </table:table-cell>
          <table:table-cell office:value-type="float" office:value="2200" calcext:value-type="float">
            <text:p>2200</text:p>
          </table:table-cell>
          <table:table-cell office:value-type="float" office:value="1681" calcext:value-type="float">
            <text:p>1681</text:p>
          </table:table-cell>
          <table:table-cell office:value-type="float" office:value="3960" calcext:value-type="float">
            <text:p>3960</text:p>
          </table:table-cell>
          <table:table-cell office:value-type="float" office:value="1644" calcext:value-type="float">
            <text:p>1644</text:p>
          </table:table-cell>
          <table:table-cell office:value-type="float" office:value="2099" calcext:value-type="float">
            <text:p>2099</text:p>
          </table:table-cell>
          <table:table-cell office:value-type="float" office:value="2160" calcext:value-type="float">
            <text:p>2160</text:p>
          </table:table-cell>
          <table:table-cell office:value-type="float" office:value="1638" calcext:value-type="float">
            <text:p>1638</text:p>
          </table:table-cell>
          <table:table-cell office:value-type="float" office:value="6673" calcext:value-type="float">
            <text:p>6673</text:p>
          </table:table-cell>
          <table:table-cell office:value-type="float" office:value="6903" calcext:value-type="float">
            <text:p>6903</text:p>
          </table:table-cell>
          <table:table-cell office:value-type="float" office:value="22359" calcext:value-type="float">
            <text:p>22359</text:p>
          </table:table-cell>
          <table:table-cell office:value-type="float" office:value="6128" calcext:value-type="float">
            <text:p>6128</text:p>
          </table:table-cell>
          <table:table-cell office:value-type="float" office:value="2153" calcext:value-type="float">
            <text:p>2153</text:p>
          </table:table-cell>
          <table:table-cell table:number-columns-repeated="16"/>
        </table:table-row>
        <table:table-row table:style-name="ro1">
          <table:table-cell office:value-type="float" office:value="2980" calcext:value-type="float">
            <text:p>2980</text:p>
          </table:table-cell>
          <table:table-cell office:value-type="float" office:value="6687" calcext:value-type="float">
            <text:p>6687</text:p>
          </table:table-cell>
          <table:table-cell office:value-type="float" office:value="3236" calcext:value-type="float">
            <text:p>3236</text:p>
          </table:table-cell>
          <table:table-cell office:value-type="float" office:value="5605" calcext:value-type="float">
            <text:p>5605</text:p>
          </table:table-cell>
          <table:table-cell office:value-type="float" office:value="20060" calcext:value-type="float">
            <text:p>20060</text:p>
          </table:table-cell>
          <table:table-cell office:value-type="float" office:value="19452" calcext:value-type="float">
            <text:p>19452</text:p>
          </table:table-cell>
          <table:table-cell office:value-type="float" office:value="7956" calcext:value-type="float">
            <text:p>7956</text:p>
          </table:table-cell>
          <table:table-cell office:value-type="float" office:value="2154" calcext:value-type="float">
            <text:p>2154</text:p>
          </table:table-cell>
          <table:table-cell office:value-type="float" office:value="4097" calcext:value-type="float">
            <text:p>4097</text:p>
          </table:table-cell>
          <table:table-cell office:value-type="float" office:value="2959" calcext:value-type="float">
            <text:p>2959</text:p>
          </table:table-cell>
          <table:table-cell office:value-type="float" office:value="5129" calcext:value-type="float">
            <text:p>5129</text:p>
          </table:table-cell>
          <table:table-cell office:value-type="float" office:value="4365" calcext:value-type="float">
            <text:p>4365</text:p>
          </table:table-cell>
          <table:table-cell office:value-type="float" office:value="4677" calcext:value-type="float">
            <text:p>4677</text:p>
          </table:table-cell>
          <table:table-cell office:value-type="float" office:value="2319" calcext:value-type="float">
            <text:p>2319</text:p>
          </table:table-cell>
          <table:table-cell table:number-columns-repeated="16"/>
        </table:table-row>
        <table:table-row table:style-name="ro1">
          <table:table-cell office:value-type="float" office:value="2445" calcext:value-type="float">
            <text:p>2445</text:p>
          </table:table-cell>
          <table:table-cell office:value-type="float" office:value="20136" calcext:value-type="float">
            <text:p>20136</text:p>
          </table:table-cell>
          <table:table-cell office:value-type="float" office:value="3023" calcext:value-type="float">
            <text:p>3023</text:p>
          </table:table-cell>
          <table:table-cell office:value-type="float" office:value="5493" calcext:value-type="float">
            <text:p>5493</text:p>
          </table:table-cell>
          <table:table-cell office:value-type="float" office:value="18290" calcext:value-type="float">
            <text:p>18290</text:p>
          </table:table-cell>
          <table:table-cell office:value-type="float" office:value="4669" calcext:value-type="float">
            <text:p>4669</text:p>
          </table:table-cell>
          <table:table-cell office:value-type="float" office:value="2614" calcext:value-type="float">
            <text:p>2614</text:p>
          </table:table-cell>
          <table:table-cell office:value-type="float" office:value="2385" calcext:value-type="float">
            <text:p>2385</text:p>
          </table:table-cell>
          <table:table-cell office:value-type="float" office:value="4574" calcext:value-type="float">
            <text:p>4574</text:p>
          </table:table-cell>
          <table:table-cell office:value-type="float" office:value="6131" calcext:value-type="float">
            <text:p>6131</text:p>
          </table:table-cell>
          <table:table-cell office:value-type="float" office:value="3867" calcext:value-type="float">
            <text:p>3867</text:p>
          </table:table-cell>
          <table:table-cell office:value-type="float" office:value="2260" calcext:value-type="float">
            <text:p>2260</text:p>
          </table:table-cell>
          <table:table-cell office:value-type="float" office:value="2224" calcext:value-type="float">
            <text:p>2224</text:p>
          </table:table-cell>
          <table:table-cell office:value-type="float" office:value="2960" calcext:value-type="float">
            <text:p>2960</text:p>
          </table:table-cell>
          <table:table-cell table:number-columns-repeated="16"/>
        </table:table-row>
        <table:table-row table:style-name="ro1">
          <table:table-cell office:value-type="float" office:value="2121" calcext:value-type="float">
            <text:p>2121</text:p>
          </table:table-cell>
          <table:table-cell office:value-type="float" office:value="4282" calcext:value-type="float">
            <text:p>4282</text:p>
          </table:table-cell>
          <table:table-cell office:value-type="float" office:value="7386" calcext:value-type="float">
            <text:p>7386</text:p>
          </table:table-cell>
          <table:table-cell office:value-type="float" office:value="18320" calcext:value-type="float">
            <text:p>18320</text:p>
          </table:table-cell>
          <table:table-cell office:value-type="float" office:value="6493" calcext:value-type="float">
            <text:p>6493</text:p>
          </table:table-cell>
          <table:table-cell office:value-type="float" office:value="1860" calcext:value-type="float">
            <text:p>1860</text:p>
          </table:table-cell>
          <table:table-cell office:value-type="float" office:value="1755" calcext:value-type="float">
            <text:p>1755</text:p>
          </table:table-cell>
          <table:table-cell office:value-type="float" office:value="2910" calcext:value-type="float">
            <text:p>2910</text:p>
          </table:table-cell>
          <table:table-cell office:value-type="float" office:value="2009" calcext:value-type="float">
            <text:p>2009</text:p>
          </table:table-cell>
          <table:table-cell office:value-type="float" office:value="1773" calcext:value-type="float">
            <text:p>1773</text:p>
          </table:table-cell>
          <table:table-cell office:value-type="float" office:value="2612" calcext:value-type="float">
            <text:p>2612</text:p>
          </table:table-cell>
          <table:table-cell office:value-type="float" office:value="2370" calcext:value-type="float">
            <text:p>2370</text:p>
          </table:table-cell>
          <table:table-cell office:value-type="float" office:value="2725" calcext:value-type="float">
            <text:p>2725</text:p>
          </table:table-cell>
          <table:table-cell office:value-type="float" office:value="3479" calcext:value-type="float">
            <text:p>3479</text:p>
          </table:table-cell>
          <table:table-cell table:number-columns-repeated="16"/>
        </table:table-row>
        <table:table-row table:style-name="ro1">
          <table:table-cell office:value-type="float" office:value="5724" calcext:value-type="float">
            <text:p>5724</text:p>
          </table:table-cell>
          <table:table-cell office:value-type="float" office:value="3327" calcext:value-type="float">
            <text:p>3327</text:p>
          </table:table-cell>
          <table:table-cell office:value-type="float" office:value="2599" calcext:value-type="float">
            <text:p>2599</text:p>
          </table:table-cell>
          <table:table-cell office:value-type="float" office:value="18058" calcext:value-type="float">
            <text:p>18058</text:p>
          </table:table-cell>
          <table:table-cell office:value-type="float" office:value="1895" calcext:value-type="float">
            <text:p>1895</text:p>
          </table:table-cell>
          <table:table-cell office:value-type="float" office:value="4163" calcext:value-type="float">
            <text:p>4163</text:p>
          </table:table-cell>
          <table:table-cell office:value-type="float" office:value="2678" calcext:value-type="float">
            <text:p>2678</text:p>
          </table:table-cell>
          <table:table-cell office:value-type="float" office:value="2213" calcext:value-type="float">
            <text:p>2213</text:p>
          </table:table-cell>
          <table:table-cell office:value-type="float" office:value="24360" calcext:value-type="float">
            <text:p>24360</text:p>
          </table:table-cell>
          <table:table-cell office:value-type="float" office:value="2367" calcext:value-type="float">
            <text:p>2367</text:p>
          </table:table-cell>
          <table:table-cell office:value-type="float" office:value="4764" calcext:value-type="float">
            <text:p>4764</text:p>
          </table:table-cell>
          <table:table-cell office:value-type="float" office:value="1804" calcext:value-type="float">
            <text:p>1804</text:p>
          </table:table-cell>
          <table:table-cell office:value-type="float" office:value="6632" calcext:value-type="float">
            <text:p>6632</text:p>
          </table:table-cell>
          <table:table-cell office:value-type="float" office:value="2003" calcext:value-type="float">
            <text:p>2003</text:p>
          </table:table-cell>
          <table:table-cell table:number-columns-repeated="16"/>
        </table:table-row>
        <table:table-row table:style-name="ro1">
          <table:table-cell office:value-type="float" office:value="5589" calcext:value-type="float">
            <text:p>5589</text:p>
          </table:table-cell>
          <table:table-cell office:value-type="float" office:value="4565" calcext:value-type="float">
            <text:p>4565</text:p>
          </table:table-cell>
          <table:table-cell office:value-type="float" office:value="2559" calcext:value-type="float">
            <text:p>2559</text:p>
          </table:table-cell>
          <table:table-cell office:value-type="float" office:value="2431" calcext:value-type="float">
            <text:p>2431</text:p>
          </table:table-cell>
          <table:table-cell office:value-type="float" office:value="22612" calcext:value-type="float">
            <text:p>22612</text:p>
          </table:table-cell>
          <table:table-cell office:value-type="float" office:value="2516" calcext:value-type="float">
            <text:p>2516</text:p>
          </table:table-cell>
          <table:table-cell office:value-type="float" office:value="1771" calcext:value-type="float">
            <text:p>1771</text:p>
          </table:table-cell>
          <table:table-cell office:value-type="float" office:value="6502" calcext:value-type="float">
            <text:p>6502</text:p>
          </table:table-cell>
          <table:table-cell office:value-type="float" office:value="4202" calcext:value-type="float">
            <text:p>4202</text:p>
          </table:table-cell>
          <table:table-cell office:value-type="float" office:value="1503" calcext:value-type="float">
            <text:p>1503</text:p>
          </table:table-cell>
          <table:table-cell office:value-type="float" office:value="2530" calcext:value-type="float">
            <text:p>2530</text:p>
          </table:table-cell>
          <table:table-cell office:value-type="float" office:value="3456" calcext:value-type="float">
            <text:p>3456</text:p>
          </table:table-cell>
          <table:table-cell office:value-type="float" office:value="2567" calcext:value-type="float">
            <text:p>2567</text:p>
          </table:table-cell>
          <table:table-cell office:value-type="float" office:value="2431" calcext:value-type="float">
            <text:p>2431</text:p>
          </table:table-cell>
          <table:table-cell table:number-columns-repeated="16"/>
        </table:table-row>
        <table:table-row table:style-name="ro1">
          <table:table-cell office:value-type="float" office:value="1383" calcext:value-type="float">
            <text:p>1383</text:p>
          </table:table-cell>
          <table:table-cell office:value-type="float" office:value="2397" calcext:value-type="float">
            <text:p>2397</text:p>
          </table:table-cell>
          <table:table-cell office:value-type="float" office:value="2688" calcext:value-type="float">
            <text:p>2688</text:p>
          </table:table-cell>
          <table:table-cell office:value-type="float" office:value="6147" calcext:value-type="float">
            <text:p>6147</text:p>
          </table:table-cell>
          <table:table-cell office:value-type="float" office:value="4670" calcext:value-type="float">
            <text:p>4670</text:p>
          </table:table-cell>
          <table:table-cell office:value-type="float" office:value="4791" calcext:value-type="float">
            <text:p>4791</text:p>
          </table:table-cell>
          <table:table-cell office:value-type="float" office:value="2315" calcext:value-type="float">
            <text:p>2315</text:p>
          </table:table-cell>
          <table:table-cell office:value-type="float" office:value="19400" calcext:value-type="float">
            <text:p>19400</text:p>
          </table:table-cell>
          <table:table-cell office:value-type="float" office:value="3766" calcext:value-type="float">
            <text:p>3766</text:p>
          </table:table-cell>
          <table:table-cell office:value-type="float" office:value="2236" calcext:value-type="float">
            <text:p>2236</text:p>
          </table:table-cell>
          <table:table-cell office:value-type="float" office:value="2322" calcext:value-type="float">
            <text:p>2322</text:p>
          </table:table-cell>
          <table:table-cell office:value-type="float" office:value="4857" calcext:value-type="float">
            <text:p>4857</text:p>
          </table:table-cell>
          <table:table-cell office:value-type="float" office:value="17174" calcext:value-type="float">
            <text:p>17174</text:p>
          </table:table-cell>
          <table:table-cell office:value-type="float" office:value="4003" calcext:value-type="float">
            <text:p>4003</text:p>
          </table:table-cell>
          <table:table-cell table:number-columns-repeated="16"/>
        </table:table-row>
        <table:table-row table:style-name="ro1">
          <table:table-cell office:value-type="float" office:value="4523" calcext:value-type="float">
            <text:p>4523</text:p>
          </table:table-cell>
          <table:table-cell office:value-type="float" office:value="3998" calcext:value-type="float">
            <text:p>3998</text:p>
          </table:table-cell>
          <table:table-cell office:value-type="float" office:value="2708" calcext:value-type="float">
            <text:p>2708</text:p>
          </table:table-cell>
          <table:table-cell office:value-type="float" office:value="4237" calcext:value-type="float">
            <text:p>4237</text:p>
          </table:table-cell>
          <table:table-cell office:value-type="float" office:value="18772" calcext:value-type="float">
            <text:p>18772</text:p>
          </table:table-cell>
          <table:table-cell office:value-type="float" office:value="5729" calcext:value-type="float">
            <text:p>5729</text:p>
          </table:table-cell>
          <table:table-cell office:value-type="float" office:value="3535" calcext:value-type="float">
            <text:p>3535</text:p>
          </table:table-cell>
          <table:table-cell office:value-type="float" office:value="1858" calcext:value-type="float">
            <text:p>1858</text:p>
          </table:table-cell>
          <table:table-cell office:value-type="float" office:value="1807" calcext:value-type="float">
            <text:p>1807</text:p>
          </table:table-cell>
          <table:table-cell office:value-type="float" office:value="2947" calcext:value-type="float">
            <text:p>2947</text:p>
          </table:table-cell>
          <table:table-cell office:value-type="float" office:value="5669" calcext:value-type="float">
            <text:p>5669</text:p>
          </table:table-cell>
          <table:table-cell office:value-type="float" office:value="3167" calcext:value-type="float">
            <text:p>3167</text:p>
          </table:table-cell>
          <table:table-cell office:value-type="float" office:value="2878" calcext:value-type="float">
            <text:p>2878</text:p>
          </table:table-cell>
          <table:table-cell office:value-type="float" office:value="4940" calcext:value-type="float">
            <text:p>494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uerza Bruta</text:p>
          </table:table-cell>
          <table:table-cell table:number-columns-repeated="29"/>
        </table:table-row>
        <table:table-row table:style-name="ro1">
          <table:table-cell office:value-type="float" office:value="329390" calcext:value-type="float">
            <text:p>329390</text:p>
          </table:table-cell>
          <table:table-cell office:value-type="float" office:value="384454" calcext:value-type="float">
            <text:p>384454</text:p>
          </table:table-cell>
          <table:table-cell office:value-type="float" office:value="376596" calcext:value-type="float">
            <text:p>376596</text:p>
          </table:table-cell>
          <table:table-cell office:value-type="float" office:value="330809" calcext:value-type="float">
            <text:p>330809</text:p>
          </table:table-cell>
          <table:table-cell office:value-type="float" office:value="389055" calcext:value-type="float">
            <text:p>389055</text:p>
          </table:table-cell>
          <table:table-cell office:value-type="float" office:value="408866" calcext:value-type="float">
            <text:p>408866</text:p>
          </table:table-cell>
          <table:table-cell office:value-type="float" office:value="388570" calcext:value-type="float">
            <text:p>388570</text:p>
          </table:table-cell>
          <table:table-cell office:value-type="float" office:value="408894" calcext:value-type="float">
            <text:p>408894</text:p>
          </table:table-cell>
          <table:table-cell office:value-type="float" office:value="383039" calcext:value-type="float">
            <text:p>383039</text:p>
          </table:table-cell>
          <table:table-cell office:value-type="float" office:value="329387" calcext:value-type="float">
            <text:p>329387</text:p>
          </table:table-cell>
          <table:table-cell office:value-type="float" office:value="382161" calcext:value-type="float">
            <text:p>382161</text:p>
          </table:table-cell>
          <table:table-cell office:value-type="float" office:value="382788" calcext:value-type="float">
            <text:p>382788</text:p>
          </table:table-cell>
          <table:table-cell office:value-type="float" office:value="384196" calcext:value-type="float">
            <text:p>384196</text:p>
          </table:table-cell>
          <table:table-cell office:value-type="float" office:value="408880" calcext:value-type="float">
            <text:p>408880</text:p>
          </table:table-cell>
          <table:table-cell table:number-columns-repeated="16"/>
        </table:table-row>
        <table:table-row table:style-name="ro1">
          <table:table-cell office:value-type="float" office:value="382929" calcext:value-type="float">
            <text:p>382929</text:p>
          </table:table-cell>
          <table:table-cell office:value-type="float" office:value="384140" calcext:value-type="float">
            <text:p>384140</text:p>
          </table:table-cell>
          <table:table-cell office:value-type="float" office:value="375541" calcext:value-type="float">
            <text:p>375541</text:p>
          </table:table-cell>
          <table:table-cell office:value-type="float" office:value="382396" calcext:value-type="float">
            <text:p>382396</text:p>
          </table:table-cell>
          <table:table-cell office:value-type="float" office:value="407826" calcext:value-type="float">
            <text:p>407826</text:p>
          </table:table-cell>
          <table:table-cell office:value-type="float" office:value="329314" calcext:value-type="float">
            <text:p>329314</text:p>
          </table:table-cell>
          <table:table-cell office:value-type="float" office:value="409089" calcext:value-type="float">
            <text:p>409089</text:p>
          </table:table-cell>
          <table:table-cell office:value-type="float" office:value="384230" calcext:value-type="float">
            <text:p>384230</text:p>
          </table:table-cell>
          <table:table-cell office:value-type="float" office:value="329236" calcext:value-type="float">
            <text:p>329236</text:p>
          </table:table-cell>
          <table:table-cell office:value-type="float" office:value="329377" calcext:value-type="float">
            <text:p>329377</text:p>
          </table:table-cell>
          <table:table-cell office:value-type="float" office:value="375577" calcext:value-type="float">
            <text:p>375577</text:p>
          </table:table-cell>
          <table:table-cell office:value-type="float" office:value="389291" calcext:value-type="float">
            <text:p>389291</text:p>
          </table:table-cell>
          <table:table-cell office:value-type="float" office:value="354156" calcext:value-type="float">
            <text:p>354156</text:p>
          </table:table-cell>
          <table:table-cell office:value-type="float" office:value="407129" calcext:value-type="float">
            <text:p>407129</text:p>
          </table:table-cell>
          <table:table-cell table:number-columns-repeated="16"/>
        </table:table-row>
        <table:table-row table:style-name="ro1">
          <table:table-cell office:value-type="float" office:value="383150" calcext:value-type="float">
            <text:p>383150</text:p>
          </table:table-cell>
          <table:table-cell office:value-type="float" office:value="391674" calcext:value-type="float">
            <text:p>391674</text:p>
          </table:table-cell>
          <table:table-cell office:value-type="float" office:value="389828" calcext:value-type="float">
            <text:p>389828</text:p>
          </table:table-cell>
          <table:table-cell office:value-type="float" office:value="382701" calcext:value-type="float">
            <text:p>382701</text:p>
          </table:table-cell>
          <table:table-cell office:value-type="float" office:value="382559" calcext:value-type="float">
            <text:p>382559</text:p>
          </table:table-cell>
          <table:table-cell office:value-type="float" office:value="388530" calcext:value-type="float">
            <text:p>388530</text:p>
          </table:table-cell>
          <table:table-cell office:value-type="float" office:value="330730" calcext:value-type="float">
            <text:p>330730</text:p>
          </table:table-cell>
          <table:table-cell office:value-type="float" office:value="381947" calcext:value-type="float">
            <text:p>381947</text:p>
          </table:table-cell>
          <table:table-cell office:value-type="float" office:value="376661" calcext:value-type="float">
            <text:p>376661</text:p>
          </table:table-cell>
          <table:table-cell office:value-type="float" office:value="407770" calcext:value-type="float">
            <text:p>407770</text:p>
          </table:table-cell>
          <table:table-cell office:value-type="float" office:value="387275" calcext:value-type="float">
            <text:p>387275</text:p>
          </table:table-cell>
          <table:table-cell office:value-type="float" office:value="328085" calcext:value-type="float">
            <text:p>328085</text:p>
          </table:table-cell>
          <table:table-cell office:value-type="float" office:value="387558" calcext:value-type="float">
            <text:p>387558</text:p>
          </table:table-cell>
          <table:table-cell office:value-type="float" office:value="382985" calcext:value-type="float">
            <text:p>382985</text:p>
          </table:table-cell>
          <table:table-cell table:number-columns-repeated="16"/>
        </table:table-row>
        <table:table-row table:style-name="ro1">
          <table:table-cell office:value-type="float" office:value="329422" calcext:value-type="float">
            <text:p>329422</text:p>
          </table:table-cell>
          <table:table-cell office:value-type="float" office:value="390231" calcext:value-type="float">
            <text:p>390231</text:p>
          </table:table-cell>
          <table:table-cell office:value-type="float" office:value="383228" calcext:value-type="float">
            <text:p>383228</text:p>
          </table:table-cell>
          <table:table-cell office:value-type="float" office:value="388437" calcext:value-type="float">
            <text:p>388437</text:p>
          </table:table-cell>
          <table:table-cell office:value-type="float" office:value="382042" calcext:value-type="float">
            <text:p>382042</text:p>
          </table:table-cell>
          <table:table-cell office:value-type="float" office:value="375592" calcext:value-type="float">
            <text:p>375592</text:p>
          </table:table-cell>
          <table:table-cell office:value-type="float" office:value="390526" calcext:value-type="float">
            <text:p>390526</text:p>
          </table:table-cell>
          <table:table-cell office:value-type="float" office:value="381377" calcext:value-type="float">
            <text:p>381377</text:p>
          </table:table-cell>
          <table:table-cell office:value-type="float" office:value="382565" calcext:value-type="float">
            <text:p>382565</text:p>
          </table:table-cell>
          <table:table-cell office:value-type="float" office:value="328048" calcext:value-type="float">
            <text:p>328048</text:p>
          </table:table-cell>
          <table:table-cell office:value-type="float" office:value="328316" calcext:value-type="float">
            <text:p>328316</text:p>
          </table:table-cell>
          <table:table-cell office:value-type="float" office:value="388902" calcext:value-type="float">
            <text:p>388902</text:p>
          </table:table-cell>
          <table:table-cell office:value-type="float" office:value="376781" calcext:value-type="float">
            <text:p>376781</text:p>
          </table:table-cell>
          <table:table-cell office:value-type="float" office:value="384273" calcext:value-type="float">
            <text:p>384273</text:p>
          </table:table-cell>
          <table:table-cell table:number-columns-repeated="16"/>
        </table:table-row>
        <table:table-row table:style-name="ro1">
          <table:table-cell office:value-type="float" office:value="384269" calcext:value-type="float">
            <text:p>384269</text:p>
          </table:table-cell>
          <table:table-cell office:value-type="float" office:value="387754" calcext:value-type="float">
            <text:p>387754</text:p>
          </table:table-cell>
          <table:table-cell office:value-type="float" office:value="381123" calcext:value-type="float">
            <text:p>381123</text:p>
          </table:table-cell>
          <table:table-cell office:value-type="float" office:value="392076" calcext:value-type="float">
            <text:p>392076</text:p>
          </table:table-cell>
          <table:table-cell office:value-type="float" office:value="389230" calcext:value-type="float">
            <text:p>389230</text:p>
          </table:table-cell>
          <table:table-cell office:value-type="float" office:value="374585" calcext:value-type="float">
            <text:p>374585</text:p>
          </table:table-cell>
          <table:table-cell office:value-type="float" office:value="388740" calcext:value-type="float">
            <text:p>388740</text:p>
          </table:table-cell>
          <table:table-cell office:value-type="float" office:value="383119" calcext:value-type="float">
            <text:p>383119</text:p>
          </table:table-cell>
          <table:table-cell office:value-type="float" office:value="381461" calcext:value-type="float">
            <text:p>381461</text:p>
          </table:table-cell>
          <table:table-cell office:value-type="float" office:value="387797" calcext:value-type="float">
            <text:p>387797</text:p>
          </table:table-cell>
          <table:table-cell office:value-type="float" office:value="390389" calcext:value-type="float">
            <text:p>390389</text:p>
          </table:table-cell>
          <table:table-cell office:value-type="float" office:value="376665" calcext:value-type="float">
            <text:p>376665</text:p>
          </table:table-cell>
          <table:table-cell office:value-type="float" office:value="408930" calcext:value-type="float">
            <text:p>408930</text:p>
          </table:table-cell>
          <table:table-cell office:value-type="float" office:value="384459" calcext:value-type="float">
            <text:p>384459</text:p>
          </table:table-cell>
          <table:table-cell table:number-columns-repeated="16"/>
        </table:table-row>
        <table:table-row table:style-name="ro1">
          <table:table-cell office:value-type="float" office:value="408482" calcext:value-type="float">
            <text:p>408482</text:p>
          </table:table-cell>
          <table:table-cell office:value-type="float" office:value="376571" calcext:value-type="float">
            <text:p>376571</text:p>
          </table:table-cell>
          <table:table-cell office:value-type="float" office:value="388294" calcext:value-type="float">
            <text:p>388294</text:p>
          </table:table-cell>
          <table:table-cell office:value-type="float" office:value="375470" calcext:value-type="float">
            <text:p>375470</text:p>
          </table:table-cell>
          <table:table-cell office:value-type="float" office:value="375518" calcext:value-type="float">
            <text:p>375518</text:p>
          </table:table-cell>
          <table:table-cell office:value-type="float" office:value="389053" calcext:value-type="float">
            <text:p>389053</text:p>
          </table:table-cell>
          <table:table-cell office:value-type="float" office:value="383211" calcext:value-type="float">
            <text:p>383211</text:p>
          </table:table-cell>
          <table:table-cell office:value-type="float" office:value="389774" calcext:value-type="float">
            <text:p>389774</text:p>
          </table:table-cell>
          <table:table-cell office:value-type="float" office:value="388548" calcext:value-type="float">
            <text:p>388548</text:p>
          </table:table-cell>
          <table:table-cell office:value-type="float" office:value="383486" calcext:value-type="float">
            <text:p>383486</text:p>
          </table:table-cell>
          <table:table-cell office:value-type="float" office:value="383374" calcext:value-type="float">
            <text:p>383374</text:p>
          </table:table-cell>
          <table:table-cell office:value-type="float" office:value="391383" calcext:value-type="float">
            <text:p>391383</text:p>
          </table:table-cell>
          <table:table-cell office:value-type="float" office:value="387734" calcext:value-type="float">
            <text:p>387734</text:p>
          </table:table-cell>
          <table:table-cell office:value-type="float" office:value="401648" calcext:value-type="float">
            <text:p>401648</text:p>
          </table:table-cell>
          <table:table-cell table:number-columns-repeated="16"/>
        </table:table-row>
        <table:table-row table:style-name="ro1">
          <table:table-cell office:value-type="float" office:value="389841" calcext:value-type="float">
            <text:p>389841</text:p>
          </table:table-cell>
          <table:table-cell office:value-type="float" office:value="381449" calcext:value-type="float">
            <text:p>381449</text:p>
          </table:table-cell>
          <table:table-cell office:value-type="float" office:value="407449" calcext:value-type="float">
            <text:p>407449</text:p>
          </table:table-cell>
          <table:table-cell office:value-type="float" office:value="321353" calcext:value-type="float">
            <text:p>321353</text:p>
          </table:table-cell>
          <table:table-cell office:value-type="float" office:value="384088" calcext:value-type="float">
            <text:p>384088</text:p>
          </table:table-cell>
          <table:table-cell office:value-type="float" office:value="382283" calcext:value-type="float">
            <text:p>382283</text:p>
          </table:table-cell>
          <table:table-cell office:value-type="float" office:value="328019" calcext:value-type="float">
            <text:p>328019</text:p>
          </table:table-cell>
          <table:table-cell office:value-type="float" office:value="389539" calcext:value-type="float">
            <text:p>389539</text:p>
          </table:table-cell>
          <table:table-cell office:value-type="float" office:value="328595" calcext:value-type="float">
            <text:p>328595</text:p>
          </table:table-cell>
          <table:table-cell office:value-type="float" office:value="391333" calcext:value-type="float">
            <text:p>391333</text:p>
          </table:table-cell>
          <table:table-cell office:value-type="float" office:value="389792" calcext:value-type="float">
            <text:p>389792</text:p>
          </table:table-cell>
          <table:table-cell office:value-type="float" office:value="381570" calcext:value-type="float">
            <text:p>381570</text:p>
          </table:table-cell>
          <table:table-cell office:value-type="float" office:value="381417" calcext:value-type="float">
            <text:p>381417</text:p>
          </table:table-cell>
          <table:table-cell office:value-type="float" office:value="329989" calcext:value-type="float">
            <text:p>329989</text:p>
          </table:table-cell>
          <table:table-cell table:number-columns-repeated="16"/>
        </table:table-row>
        <table:table-row table:style-name="ro1">
          <table:table-cell office:value-type="float" office:value="388788" calcext:value-type="float">
            <text:p>388788</text:p>
          </table:table-cell>
          <table:table-cell office:value-type="float" office:value="327970" calcext:value-type="float">
            <text:p>327970</text:p>
          </table:table-cell>
          <table:table-cell office:value-type="float" office:value="390124" calcext:value-type="float">
            <text:p>390124</text:p>
          </table:table-cell>
          <table:table-cell office:value-type="float" office:value="407129" calcext:value-type="float">
            <text:p>407129</text:p>
          </table:table-cell>
          <table:table-cell office:value-type="float" office:value="388782" calcext:value-type="float">
            <text:p>388782</text:p>
          </table:table-cell>
          <table:table-cell office:value-type="float" office:value="408947" calcext:value-type="float">
            <text:p>408947</text:p>
          </table:table-cell>
          <table:table-cell office:value-type="float" office:value="375150" calcext:value-type="float">
            <text:p>375150</text:p>
          </table:table-cell>
          <table:table-cell office:value-type="float" office:value="408848" calcext:value-type="float">
            <text:p>408848</text:p>
          </table:table-cell>
          <table:table-cell office:value-type="float" office:value="386646" calcext:value-type="float">
            <text:p>386646</text:p>
          </table:table-cell>
          <table:table-cell office:value-type="float" office:value="390224" calcext:value-type="float">
            <text:p>390224</text:p>
          </table:table-cell>
          <table:table-cell office:value-type="float" office:value="375278" calcext:value-type="float">
            <text:p>375278</text:p>
          </table:table-cell>
          <table:table-cell office:value-type="float" office:value="408709" calcext:value-type="float">
            <text:p>408709</text:p>
          </table:table-cell>
          <table:table-cell office:value-type="float" office:value="384215" calcext:value-type="float">
            <text:p>384215</text:p>
          </table:table-cell>
          <table:table-cell office:value-type="float" office:value="381714" calcext:value-type="float">
            <text:p>381714</text:p>
          </table:table-cell>
          <table:table-cell table:number-columns-repeated="16"/>
        </table:table-row>
        <table:table-row table:style-name="ro1">
          <table:table-cell office:value-type="float" office:value="327970" calcext:value-type="float">
            <text:p>327970</text:p>
          </table:table-cell>
          <table:table-cell office:value-type="float" office:value="405665" calcext:value-type="float">
            <text:p>405665</text:p>
          </table:table-cell>
          <table:table-cell office:value-type="float" office:value="387806" calcext:value-type="float">
            <text:p>387806</text:p>
          </table:table-cell>
          <table:table-cell office:value-type="float" office:value="388411" calcext:value-type="float">
            <text:p>388411</text:p>
          </table:table-cell>
          <table:table-cell office:value-type="float" office:value="377201" calcext:value-type="float">
            <text:p>377201</text:p>
          </table:table-cell>
          <table:table-cell office:value-type="float" office:value="389043" calcext:value-type="float">
            <text:p>389043</text:p>
          </table:table-cell>
          <table:table-cell office:value-type="float" office:value="329393" calcext:value-type="float">
            <text:p>329393</text:p>
          </table:table-cell>
          <table:table-cell office:value-type="float" office:value="377194" calcext:value-type="float">
            <text:p>377194</text:p>
          </table:table-cell>
          <table:table-cell office:value-type="float" office:value="328163" calcext:value-type="float">
            <text:p>328163</text:p>
          </table:table-cell>
          <table:table-cell office:value-type="float" office:value="329457" calcext:value-type="float">
            <text:p>329457</text:p>
          </table:table-cell>
          <table:table-cell office:value-type="float" office:value="327951" calcext:value-type="float">
            <text:p>327951</text:p>
          </table:table-cell>
          <table:table-cell office:value-type="float" office:value="354081" calcext:value-type="float">
            <text:p>354081</text:p>
          </table:table-cell>
          <table:table-cell office:value-type="float" office:value="375159" calcext:value-type="float">
            <text:p>375159</text:p>
          </table:table-cell>
          <table:table-cell office:value-type="float" office:value="389250" calcext:value-type="float">
            <text:p>389250</text:p>
          </table:table-cell>
          <table:table-cell table:number-columns-repeated="16"/>
        </table:table-row>
        <table:table-row table:style-name="ro1">
          <table:table-cell office:value-type="float" office:value="391301" calcext:value-type="float">
            <text:p>391301</text:p>
          </table:table-cell>
          <table:table-cell office:value-type="float" office:value="387636" calcext:value-type="float">
            <text:p>387636</text:p>
          </table:table-cell>
          <table:table-cell office:value-type="float" office:value="381182" calcext:value-type="float">
            <text:p>381182</text:p>
          </table:table-cell>
          <table:table-cell office:value-type="float" office:value="389951" calcext:value-type="float">
            <text:p>389951</text:p>
          </table:table-cell>
          <table:table-cell office:value-type="float" office:value="375616" calcext:value-type="float">
            <text:p>375616</text:p>
          </table:table-cell>
          <table:table-cell office:value-type="float" office:value="382683" calcext:value-type="float">
            <text:p>382683</text:p>
          </table:table-cell>
          <table:table-cell office:value-type="float" office:value="407131" calcext:value-type="float">
            <text:p>407131</text:p>
          </table:table-cell>
          <table:table-cell office:value-type="float" office:value="389005" calcext:value-type="float">
            <text:p>389005</text:p>
          </table:table-cell>
          <table:table-cell office:value-type="float" office:value="390201" calcext:value-type="float">
            <text:p>390201</text:p>
          </table:table-cell>
          <table:table-cell office:value-type="float" office:value="383572" calcext:value-type="float">
            <text:p>383572</text:p>
          </table:table-cell>
          <table:table-cell office:value-type="float" office:value="384486" calcext:value-type="float">
            <text:p>384486</text:p>
          </table:table-cell>
          <table:table-cell office:value-type="float" office:value="388572" calcext:value-type="float">
            <text:p>388572</text:p>
          </table:table-cell>
          <table:table-cell office:value-type="float" office:value="407491" calcext:value-type="float">
            <text:p>407491</text:p>
          </table:table-cell>
          <table:table-cell office:value-type="float" office:value="382416" calcext:value-type="float">
            <text:p>382416</text:p>
          </table:table-cell>
          <table:table-cell table:number-columns-repeated="16"/>
        </table:table-row>
        <table:table-row table:style-name="ro1">
          <table:table-cell office:value-type="float" office:value="407161" calcext:value-type="float">
            <text:p>407161</text:p>
          </table:table-cell>
          <table:table-cell office:value-type="float" office:value="384316" calcext:value-type="float">
            <text:p>384316</text:p>
          </table:table-cell>
          <table:table-cell office:value-type="float" office:value="383001" calcext:value-type="float">
            <text:p>383001</text:p>
          </table:table-cell>
          <table:table-cell office:value-type="float" office:value="384268" calcext:value-type="float">
            <text:p>384268</text:p>
          </table:table-cell>
          <table:table-cell office:value-type="float" office:value="334169" calcext:value-type="float">
            <text:p>334169</text:p>
          </table:table-cell>
          <table:table-cell office:value-type="float" office:value="382942" calcext:value-type="float">
            <text:p>382942</text:p>
          </table:table-cell>
          <table:table-cell office:value-type="float" office:value="388908" calcext:value-type="float">
            <text:p>388908</text:p>
          </table:table-cell>
          <table:table-cell office:value-type="float" office:value="384017" calcext:value-type="float">
            <text:p>384017</text:p>
          </table:table-cell>
          <table:table-cell office:value-type="float" office:value="383176" calcext:value-type="float">
            <text:p>383176</text:p>
          </table:table-cell>
          <table:table-cell office:value-type="float" office:value="329477" calcext:value-type="float">
            <text:p>329477</text:p>
          </table:table-cell>
          <table:table-cell office:value-type="float" office:value="408889" calcext:value-type="float">
            <text:p>408889</text:p>
          </table:table-cell>
          <table:table-cell office:value-type="float" office:value="408635" calcext:value-type="float">
            <text:p>408635</text:p>
          </table:table-cell>
          <table:table-cell office:value-type="float" office:value="328089" calcext:value-type="float">
            <text:p>328089</text:p>
          </table:table-cell>
          <table:table-cell office:value-type="float" office:value="384200" calcext:value-type="float">
            <text:p>384200</text:p>
          </table:table-cell>
          <table:table-cell table:number-columns-repeated="16"/>
        </table:table-row>
        <table:table-row table:style-name="ro1">
          <table:table-cell office:value-type="float" office:value="390118" calcext:value-type="float">
            <text:p>390118</text:p>
          </table:table-cell>
          <table:table-cell office:value-type="float" office:value="408686" calcext:value-type="float">
            <text:p>408686</text:p>
          </table:table-cell>
          <table:table-cell office:value-type="float" office:value="375232" calcext:value-type="float">
            <text:p>375232</text:p>
          </table:table-cell>
          <table:table-cell office:value-type="float" office:value="383364" calcext:value-type="float">
            <text:p>383364</text:p>
          </table:table-cell>
          <table:table-cell office:value-type="float" office:value="384139" calcext:value-type="float">
            <text:p>384139</text:p>
          </table:table-cell>
          <table:table-cell office:value-type="float" office:value="328629" calcext:value-type="float">
            <text:p>328629</text:p>
          </table:table-cell>
          <table:table-cell office:value-type="float" office:value="407677" calcext:value-type="float">
            <text:p>407677</text:p>
          </table:table-cell>
          <table:table-cell office:value-type="float" office:value="329241" calcext:value-type="float">
            <text:p>329241</text:p>
          </table:table-cell>
          <table:table-cell office:value-type="float" office:value="376566" calcext:value-type="float">
            <text:p>376566</text:p>
          </table:table-cell>
          <table:table-cell office:value-type="float" office:value="329307" calcext:value-type="float">
            <text:p>329307</text:p>
          </table:table-cell>
          <table:table-cell office:value-type="float" office:value="383415" calcext:value-type="float">
            <text:p>383415</text:p>
          </table:table-cell>
          <table:table-cell office:value-type="float" office:value="388588" calcext:value-type="float">
            <text:p>388588</text:p>
          </table:table-cell>
          <table:table-cell office:value-type="float" office:value="407502" calcext:value-type="float">
            <text:p>407502</text:p>
          </table:table-cell>
          <table:table-cell office:value-type="float" office:value="407240" calcext:value-type="float">
            <text:p>407240</text:p>
          </table:table-cell>
          <table:table-cell table:number-columns-repeated="16"/>
        </table:table-row>
        <table:table-row table:style-name="ro1">
          <table:table-cell office:value-type="float" office:value="381492" calcext:value-type="float">
            <text:p>381492</text:p>
          </table:table-cell>
          <table:table-cell office:value-type="float" office:value="390589" calcext:value-type="float">
            <text:p>390589</text:p>
          </table:table-cell>
          <table:table-cell office:value-type="float" office:value="389009" calcext:value-type="float">
            <text:p>389009</text:p>
          </table:table-cell>
          <table:table-cell office:value-type="float" office:value="408045" calcext:value-type="float">
            <text:p>408045</text:p>
          </table:table-cell>
          <table:table-cell office:value-type="float" office:value="391579" calcext:value-type="float">
            <text:p>391579</text:p>
          </table:table-cell>
          <table:table-cell office:value-type="float" office:value="383502" calcext:value-type="float">
            <text:p>383502</text:p>
          </table:table-cell>
          <table:table-cell office:value-type="float" office:value="382469" calcext:value-type="float">
            <text:p>382469</text:p>
          </table:table-cell>
          <table:table-cell office:value-type="float" office:value="335094" calcext:value-type="float">
            <text:p>335094</text:p>
          </table:table-cell>
          <table:table-cell office:value-type="float" office:value="329569" calcext:value-type="float">
            <text:p>329569</text:p>
          </table:table-cell>
          <table:table-cell office:value-type="float" office:value="376736" calcext:value-type="float">
            <text:p>376736</text:p>
          </table:table-cell>
          <table:table-cell office:value-type="float" office:value="384425" calcext:value-type="float">
            <text:p>384425</text:p>
          </table:table-cell>
          <table:table-cell office:value-type="float" office:value="391316" calcext:value-type="float">
            <text:p>391316</text:p>
          </table:table-cell>
          <table:table-cell office:value-type="float" office:value="387787" calcext:value-type="float">
            <text:p>387787</text:p>
          </table:table-cell>
          <table:table-cell office:value-type="float" office:value="390053" calcext:value-type="float">
            <text:p>390053</text:p>
          </table:table-cell>
          <table:table-cell table:number-columns-repeated="16"/>
        </table:table-row>
        <table:table-row table:style-name="ro1">
          <table:table-cell office:value-type="float" office:value="382903" calcext:value-type="float">
            <text:p>382903</text:p>
          </table:table-cell>
          <table:table-cell office:value-type="float" office:value="375788" calcext:value-type="float">
            <text:p>375788</text:p>
          </table:table-cell>
          <table:table-cell office:value-type="float" office:value="355619" calcext:value-type="float">
            <text:p>355619</text:p>
          </table:table-cell>
          <table:table-cell office:value-type="float" office:value="407980" calcext:value-type="float">
            <text:p>407980</text:p>
          </table:table-cell>
          <table:table-cell office:value-type="float" office:value="408634" calcext:value-type="float">
            <text:p>408634</text:p>
          </table:table-cell>
          <table:table-cell office:value-type="float" office:value="377133" calcext:value-type="float">
            <text:p>377133</text:p>
          </table:table-cell>
          <table:table-cell office:value-type="float" office:value="407531" calcext:value-type="float">
            <text:p>407531</text:p>
          </table:table-cell>
          <table:table-cell office:value-type="float" office:value="390107" calcext:value-type="float">
            <text:p>390107</text:p>
          </table:table-cell>
          <table:table-cell office:value-type="float" office:value="390292" calcext:value-type="float">
            <text:p>390292</text:p>
          </table:table-cell>
          <table:table-cell office:value-type="float" office:value="408966" calcext:value-type="float">
            <text:p>408966</text:p>
          </table:table-cell>
          <table:table-cell office:value-type="float" office:value="407318" calcext:value-type="float">
            <text:p>407318</text:p>
          </table:table-cell>
          <table:table-cell office:value-type="float" office:value="389158" calcext:value-type="float">
            <text:p>389158</text:p>
          </table:table-cell>
          <table:table-cell office:value-type="float" office:value="329469" calcext:value-type="float">
            <text:p>329469</text:p>
          </table:table-cell>
          <table:table-cell office:value-type="float" office:value="328133" calcext:value-type="float">
            <text:p>328133</text:p>
          </table:table-cell>
          <table:table-cell table:number-columns-repeated="16"/>
        </table:table-row>
        <table:table-row table:style-name="ro1">
          <table:table-cell office:value-type="float" office:value="376088" calcext:value-type="float">
            <text:p>376088</text:p>
          </table:table-cell>
          <table:table-cell office:value-type="float" office:value="387486" calcext:value-type="float">
            <text:p>387486</text:p>
          </table:table-cell>
          <table:table-cell office:value-type="float" office:value="383529" calcext:value-type="float">
            <text:p>383529</text:p>
          </table:table-cell>
          <table:table-cell office:value-type="float" office:value="408973" calcext:value-type="float">
            <text:p>408973</text:p>
          </table:table-cell>
          <table:table-cell office:value-type="float" office:value="408929" calcext:value-type="float">
            <text:p>408929</text:p>
          </table:table-cell>
          <table:table-cell office:value-type="float" office:value="329159" calcext:value-type="float">
            <text:p>329159</text:p>
          </table:table-cell>
          <table:table-cell office:value-type="float" office:value="388502" calcext:value-type="float">
            <text:p>388502</text:p>
          </table:table-cell>
          <table:table-cell office:value-type="float" office:value="406550" calcext:value-type="float">
            <text:p>406550</text:p>
          </table:table-cell>
          <table:table-cell office:value-type="float" office:value="389363" calcext:value-type="float">
            <text:p>389363</text:p>
          </table:table-cell>
          <table:table-cell office:value-type="float" office:value="408812" calcext:value-type="float">
            <text:p>408812</text:p>
          </table:table-cell>
          <table:table-cell office:value-type="float" office:value="384401" calcext:value-type="float">
            <text:p>384401</text:p>
          </table:table-cell>
          <table:table-cell office:value-type="float" office:value="329277" calcext:value-type="float">
            <text:p>329277</text:p>
          </table:table-cell>
          <table:table-cell office:value-type="float" office:value="389122" calcext:value-type="float">
            <text:p>389122</text:p>
          </table:table-cell>
          <table:table-cell office:value-type="float" office:value="408985" calcext:value-type="float">
            <text:p>408985</text:p>
          </table:table-cell>
          <table:table-cell table:number-columns-repeated="16"/>
        </table:table-row>
        <table:table-row table:style-name="ro1">
          <table:table-cell office:value-type="float" office:value="388727" calcext:value-type="float">
            <text:p>388727</text:p>
          </table:table-cell>
          <table:table-cell office:value-type="float" office:value="329511" calcext:value-type="float">
            <text:p>329511</text:p>
          </table:table-cell>
          <table:table-cell office:value-type="float" office:value="387877" calcext:value-type="float">
            <text:p>387877</text:p>
          </table:table-cell>
          <table:table-cell office:value-type="float" office:value="384409" calcext:value-type="float">
            <text:p>384409</text:p>
          </table:table-cell>
          <table:table-cell office:value-type="float" office:value="389847" calcext:value-type="float">
            <text:p>389847</text:p>
          </table:table-cell>
          <table:table-cell office:value-type="float" office:value="322321" calcext:value-type="float">
            <text:p>322321</text:p>
          </table:table-cell>
          <table:table-cell office:value-type="float" office:value="409221" calcext:value-type="float">
            <text:p>409221</text:p>
          </table:table-cell>
          <table:table-cell office:value-type="float" office:value="407169" calcext:value-type="float">
            <text:p>407169</text:p>
          </table:table-cell>
          <table:table-cell office:value-type="float" office:value="383861" calcext:value-type="float">
            <text:p>383861</text:p>
          </table:table-cell>
          <table:table-cell office:value-type="float" office:value="407496" calcext:value-type="float">
            <text:p>407496</text:p>
          </table:table-cell>
          <table:table-cell office:value-type="float" office:value="384326" calcext:value-type="float">
            <text:p>384326</text:p>
          </table:table-cell>
          <table:table-cell office:value-type="float" office:value="408981" calcext:value-type="float">
            <text:p>408981</text:p>
          </table:table-cell>
          <table:table-cell office:value-type="float" office:value="382451" calcext:value-type="float">
            <text:p>382451</text:p>
          </table:table-cell>
          <table:table-cell office:value-type="float" office:value="390237" calcext:value-type="float">
            <text:p>390237</text:p>
          </table:table-cell>
          <table:table-cell table:number-columns-repeated="16"/>
        </table:table-row>
        <table:table-row table:style-name="ro1">
          <table:table-cell office:value-type="float" office:value="408604" calcext:value-type="float">
            <text:p>408604</text:p>
          </table:table-cell>
          <table:table-cell office:value-type="float" office:value="382430" calcext:value-type="float">
            <text:p>382430</text:p>
          </table:table-cell>
          <table:table-cell office:value-type="float" office:value="388786" calcext:value-type="float">
            <text:p>388786</text:p>
          </table:table-cell>
          <table:table-cell office:value-type="float" office:value="382192" calcext:value-type="float">
            <text:p>382192</text:p>
          </table:table-cell>
          <table:table-cell office:value-type="float" office:value="383826" calcext:value-type="float">
            <text:p>383826</text:p>
          </table:table-cell>
          <table:table-cell office:value-type="float" office:value="387798" calcext:value-type="float">
            <text:p>387798</text:p>
          </table:table-cell>
          <table:table-cell office:value-type="float" office:value="384378" calcext:value-type="float">
            <text:p>384378</text:p>
          </table:table-cell>
          <table:table-cell office:value-type="float" office:value="336605" calcext:value-type="float">
            <text:p>336605</text:p>
          </table:table-cell>
          <table:table-cell office:value-type="float" office:value="335701" calcext:value-type="float">
            <text:p>335701</text:p>
          </table:table-cell>
          <table:table-cell office:value-type="float" office:value="390056" calcext:value-type="float">
            <text:p>390056</text:p>
          </table:table-cell>
          <table:table-cell office:value-type="float" office:value="390230" calcext:value-type="float">
            <text:p>390230</text:p>
          </table:table-cell>
          <table:table-cell office:value-type="float" office:value="408711" calcext:value-type="float">
            <text:p>408711</text:p>
          </table:table-cell>
          <table:table-cell office:value-type="float" office:value="382894" calcext:value-type="float">
            <text:p>382894</text:p>
          </table:table-cell>
          <table:table-cell office:value-type="float" office:value="375224" calcext:value-type="float">
            <text:p>375224</text:p>
          </table:table-cell>
          <table:table-cell table:number-columns-repeated="16"/>
        </table:table-row>
        <table:table-row table:style-name="ro1">
          <table:table-cell office:value-type="float" office:value="389047" calcext:value-type="float">
            <text:p>389047</text:p>
          </table:table-cell>
          <table:table-cell office:value-type="float" office:value="382340" calcext:value-type="float">
            <text:p>382340</text:p>
          </table:table-cell>
          <table:table-cell office:value-type="float" office:value="386675" calcext:value-type="float">
            <text:p>386675</text:p>
          </table:table-cell>
          <table:table-cell office:value-type="float" office:value="382548" calcext:value-type="float">
            <text:p>382548</text:p>
          </table:table-cell>
          <table:table-cell office:value-type="float" office:value="376494" calcext:value-type="float">
            <text:p>376494</text:p>
          </table:table-cell>
          <table:table-cell office:value-type="float" office:value="389270" calcext:value-type="float">
            <text:p>389270</text:p>
          </table:table-cell>
          <table:table-cell office:value-type="float" office:value="329301" calcext:value-type="float">
            <text:p>329301</text:p>
          </table:table-cell>
          <table:table-cell office:value-type="float" office:value="408174" calcext:value-type="float">
            <text:p>408174</text:p>
          </table:table-cell>
          <table:table-cell office:value-type="float" office:value="388765" calcext:value-type="float">
            <text:p>388765</text:p>
          </table:table-cell>
          <table:table-cell office:value-type="float" office:value="409030" calcext:value-type="float">
            <text:p>409030</text:p>
          </table:table-cell>
          <table:table-cell office:value-type="float" office:value="355477" calcext:value-type="float">
            <text:p>355477</text:p>
          </table:table-cell>
          <table:table-cell office:value-type="float" office:value="329197" calcext:value-type="float">
            <text:p>329197</text:p>
          </table:table-cell>
          <table:table-cell office:value-type="float" office:value="326926" calcext:value-type="float">
            <text:p>326926</text:p>
          </table:table-cell>
          <table:table-cell office:value-type="float" office:value="375161" calcext:value-type="float">
            <text:p>375161</text:p>
          </table:table-cell>
          <table:table-cell table:number-columns-repeated="16"/>
        </table:table-row>
        <table:table-row table:style-name="ro1">
          <table:table-cell office:value-type="float" office:value="328617" calcext:value-type="float">
            <text:p>328617</text:p>
          </table:table-cell>
          <table:table-cell office:value-type="float" office:value="408258" calcext:value-type="float">
            <text:p>408258</text:p>
          </table:table-cell>
          <table:table-cell office:value-type="float" office:value="329065" calcext:value-type="float">
            <text:p>329065</text:p>
          </table:table-cell>
          <table:table-cell office:value-type="float" office:value="382745" calcext:value-type="float">
            <text:p>382745</text:p>
          </table:table-cell>
          <table:table-cell office:value-type="float" office:value="391620" calcext:value-type="float">
            <text:p>391620</text:p>
          </table:table-cell>
          <table:table-cell office:value-type="float" office:value="383911" calcext:value-type="float">
            <text:p>383911</text:p>
          </table:table-cell>
          <table:table-cell office:value-type="float" office:value="382244" calcext:value-type="float">
            <text:p>382244</text:p>
          </table:table-cell>
          <table:table-cell office:value-type="float" office:value="328153" calcext:value-type="float">
            <text:p>328153</text:p>
          </table:table-cell>
          <table:table-cell office:value-type="float" office:value="329323" calcext:value-type="float">
            <text:p>329323</text:p>
          </table:table-cell>
          <table:table-cell office:value-type="float" office:value="375581" calcext:value-type="float">
            <text:p>375581</text:p>
          </table:table-cell>
          <table:table-cell office:value-type="float" office:value="381254" calcext:value-type="float">
            <text:p>381254</text:p>
          </table:table-cell>
          <table:table-cell office:value-type="float" office:value="383772" calcext:value-type="float">
            <text:p>383772</text:p>
          </table:table-cell>
          <table:table-cell office:value-type="float" office:value="408537" calcext:value-type="float">
            <text:p>408537</text:p>
          </table:table-cell>
          <table:table-cell office:value-type="float" office:value="327836" calcext:value-type="float">
            <text:p>327836</text:p>
          </table:table-cell>
          <table:table-cell table:number-columns-repeated="16"/>
        </table:table-row>
        <table:table-row table:style-name="ro1">
          <table:table-cell office:value-type="float" office:value="408687" calcext:value-type="float">
            <text:p>408687</text:p>
          </table:table-cell>
          <table:table-cell office:value-type="float" office:value="400686" calcext:value-type="float">
            <text:p>400686</text:p>
          </table:table-cell>
          <table:table-cell office:value-type="float" office:value="389335" calcext:value-type="float">
            <text:p>389335</text:p>
          </table:table-cell>
          <table:table-cell office:value-type="float" office:value="376598" calcext:value-type="float">
            <text:p>376598</text:p>
          </table:table-cell>
          <table:table-cell office:value-type="float" office:value="390040" calcext:value-type="float">
            <text:p>390040</text:p>
          </table:table-cell>
          <table:table-cell office:value-type="float" office:value="381589" calcext:value-type="float">
            <text:p>381589</text:p>
          </table:table-cell>
          <table:table-cell office:value-type="float" office:value="375650" calcext:value-type="float">
            <text:p>375650</text:p>
          </table:table-cell>
          <table:table-cell office:value-type="float" office:value="387736" calcext:value-type="float">
            <text:p>387736</text:p>
          </table:table-cell>
          <table:table-cell office:value-type="float" office:value="383183" calcext:value-type="float">
            <text:p>383183</text:p>
          </table:table-cell>
          <table:table-cell office:value-type="float" office:value="407512" calcext:value-type="float">
            <text:p>407512</text:p>
          </table:table-cell>
          <table:table-cell office:value-type="float" office:value="376162" calcext:value-type="float">
            <text:p>376162</text:p>
          </table:table-cell>
          <table:table-cell office:value-type="float" office:value="387441" calcext:value-type="float">
            <text:p>387441</text:p>
          </table:table-cell>
          <table:table-cell office:value-type="float" office:value="329382" calcext:value-type="float">
            <text:p>329382</text:p>
          </table:table-cell>
          <table:table-cell office:value-type="float" office:value="376666" calcext:value-type="float">
            <text:p>376666</text:p>
          </table:table-cell>
          <table:table-cell table:number-columns-repeated="16"/>
        </table:table-row>
        <table:table-row table:style-name="ro1">
          <table:table-cell office:value-type="float" office:value="383800" calcext:value-type="float">
            <text:p>383800</text:p>
          </table:table-cell>
          <table:table-cell office:value-type="float" office:value="408697" calcext:value-type="float">
            <text:p>408697</text:p>
          </table:table-cell>
          <table:table-cell office:value-type="float" office:value="384488" calcext:value-type="float">
            <text:p>384488</text:p>
          </table:table-cell>
          <table:table-cell office:value-type="float" office:value="376827" calcext:value-type="float">
            <text:p>376827</text:p>
          </table:table-cell>
          <table:table-cell office:value-type="float" office:value="388965" calcext:value-type="float">
            <text:p>388965</text:p>
          </table:table-cell>
          <table:table-cell office:value-type="float" office:value="381149" calcext:value-type="float">
            <text:p>381149</text:p>
          </table:table-cell>
          <table:table-cell office:value-type="float" office:value="384060" calcext:value-type="float">
            <text:p>384060</text:p>
          </table:table-cell>
          <table:table-cell office:value-type="float" office:value="329426" calcext:value-type="float">
            <text:p>329426</text:p>
          </table:table-cell>
          <table:table-cell office:value-type="float" office:value="389678" calcext:value-type="float">
            <text:p>389678</text:p>
          </table:table-cell>
          <table:table-cell office:value-type="float" office:value="406606" calcext:value-type="float">
            <text:p>406606</text:p>
          </table:table-cell>
          <table:table-cell office:value-type="float" office:value="329431" calcext:value-type="float">
            <text:p>329431</text:p>
          </table:table-cell>
          <table:table-cell office:value-type="float" office:value="401915" calcext:value-type="float">
            <text:p>401915</text:p>
          </table:table-cell>
          <table:table-cell office:value-type="float" office:value="408939" calcext:value-type="float">
            <text:p>408939</text:p>
          </table:table-cell>
          <table:table-cell office:value-type="float" office:value="376735" calcext:value-type="float">
            <text:p>376735</text:p>
          </table:table-cell>
          <table:table-cell table:number-columns-repeated="16"/>
        </table:table-row>
        <table:table-row table:style-name="ro1">
          <table:table-cell office:value-type="float" office:value="388605" calcext:value-type="float">
            <text:p>388605</text:p>
          </table:table-cell>
          <table:table-cell office:value-type="float" office:value="330731" calcext:value-type="float">
            <text:p>330731</text:p>
          </table:table-cell>
          <table:table-cell office:value-type="float" office:value="389007" calcext:value-type="float">
            <text:p>389007</text:p>
          </table:table-cell>
          <table:table-cell office:value-type="float" office:value="382961" calcext:value-type="float">
            <text:p>382961</text:p>
          </table:table-cell>
          <table:table-cell office:value-type="float" office:value="376086" calcext:value-type="float">
            <text:p>376086</text:p>
          </table:table-cell>
          <table:table-cell office:value-type="float" office:value="387590" calcext:value-type="float">
            <text:p>387590</text:p>
          </table:table-cell>
          <table:table-cell office:value-type="float" office:value="402147" calcext:value-type="float">
            <text:p>402147</text:p>
          </table:table-cell>
          <table:table-cell office:value-type="float" office:value="376668" calcext:value-type="float">
            <text:p>376668</text:p>
          </table:table-cell>
          <table:table-cell office:value-type="float" office:value="408806" calcext:value-type="float">
            <text:p>408806</text:p>
          </table:table-cell>
          <table:table-cell office:value-type="float" office:value="391744" calcext:value-type="float">
            <text:p>391744</text:p>
          </table:table-cell>
          <table:table-cell office:value-type="float" office:value="409136" calcext:value-type="float">
            <text:p>409136</text:p>
          </table:table-cell>
          <table:table-cell office:value-type="float" office:value="391687" calcext:value-type="float">
            <text:p>391687</text:p>
          </table:table-cell>
          <table:table-cell office:value-type="float" office:value="330710" calcext:value-type="float">
            <text:p>330710</text:p>
          </table:table-cell>
          <table:table-cell office:value-type="float" office:value="382743" calcext:value-type="float">
            <text:p>382743</text:p>
          </table:table-cell>
          <table:table-cell table:number-columns-repeated="16"/>
        </table:table-row>
        <table:table-row table:style-name="ro1">
          <table:table-cell office:value-type="float" office:value="376419" calcext:value-type="float">
            <text:p>376419</text:p>
          </table:table-cell>
          <table:table-cell office:value-type="float" office:value="387028" calcext:value-type="float">
            <text:p>387028</text:p>
          </table:table-cell>
          <table:table-cell office:value-type="float" office:value="407253" calcext:value-type="float">
            <text:p>407253</text:p>
          </table:table-cell>
          <table:table-cell office:value-type="float" office:value="381753" calcext:value-type="float">
            <text:p>381753</text:p>
          </table:table-cell>
          <table:table-cell office:value-type="float" office:value="329241" calcext:value-type="float">
            <text:p>329241</text:p>
          </table:table-cell>
          <table:table-cell office:value-type="float" office:value="384004" calcext:value-type="float">
            <text:p>384004</text:p>
          </table:table-cell>
          <table:table-cell office:value-type="float" office:value="376573" calcext:value-type="float">
            <text:p>376573</text:p>
          </table:table-cell>
          <table:table-cell office:value-type="float" office:value="400866" calcext:value-type="float">
            <text:p>400866</text:p>
          </table:table-cell>
          <table:table-cell office:value-type="float" office:value="390062" calcext:value-type="float">
            <text:p>390062</text:p>
          </table:table-cell>
          <table:table-cell office:value-type="float" office:value="376715" calcext:value-type="float">
            <text:p>376715</text:p>
          </table:table-cell>
          <table:table-cell office:value-type="float" office:value="376957" calcext:value-type="float">
            <text:p>376957</text:p>
          </table:table-cell>
          <table:table-cell office:value-type="float" office:value="384192" calcext:value-type="float">
            <text:p>384192</text:p>
          </table:table-cell>
          <table:table-cell office:value-type="float" office:value="407527" calcext:value-type="float">
            <text:p>407527</text:p>
          </table:table-cell>
          <table:table-cell office:value-type="float" office:value="388597" calcext:value-type="float">
            <text:p>388597</text:p>
          </table:table-cell>
          <table:table-cell table:number-columns-repeated="16"/>
        </table:table-row>
        <table:table-row table:style-name="ro1">
          <table:table-cell office:value-type="float" office:value="407928" calcext:value-type="float">
            <text:p>407928</text:p>
          </table:table-cell>
          <table:table-cell office:value-type="float" office:value="380831" calcext:value-type="float">
            <text:p>380831</text:p>
          </table:table-cell>
          <table:table-cell office:value-type="float" office:value="408806" calcext:value-type="float">
            <text:p>408806</text:p>
          </table:table-cell>
          <table:table-cell office:value-type="float" office:value="328159" calcext:value-type="float">
            <text:p>328159</text:p>
          </table:table-cell>
          <table:table-cell office:value-type="float" office:value="329132" calcext:value-type="float">
            <text:p>329132</text:p>
          </table:table-cell>
          <table:table-cell office:value-type="float" office:value="408961" calcext:value-type="float">
            <text:p>408961</text:p>
          </table:table-cell>
          <table:table-cell office:value-type="float" office:value="408929" calcext:value-type="float">
            <text:p>408929</text:p>
          </table:table-cell>
          <table:table-cell office:value-type="float" office:value="382588" calcext:value-type="float">
            <text:p>382588</text:p>
          </table:table-cell>
          <table:table-cell office:value-type="float" office:value="382492" calcext:value-type="float">
            <text:p>382492</text:p>
          </table:table-cell>
          <table:table-cell office:value-type="float" office:value="391904" calcext:value-type="float">
            <text:p>391904</text:p>
          </table:table-cell>
          <table:table-cell office:value-type="float" office:value="407962" calcext:value-type="float">
            <text:p>407962</text:p>
          </table:table-cell>
          <table:table-cell office:value-type="float" office:value="329888" calcext:value-type="float">
            <text:p>329888</text:p>
          </table:table-cell>
          <table:table-cell office:value-type="float" office:value="334542" calcext:value-type="float">
            <text:p>334542</text:p>
          </table:table-cell>
          <table:table-cell office:value-type="float" office:value="375159" calcext:value-type="float">
            <text:p>375159</text:p>
          </table:table-cell>
          <table:table-cell table:number-columns-repeated="16"/>
        </table:table-row>
        <table:table-row table:style-name="ro1">
          <table:table-cell office:value-type="float" office:value="387469" calcext:value-type="float">
            <text:p>387469</text:p>
          </table:table-cell>
          <table:table-cell office:value-type="float" office:value="381282" calcext:value-type="float">
            <text:p>381282</text:p>
          </table:table-cell>
          <table:table-cell office:value-type="float" office:value="409031" calcext:value-type="float">
            <text:p>409031</text:p>
          </table:table-cell>
          <table:table-cell office:value-type="float" office:value="329428" calcext:value-type="float">
            <text:p>329428</text:p>
          </table:table-cell>
          <table:table-cell office:value-type="float" office:value="383384" calcext:value-type="float">
            <text:p>383384</text:p>
          </table:table-cell>
          <table:table-cell office:value-type="float" office:value="382691" calcext:value-type="float">
            <text:p>382691</text:p>
          </table:table-cell>
          <table:table-cell office:value-type="float" office:value="375154" calcext:value-type="float">
            <text:p>375154</text:p>
          </table:table-cell>
          <table:table-cell office:value-type="float" office:value="386015" calcext:value-type="float">
            <text:p>386015</text:p>
          </table:table-cell>
          <table:table-cell office:value-type="float" office:value="383242" calcext:value-type="float">
            <text:p>383242</text:p>
          </table:table-cell>
          <table:table-cell office:value-type="float" office:value="329232" calcext:value-type="float">
            <text:p>329232</text:p>
          </table:table-cell>
          <table:table-cell office:value-type="float" office:value="390973" calcext:value-type="float">
            <text:p>390973</text:p>
          </table:table-cell>
          <table:table-cell office:value-type="float" office:value="328028" calcext:value-type="float">
            <text:p>328028</text:p>
          </table:table-cell>
          <table:table-cell office:value-type="float" office:value="376821" calcext:value-type="float">
            <text:p>376821</text:p>
          </table:table-cell>
          <table:table-cell office:value-type="float" office:value="328898" calcext:value-type="float">
            <text:p>328898</text:p>
          </table:table-cell>
          <table:table-cell table:number-columns-repeated="16"/>
        </table:table-row>
        <table:table-row table:style-name="ro1">
          <table:table-cell office:value-type="float" office:value="388627" calcext:value-type="float">
            <text:p>388627</text:p>
          </table:table-cell>
          <table:table-cell office:value-type="float" office:value="355078" calcext:value-type="float">
            <text:p>355078</text:p>
          </table:table-cell>
          <table:table-cell office:value-type="float" office:value="383708" calcext:value-type="float">
            <text:p>383708</text:p>
          </table:table-cell>
          <table:table-cell office:value-type="float" office:value="391343" calcext:value-type="float">
            <text:p>391343</text:p>
          </table:table-cell>
          <table:table-cell office:value-type="float" office:value="376273" calcext:value-type="float">
            <text:p>376273</text:p>
          </table:table-cell>
          <table:table-cell office:value-type="float" office:value="409050" calcext:value-type="float">
            <text:p>409050</text:p>
          </table:table-cell>
          <table:table-cell office:value-type="float" office:value="383891" calcext:value-type="float">
            <text:p>383891</text:p>
          </table:table-cell>
          <table:table-cell office:value-type="float" office:value="382724" calcext:value-type="float">
            <text:p>382724</text:p>
          </table:table-cell>
          <table:table-cell office:value-type="float" office:value="383040" calcext:value-type="float">
            <text:p>383040</text:p>
          </table:table-cell>
          <table:table-cell office:value-type="float" office:value="389203" calcext:value-type="float">
            <text:p>389203</text:p>
          </table:table-cell>
          <table:table-cell office:value-type="float" office:value="389774" calcext:value-type="float">
            <text:p>389774</text:p>
          </table:table-cell>
          <table:table-cell office:value-type="float" office:value="335219" calcext:value-type="float">
            <text:p>335219</text:p>
          </table:table-cell>
          <table:table-cell office:value-type="float" office:value="384520" calcext:value-type="float">
            <text:p>384520</text:p>
          </table:table-cell>
          <table:table-cell office:value-type="float" office:value="384096" calcext:value-type="float">
            <text:p>384096</text:p>
          </table:table-cell>
          <table:table-cell table:number-columns-repeated="16"/>
        </table:table-row>
        <table:table-row table:style-name="ro1">
          <table:table-cell office:value-type="float" office:value="389129" calcext:value-type="float">
            <text:p>389129</text:p>
          </table:table-cell>
          <table:table-cell office:value-type="float" office:value="389944" calcext:value-type="float">
            <text:p>389944</text:p>
          </table:table-cell>
          <table:table-cell office:value-type="float" office:value="383338" calcext:value-type="float">
            <text:p>383338</text:p>
          </table:table-cell>
          <table:table-cell office:value-type="float" office:value="390396" calcext:value-type="float">
            <text:p>390396</text:p>
          </table:table-cell>
          <table:table-cell office:value-type="float" office:value="389836" calcext:value-type="float">
            <text:p>389836</text:p>
          </table:table-cell>
          <table:table-cell office:value-type="float" office:value="387403" calcext:value-type="float">
            <text:p>387403</text:p>
          </table:table-cell>
          <table:table-cell office:value-type="float" office:value="384332" calcext:value-type="float">
            <text:p>384332</text:p>
          </table:table-cell>
          <table:table-cell office:value-type="float" office:value="329040" calcext:value-type="float">
            <text:p>329040</text:p>
          </table:table-cell>
          <table:table-cell office:value-type="float" office:value="381633" calcext:value-type="float">
            <text:p>381633</text:p>
          </table:table-cell>
          <table:table-cell office:value-type="float" office:value="328176" calcext:value-type="float">
            <text:p>328176</text:p>
          </table:table-cell>
          <table:table-cell office:value-type="float" office:value="409088" calcext:value-type="float">
            <text:p>409088</text:p>
          </table:table-cell>
          <table:table-cell office:value-type="float" office:value="388802" calcext:value-type="float">
            <text:p>388802</text:p>
          </table:table-cell>
          <table:table-cell office:value-type="float" office:value="381561" calcext:value-type="float">
            <text:p>381561</text:p>
          </table:table-cell>
          <table:table-cell office:value-type="float" office:value="329273" calcext:value-type="float">
            <text:p>329273</text:p>
          </table:table-cell>
          <table:table-cell table:number-columns-repeated="16"/>
        </table:table-row>
        <table:table-row table:style-name="ro1">
          <table:table-cell office:value-type="float" office:value="408522" calcext:value-type="float">
            <text:p>408522</text:p>
          </table:table-cell>
          <table:table-cell office:value-type="float" office:value="382164" calcext:value-type="float">
            <text:p>382164</text:p>
          </table:table-cell>
          <table:table-cell office:value-type="float" office:value="409040" calcext:value-type="float">
            <text:p>409040</text:p>
          </table:table-cell>
          <table:table-cell office:value-type="float" office:value="384377" calcext:value-type="float">
            <text:p>384377</text:p>
          </table:table-cell>
          <table:table-cell office:value-type="float" office:value="401823" calcext:value-type="float">
            <text:p>401823</text:p>
          </table:table-cell>
          <table:table-cell office:value-type="float" office:value="382084" calcext:value-type="float">
            <text:p>382084</text:p>
          </table:table-cell>
          <table:table-cell office:value-type="float" office:value="355604" calcext:value-type="float">
            <text:p>355604</text:p>
          </table:table-cell>
          <table:table-cell office:value-type="float" office:value="384277" calcext:value-type="float">
            <text:p>384277</text:p>
          </table:table-cell>
          <table:table-cell office:value-type="float" office:value="383702" calcext:value-type="float">
            <text:p>383702</text:p>
          </table:table-cell>
          <table:table-cell office:value-type="float" office:value="383544" calcext:value-type="float">
            <text:p>383544</text:p>
          </table:table-cell>
          <table:table-cell office:value-type="float" office:value="329377" calcext:value-type="float">
            <text:p>329377</text:p>
          </table:table-cell>
          <table:table-cell office:value-type="float" office:value="384503" calcext:value-type="float">
            <text:p>384503</text:p>
          </table:table-cell>
          <table:table-cell office:value-type="float" office:value="408376" calcext:value-type="float">
            <text:p>408376</text:p>
          </table:table-cell>
          <table:table-cell office:value-type="float" office:value="382532" calcext:value-type="float">
            <text:p>382532</text:p>
          </table:table-cell>
          <table:table-cell table:number-columns-repeated="16"/>
        </table:table-row>
        <table:table-row table:style-name="ro1">
          <table:table-cell office:value-type="float" office:value="407957" calcext:value-type="float">
            <text:p>407957</text:p>
          </table:table-cell>
          <table:table-cell office:value-type="float" office:value="388922" calcext:value-type="float">
            <text:p>388922</text:p>
          </table:table-cell>
          <table:table-cell office:value-type="float" office:value="376810" calcext:value-type="float">
            <text:p>376810</text:p>
          </table:table-cell>
          <table:table-cell office:value-type="float" office:value="383174" calcext:value-type="float">
            <text:p>383174</text:p>
          </table:table-cell>
          <table:table-cell office:value-type="float" office:value="382488" calcext:value-type="float">
            <text:p>382488</text:p>
          </table:table-cell>
          <table:table-cell office:value-type="float" office:value="401405" calcext:value-type="float">
            <text:p>401405</text:p>
          </table:table-cell>
          <table:table-cell office:value-type="float" office:value="384334" calcext:value-type="float">
            <text:p>384334</text:p>
          </table:table-cell>
          <table:table-cell office:value-type="float" office:value="408852" calcext:value-type="float">
            <text:p>408852</text:p>
          </table:table-cell>
          <table:table-cell office:value-type="float" office:value="383843" calcext:value-type="float">
            <text:p>383843</text:p>
          </table:table-cell>
          <table:table-cell office:value-type="float" office:value="384228" calcext:value-type="float">
            <text:p>384228</text:p>
          </table:table-cell>
          <table:table-cell office:value-type="float" office:value="382186" calcext:value-type="float">
            <text:p>382186</text:p>
          </table:table-cell>
          <table:table-cell office:value-type="float" office:value="384451" calcext:value-type="float">
            <text:p>384451</text:p>
          </table:table-cell>
          <table:table-cell office:value-type="float" office:value="382958" calcext:value-type="float">
            <text:p>382958</text:p>
          </table:table-cell>
          <table:table-cell office:value-type="float" office:value="389370" calcext:value-type="float">
            <text:p>389370</text:p>
          </table:table-cell>
          <table:table-cell table:number-columns-repeated="16"/>
        </table:table-row>
        <table:table-row table:style-name="ro1">
          <table:table-cell office:value-type="float" office:value="383017" calcext:value-type="float">
            <text:p>383017</text:p>
          </table:table-cell>
          <table:table-cell office:value-type="float" office:value="383212" calcext:value-type="float">
            <text:p>383212</text:p>
          </table:table-cell>
          <table:table-cell office:value-type="float" office:value="382552" calcext:value-type="float">
            <text:p>382552</text:p>
          </table:table-cell>
          <table:table-cell office:value-type="float" office:value="389307" calcext:value-type="float">
            <text:p>389307</text:p>
          </table:table-cell>
          <table:table-cell office:value-type="float" office:value="329176" calcext:value-type="float">
            <text:p>329176</text:p>
          </table:table-cell>
          <table:table-cell office:value-type="float" office:value="390822" calcext:value-type="float">
            <text:p>390822</text:p>
          </table:table-cell>
          <table:table-cell office:value-type="float" office:value="407632" calcext:value-type="float">
            <text:p>407632</text:p>
          </table:table-cell>
          <table:table-cell office:value-type="float" office:value="328842" calcext:value-type="float">
            <text:p>328842</text:p>
          </table:table-cell>
          <table:table-cell office:value-type="float" office:value="328974" calcext:value-type="float">
            <text:p>328974</text:p>
          </table:table-cell>
          <table:table-cell office:value-type="float" office:value="409125" calcext:value-type="float">
            <text:p>409125</text:p>
          </table:table-cell>
          <table:table-cell office:value-type="float" office:value="382917" calcext:value-type="float">
            <text:p>382917</text:p>
          </table:table-cell>
          <table:table-cell office:value-type="float" office:value="327508" calcext:value-type="float">
            <text:p>327508</text:p>
          </table:table-cell>
          <table:table-cell office:value-type="float" office:value="329403" calcext:value-type="float">
            <text:p>329403</text:p>
          </table:table-cell>
          <table:table-cell office:value-type="float" office:value="406764" calcext:value-type="float">
            <text:p>406764</text:p>
          </table:table-cell>
          <table:table-cell table:number-columns-repeated="16"/>
        </table:table-row>
        <table:table-row table:style-name="ro1">
          <table:table-cell office:value-type="float" office:value="390471" calcext:value-type="float">
            <text:p>390471</text:p>
          </table:table-cell>
          <table:table-cell office:value-type="float" office:value="407933" calcext:value-type="float">
            <text:p>407933</text:p>
          </table:table-cell>
          <table:table-cell office:value-type="float" office:value="330874" calcext:value-type="float">
            <text:p>330874</text:p>
          </table:table-cell>
          <table:table-cell office:value-type="float" office:value="391971" calcext:value-type="float">
            <text:p>391971</text:p>
          </table:table-cell>
          <table:table-cell office:value-type="float" office:value="382368" calcext:value-type="float">
            <text:p>382368</text:p>
          </table:table-cell>
          <table:table-cell office:value-type="float" office:value="376938" calcext:value-type="float">
            <text:p>376938</text:p>
          </table:table-cell>
          <table:table-cell office:value-type="float" office:value="330151" calcext:value-type="float">
            <text:p>330151</text:p>
          </table:table-cell>
          <table:table-cell office:value-type="float" office:value="391234" calcext:value-type="float">
            <text:p>391234</text:p>
          </table:table-cell>
          <table:table-cell office:value-type="float" office:value="381587" calcext:value-type="float">
            <text:p>381587</text:p>
          </table:table-cell>
          <table:table-cell office:value-type="float" office:value="387282" calcext:value-type="float">
            <text:p>387282</text:p>
          </table:table-cell>
          <table:table-cell office:value-type="float" office:value="384179" calcext:value-type="float">
            <text:p>384179</text:p>
          </table:table-cell>
          <table:table-cell office:value-type="float" office:value="389237" calcext:value-type="float">
            <text:p>389237</text:p>
          </table:table-cell>
          <table:table-cell office:value-type="float" office:value="384482" calcext:value-type="float">
            <text:p>384482</text:p>
          </table:table-cell>
          <table:table-cell office:value-type="float" office:value="329319" calcext:value-type="float">
            <text:p>329319</text:p>
          </table:table-cell>
          <table:table-cell table:number-columns-repeated="16"/>
        </table:table-row>
        <table:table-row table:style-name="ro1">
          <table:table-cell office:value-type="float" office:value="329333" calcext:value-type="float">
            <text:p>329333</text:p>
          </table:table-cell>
          <table:table-cell office:value-type="float" office:value="376525" calcext:value-type="float">
            <text:p>376525</text:p>
          </table:table-cell>
          <table:table-cell office:value-type="float" office:value="384506" calcext:value-type="float">
            <text:p>384506</text:p>
          </table:table-cell>
          <table:table-cell office:value-type="float" office:value="384018" calcext:value-type="float">
            <text:p>384018</text:p>
          </table:table-cell>
          <table:table-cell office:value-type="float" office:value="375199" calcext:value-type="float">
            <text:p>375199</text:p>
          </table:table-cell>
          <table:table-cell office:value-type="float" office:value="383722" calcext:value-type="float">
            <text:p>383722</text:p>
          </table:table-cell>
          <table:table-cell office:value-type="float" office:value="376704" calcext:value-type="float">
            <text:p>376704</text:p>
          </table:table-cell>
          <table:table-cell office:value-type="float" office:value="381357" calcext:value-type="float">
            <text:p>381357</text:p>
          </table:table-cell>
          <table:table-cell office:value-type="float" office:value="384313" calcext:value-type="float">
            <text:p>384313</text:p>
          </table:table-cell>
          <table:table-cell office:value-type="float" office:value="390700" calcext:value-type="float">
            <text:p>390700</text:p>
          </table:table-cell>
          <table:table-cell office:value-type="float" office:value="381909" calcext:value-type="float">
            <text:p>381909</text:p>
          </table:table-cell>
          <table:table-cell office:value-type="float" office:value="409108" calcext:value-type="float">
            <text:p>409108</text:p>
          </table:table-cell>
          <table:table-cell office:value-type="float" office:value="390751" calcext:value-type="float">
            <text:p>390751</text:p>
          </table:table-cell>
          <table:table-cell office:value-type="float" office:value="384289" calcext:value-type="float">
            <text:p>384289</text:p>
          </table:table-cell>
          <table:table-cell table:number-columns-repeated="16"/>
        </table:table-row>
        <table:table-row table:style-name="ro1">
          <table:table-cell office:value-type="float" office:value="329173" calcext:value-type="float">
            <text:p>329173</text:p>
          </table:table-cell>
          <table:table-cell office:value-type="float" office:value="335103" calcext:value-type="float">
            <text:p>335103</text:p>
          </table:table-cell>
          <table:table-cell office:value-type="float" office:value="329651" calcext:value-type="float">
            <text:p>329651</text:p>
          </table:table-cell>
          <table:table-cell office:value-type="float" office:value="391412" calcext:value-type="float">
            <text:p>391412</text:p>
          </table:table-cell>
          <table:table-cell office:value-type="float" office:value="408477" calcext:value-type="float">
            <text:p>408477</text:p>
          </table:table-cell>
          <table:table-cell office:value-type="float" office:value="407610" calcext:value-type="float">
            <text:p>407610</text:p>
          </table:table-cell>
          <table:table-cell office:value-type="float" office:value="391284" calcext:value-type="float">
            <text:p>391284</text:p>
          </table:table-cell>
          <table:table-cell office:value-type="float" office:value="384487" calcext:value-type="float">
            <text:p>384487</text:p>
          </table:table-cell>
          <table:table-cell office:value-type="float" office:value="376571" calcext:value-type="float">
            <text:p>376571</text:p>
          </table:table-cell>
          <table:table-cell office:value-type="float" office:value="383347" calcext:value-type="float">
            <text:p>383347</text:p>
          </table:table-cell>
          <table:table-cell office:value-type="float" office:value="390195" calcext:value-type="float">
            <text:p>390195</text:p>
          </table:table-cell>
          <table:table-cell office:value-type="float" office:value="388339" calcext:value-type="float">
            <text:p>388339</text:p>
          </table:table-cell>
          <table:table-cell office:value-type="float" office:value="389985" calcext:value-type="float">
            <text:p>389985</text:p>
          </table:table-cell>
          <table:table-cell office:value-type="float" office:value="328130" calcext:value-type="float">
            <text:p>328130</text:p>
          </table:table-cell>
          <table:table-cell table:number-columns-repeated="16"/>
        </table:table-row>
        <table:table-row table:style-name="ro1">
          <table:table-cell office:value-type="float" office:value="384164" calcext:value-type="float">
            <text:p>384164</text:p>
          </table:table-cell>
          <table:table-cell office:value-type="float" office:value="407190" calcext:value-type="float">
            <text:p>407190</text:p>
          </table:table-cell>
          <table:table-cell office:value-type="float" office:value="328105" calcext:value-type="float">
            <text:p>328105</text:p>
          </table:table-cell>
          <table:table-cell office:value-type="float" office:value="390436" calcext:value-type="float">
            <text:p>390436</text:p>
          </table:table-cell>
          <table:table-cell office:value-type="float" office:value="408833" calcext:value-type="float">
            <text:p>408833</text:p>
          </table:table-cell>
          <table:table-cell office:value-type="float" office:value="389196" calcext:value-type="float">
            <text:p>389196</text:p>
          </table:table-cell>
          <table:table-cell office:value-type="float" office:value="384406" calcext:value-type="float">
            <text:p>384406</text:p>
          </table:table-cell>
          <table:table-cell office:value-type="float" office:value="328039" calcext:value-type="float">
            <text:p>328039</text:p>
          </table:table-cell>
          <table:table-cell office:value-type="float" office:value="388954" calcext:value-type="float">
            <text:p>388954</text:p>
          </table:table-cell>
          <table:table-cell office:value-type="float" office:value="390499" calcext:value-type="float">
            <text:p>390499</text:p>
          </table:table-cell>
          <table:table-cell office:value-type="float" office:value="388917" calcext:value-type="float">
            <text:p>388917</text:p>
          </table:table-cell>
          <table:table-cell office:value-type="float" office:value="383140" calcext:value-type="float">
            <text:p>383140</text:p>
          </table:table-cell>
          <table:table-cell office:value-type="float" office:value="375393" calcext:value-type="float">
            <text:p>375393</text:p>
          </table:table-cell>
          <table:table-cell office:value-type="float" office:value="376454" calcext:value-type="float">
            <text:p>376454</text:p>
          </table:table-cell>
          <table:table-cell table:number-columns-repeated="16"/>
        </table:table-row>
        <table:table-row table:style-name="ro1">
          <table:table-cell office:value-type="float" office:value="327856" calcext:value-type="float">
            <text:p>327856</text:p>
          </table:table-cell>
          <table:table-cell office:value-type="float" office:value="388045" calcext:value-type="float">
            <text:p>388045</text:p>
          </table:table-cell>
          <table:table-cell office:value-type="float" office:value="392135" calcext:value-type="float">
            <text:p>392135</text:p>
          </table:table-cell>
          <table:table-cell office:value-type="float" office:value="408524" calcext:value-type="float">
            <text:p>408524</text:p>
          </table:table-cell>
          <table:table-cell office:value-type="float" office:value="390561" calcext:value-type="float">
            <text:p>390561</text:p>
          </table:table-cell>
          <table:table-cell office:value-type="float" office:value="381073" calcext:value-type="float">
            <text:p>381073</text:p>
          </table:table-cell>
          <table:table-cell office:value-type="float" office:value="383181" calcext:value-type="float">
            <text:p>383181</text:p>
          </table:table-cell>
          <table:table-cell office:value-type="float" office:value="328223" calcext:value-type="float">
            <text:p>328223</text:p>
          </table:table-cell>
          <table:table-cell office:value-type="float" office:value="383346" calcext:value-type="float">
            <text:p>383346</text:p>
          </table:table-cell>
          <table:table-cell office:value-type="float" office:value="383100" calcext:value-type="float">
            <text:p>383100</text:p>
          </table:table-cell>
          <table:table-cell office:value-type="float" office:value="382798" calcext:value-type="float">
            <text:p>382798</text:p>
          </table:table-cell>
          <table:table-cell office:value-type="float" office:value="383081" calcext:value-type="float">
            <text:p>383081</text:p>
          </table:table-cell>
          <table:table-cell office:value-type="float" office:value="329047" calcext:value-type="float">
            <text:p>329047</text:p>
          </table:table-cell>
          <table:table-cell office:value-type="float" office:value="329949" calcext:value-type="float">
            <text:p>329949</text:p>
          </table:table-cell>
          <table:table-cell table:number-columns-repeated="16"/>
        </table:table-row>
        <table:table-row table:style-name="ro1">
          <table:table-cell office:value-type="float" office:value="390651" calcext:value-type="float">
            <text:p>390651</text:p>
          </table:table-cell>
          <table:table-cell office:value-type="float" office:value="328053" calcext:value-type="float">
            <text:p>328053</text:p>
          </table:table-cell>
          <table:table-cell office:value-type="float" office:value="384305" calcext:value-type="float">
            <text:p>384305</text:p>
          </table:table-cell>
          <table:table-cell office:value-type="float" office:value="408774" calcext:value-type="float">
            <text:p>408774</text:p>
          </table:table-cell>
          <table:table-cell office:value-type="float" office:value="377125" calcext:value-type="float">
            <text:p>377125</text:p>
          </table:table-cell>
          <table:table-cell office:value-type="float" office:value="388522" calcext:value-type="float">
            <text:p>388522</text:p>
          </table:table-cell>
          <table:table-cell office:value-type="float" office:value="328190" calcext:value-type="float">
            <text:p>328190</text:p>
          </table:table-cell>
          <table:table-cell office:value-type="float" office:value="329182" calcext:value-type="float">
            <text:p>329182</text:p>
          </table:table-cell>
          <table:table-cell office:value-type="float" office:value="407125" calcext:value-type="float">
            <text:p>407125</text:p>
          </table:table-cell>
          <table:table-cell office:value-type="float" office:value="382471" calcext:value-type="float">
            <text:p>382471</text:p>
          </table:table-cell>
          <table:table-cell office:value-type="float" office:value="388435" calcext:value-type="float">
            <text:p>388435</text:p>
          </table:table-cell>
          <table:table-cell office:value-type="float" office:value="382975" calcext:value-type="float">
            <text:p>382975</text:p>
          </table:table-cell>
          <table:table-cell office:value-type="float" office:value="390753" calcext:value-type="float">
            <text:p>390753</text:p>
          </table:table-cell>
          <table:table-cell office:value-type="float" office:value="382254" calcext:value-type="float">
            <text:p>382254</text:p>
          </table:table-cell>
          <table:table-cell table:number-columns-repeated="16"/>
        </table:table-row>
        <table:table-row table:style-name="ro1">
          <table:table-cell office:value-type="float" office:value="388670" calcext:value-type="float">
            <text:p>388670</text:p>
          </table:table-cell>
          <table:table-cell office:value-type="float" office:value="388814" calcext:value-type="float">
            <text:p>388814</text:p>
          </table:table-cell>
          <table:table-cell office:value-type="float" office:value="384381" calcext:value-type="float">
            <text:p>384381</text:p>
          </table:table-cell>
          <table:table-cell office:value-type="float" office:value="383351" calcext:value-type="float">
            <text:p>383351</text:p>
          </table:table-cell>
          <table:table-cell office:value-type="float" office:value="407292" calcext:value-type="float">
            <text:p>407292</text:p>
          </table:table-cell>
          <table:table-cell office:value-type="float" office:value="376173" calcext:value-type="float">
            <text:p>376173</text:p>
          </table:table-cell>
          <table:table-cell office:value-type="float" office:value="329363" calcext:value-type="float">
            <text:p>329363</text:p>
          </table:table-cell>
          <table:table-cell office:value-type="float" office:value="333883" calcext:value-type="float">
            <text:p>333883</text:p>
          </table:table-cell>
          <table:table-cell office:value-type="float" office:value="383062" calcext:value-type="float">
            <text:p>383062</text:p>
          </table:table-cell>
          <table:table-cell office:value-type="float" office:value="381829" calcext:value-type="float">
            <text:p>381829</text:p>
          </table:table-cell>
          <table:table-cell office:value-type="float" office:value="376836" calcext:value-type="float">
            <text:p>376836</text:p>
          </table:table-cell>
          <table:table-cell office:value-type="float" office:value="376387" calcext:value-type="float">
            <text:p>376387</text:p>
          </table:table-cell>
          <table:table-cell office:value-type="float" office:value="384031" calcext:value-type="float">
            <text:p>384031</text:p>
          </table:table-cell>
          <table:table-cell office:value-type="float" office:value="384456" calcext:value-type="float">
            <text:p>384456</text:p>
          </table:table-cell>
          <table:table-cell table:number-columns-repeated="16"/>
        </table:table-row>
        <table:table-row table:style-name="ro1">
          <table:table-cell office:value-type="float" office:value="384248" calcext:value-type="float">
            <text:p>384248</text:p>
          </table:table-cell>
          <table:table-cell office:value-type="float" office:value="384337" calcext:value-type="float">
            <text:p>384337</text:p>
          </table:table-cell>
          <table:table-cell office:value-type="float" office:value="383733" calcext:value-type="float">
            <text:p>383733</text:p>
          </table:table-cell>
          <table:table-cell office:value-type="float" office:value="388309" calcext:value-type="float">
            <text:p>388309</text:p>
          </table:table-cell>
          <table:table-cell office:value-type="float" office:value="389202" calcext:value-type="float">
            <text:p>389202</text:p>
          </table:table-cell>
          <table:table-cell office:value-type="float" office:value="321343" calcext:value-type="float">
            <text:p>321343</text:p>
          </table:table-cell>
          <table:table-cell office:value-type="float" office:value="384228" calcext:value-type="float">
            <text:p>384228</text:p>
          </table:table-cell>
          <table:table-cell office:value-type="float" office:value="401170" calcext:value-type="float">
            <text:p>401170</text:p>
          </table:table-cell>
          <table:table-cell office:value-type="float" office:value="329236" calcext:value-type="float">
            <text:p>329236</text:p>
          </table:table-cell>
          <table:table-cell office:value-type="float" office:value="384374" calcext:value-type="float">
            <text:p>384374</text:p>
          </table:table-cell>
          <table:table-cell office:value-type="float" office:value="382685" calcext:value-type="float">
            <text:p>382685</text:p>
          </table:table-cell>
          <table:table-cell office:value-type="float" office:value="388914" calcext:value-type="float">
            <text:p>388914</text:p>
          </table:table-cell>
          <table:table-cell office:value-type="float" office:value="409112" calcext:value-type="float">
            <text:p>409112</text:p>
          </table:table-cell>
          <table:table-cell office:value-type="float" office:value="329200" calcext:value-type="float">
            <text:p>329200</text:p>
          </table:table-cell>
          <table:table-cell table:number-columns-repeated="16"/>
        </table:table-row>
        <table:table-row table:style-name="ro1">
          <table:table-cell office:value-type="float" office:value="375637" calcext:value-type="float">
            <text:p>375637</text:p>
          </table:table-cell>
          <table:table-cell office:value-type="float" office:value="387670" calcext:value-type="float">
            <text:p>387670</text:p>
          </table:table-cell>
          <table:table-cell office:value-type="float" office:value="327667" calcext:value-type="float">
            <text:p>327667</text:p>
          </table:table-cell>
          <table:table-cell office:value-type="float" office:value="388211" calcext:value-type="float">
            <text:p>388211</text:p>
          </table:table-cell>
          <table:table-cell office:value-type="float" office:value="407590" calcext:value-type="float">
            <text:p>407590</text:p>
          </table:table-cell>
          <table:table-cell office:value-type="float" office:value="387756" calcext:value-type="float">
            <text:p>387756</text:p>
          </table:table-cell>
          <table:table-cell office:value-type="float" office:value="329064" calcext:value-type="float">
            <text:p>329064</text:p>
          </table:table-cell>
          <table:table-cell office:value-type="float" office:value="383321" calcext:value-type="float">
            <text:p>383321</text:p>
          </table:table-cell>
          <table:table-cell office:value-type="float" office:value="383264" calcext:value-type="float">
            <text:p>383264</text:p>
          </table:table-cell>
          <table:table-cell office:value-type="float" office:value="383202" calcext:value-type="float">
            <text:p>383202</text:p>
          </table:table-cell>
          <table:table-cell office:value-type="float" office:value="389112" calcext:value-type="float">
            <text:p>389112</text:p>
          </table:table-cell>
          <table:table-cell office:value-type="float" office:value="329331" calcext:value-type="float">
            <text:p>329331</text:p>
          </table:table-cell>
          <table:table-cell office:value-type="float" office:value="381219" calcext:value-type="float">
            <text:p>381219</text:p>
          </table:table-cell>
          <table:table-cell office:value-type="float" office:value="390161" calcext:value-type="float">
            <text:p>390161</text:p>
          </table:table-cell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8-28T17:36:32.952605395</dc:date>
    <meta:generator>LibreOffice/4.2.4.2$Linux_X86_64 LibreOffice_project/420m0$Build-2</meta:generator>
    <meta:editing-duration>PT11M47S</meta:editing-duration>
    <meta:editing-cycles>3</meta:editing-cycles>
    <meta:document-statistic meta:table-count="1" meta:cell-count="170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9.369cm" svg:height="10.313cm" xlink:href=".." xlink:type="simple" chart:class="chart:line" chart:style-name="ch1">
        <chart:title svg:x="6.479cm" svg:y="0.342cm" chart:style-name="ch2">
          <text:p>Cota de peligrosidad Vs Tiempo</text:p>
        </chart:title>
        <chart:legend chart:legend-position="end" svg:x="13.765cm" svg:y="4.359cm" style:legend-expansion="high" chart:style-name="ch3"/>
        <chart:plot-area chart:style-name="ch4" table:cell-range-address="Sheet1.P1:Sheet1.AD4" chart:data-source-has-labels="both" svg:x="1.398cm" svg:y="1.765cm" svg:width="11.593cm" svg:height="7.361cm">
          <chartooo:coordinate-region svg:x="2.945cm" svg:y="1.965cm" svg:width="9.674cm" svg:height="6.514cm"/>
          <chart:axis chart:dimension="x" chart:name="primary-x" chart:style-name="ch5" chartooo:axis-type="auto">
            <chartooo:date-scale/>
            <chart:title svg:x="5.668cm" svg:y="9.332cm" chart:style-name="ch6">
              <text:p>cota de peligrosidad</text:p>
            </chart:title>
            <chart:categories table:cell-range-address="Sheet1.Q1:Sheet1.AD1"/>
          </chart:axis>
          <chart:axis chart:dimension="y" chart:name="primary-y" chart:style-name="ch7">
            <chart:title svg:x="0.451cm" svg:y="5.992cm" chart:style-name="ch8">
              <text:p>tiempo</text:p>
            </chart:title>
            <chart:grid chart:style-name="ch9" chart:class="major"/>
          </chart:axis>
          <chart:series chart:style-name="ch10" chart:values-cell-range-address="Sheet1.Q2:Sheet1.AD2" chart:label-cell-address="Sheet1.P2:Sheet1.P2" chart:class="chart:line">
            <chart:data-point chart:repeated="14"/>
          </chart:series>
          <chart:series chart:style-name="ch11" chart:values-cell-range-address="Sheet1.Q3:Sheet1.AD3" chart:label-cell-address="Sheet1.P3:Sheet1.P3" chart:class="chart:line">
            <chart:data-point chart:repeated="14"/>
          </chart:series>
          <chart:series chart:style-name="ch12" chart:values-cell-range-address="Sheet1.Q4:Sheet1.AD4" chart:label-cell-address="Sheet1.P4:Sheet1.P4" chart:class="chart:line">
            <chart:data-point chart:repeated="1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float" office:value="100">
                <text:p>100</text:p>
                <draw:g>
                  <svg:desc>Sheet1.Q1:Sheet1.AD1</svg:desc>
                </draw:g>
              </table:table-cell>
              <table:table-cell office:value-type="float" office:value="200">
                <text:p>200</text:p>
              </table:table-cell>
              <table:table-cell office:value-type="float" office:value="300">
                <text:p>300</text:p>
              </table:table-cell>
              <table:table-cell office:value-type="float" office:value="400">
                <text:p>400</text:p>
              </table:table-cell>
              <table:table-cell office:value-type="float" office:value="500">
                <text:p>500</text:p>
              </table:table-cell>
              <table:table-cell office:value-type="float" office:value="600">
                <text:p>600</text:p>
              </table:table-cell>
              <table:table-cell office:value-type="float" office:value="700">
                <text:p>700</text:p>
              </table:table-cell>
              <table:table-cell office:value-type="float" office:value="800">
                <text:p>800</text:p>
              </table:table-cell>
              <table:table-cell office:value-type="float" office:value="900">
                <text:p>900</text:p>
              </table:table-cell>
              <table:table-cell office:value-type="float" office:value="1000">
                <text:p>1000</text:p>
              </table:table-cell>
              <table:table-cell office:value-type="float" office:value="1100">
                <text:p>1100</text:p>
              </table:table-cell>
              <table:table-cell office:value-type="float" office:value="1200">
                <text:p>1200</text:p>
              </table:table-cell>
              <table:table-cell office:value-type="float" office:value="1300">
                <text:p>1300</text:p>
              </table:table-cell>
              <table:table-cell office:value-type="float" office:value="1400">
                <text:p>1400</text:p>
              </table:table-cell>
            </table:table-row>
          </table:table-header-rows>
          <table:table-rows>
            <table:table-row>
              <table:table-cell office:value-type="string">
                <text:p>Backtrack</text:p>
                <draw:g>
                  <svg:desc>Sheet1.P2:Sheet1.P2</svg:desc>
                </draw:g>
              </table:table-cell>
              <table:table-cell office:value-type="float" office:value="3407.20512820513">
                <text:p>3407.20512820513</text:p>
                <draw:g>
                  <svg:desc>Sheet1.Q2:Sheet1.AD2</svg:desc>
                </draw:g>
              </table:table-cell>
              <table:table-cell office:value-type="float" office:value="3896.23076923077">
                <text:p>3896.23076923077</text:p>
              </table:table-cell>
              <table:table-cell office:value-type="float" office:value="3115.25641025641">
                <text:p>3115.25641025641</text:p>
              </table:table-cell>
              <table:table-cell office:value-type="float" office:value="3380.48717948718">
                <text:p>3380.48717948718</text:p>
              </table:table-cell>
              <table:table-cell office:value-type="float" office:value="3906.87179487179">
                <text:p>3906.87179487179</text:p>
              </table:table-cell>
              <table:table-cell office:value-type="float" office:value="3179.87179487179">
                <text:p>3179.87179487179</text:p>
              </table:table-cell>
              <table:table-cell office:value-type="float" office:value="3813.30769230769">
                <text:p>3813.30769230769</text:p>
              </table:table-cell>
              <table:table-cell office:value-type="float" office:value="3791.94871794872">
                <text:p>3791.94871794872</text:p>
              </table:table-cell>
              <table:table-cell office:value-type="float" office:value="2273.53846153846">
                <text:p>2273.53846153846</text:p>
              </table:table-cell>
              <table:table-cell office:value-type="float" office:value="3699.15384615385">
                <text:p>3699.15384615385</text:p>
              </table:table-cell>
              <table:table-cell office:value-type="float" office:value="3153.35897435897">
                <text:p>3153.35897435897</text:p>
              </table:table-cell>
              <table:table-cell office:value-type="float" office:value="3494.51282051282">
                <text:p>3494.51282051282</text:p>
              </table:table-cell>
              <table:table-cell office:value-type="float" office:value="3893.17948717949">
                <text:p>3893.17948717949</text:p>
              </table:table-cell>
              <table:table-cell office:value-type="float" office:value="3056.87179487179">
                <text:p>3056.87179487179</text:p>
              </table:table-cell>
            </table:table-row>
            <table:table-row>
              <table:table-cell office:value-type="string">
                <text:p>Backtrack Podas Invertidas</text:p>
                <draw:g>
                  <svg:desc>Sheet1.P3:Sheet1.P3</svg:desc>
                </draw:g>
              </table:table-cell>
              <table:table-cell office:value-type="float" office:value="6408.84615384615">
                <text:p>6408.84615384615</text:p>
                <draw:g>
                  <svg:desc>Sheet1.Q3:Sheet1.AD3</svg:desc>
                </draw:g>
              </table:table-cell>
              <table:table-cell office:value-type="float" office:value="7302.64102564103">
                <text:p>7302.64102564103</text:p>
              </table:table-cell>
              <table:table-cell office:value-type="float" office:value="5878.46153846154">
                <text:p>5878.46153846154</text:p>
              </table:table-cell>
              <table:table-cell office:value-type="float" office:value="6342.79487179487">
                <text:p>6342.79487179487</text:p>
              </table:table-cell>
              <table:table-cell office:value-type="float" office:value="7284.20512820513">
                <text:p>7284.20512820513</text:p>
              </table:table-cell>
              <table:table-cell office:value-type="float" office:value="6011.17948717949">
                <text:p>6011.17948717949</text:p>
              </table:table-cell>
              <table:table-cell office:value-type="float" office:value="7176.58974358974">
                <text:p>7176.58974358974</text:p>
              </table:table-cell>
              <table:table-cell office:value-type="float" office:value="7067.25641025641">
                <text:p>7067.25641025641</text:p>
              </table:table-cell>
              <table:table-cell office:value-type="float" office:value="4466.30769230769">
                <text:p>4466.30769230769</text:p>
              </table:table-cell>
              <table:table-cell office:value-type="float" office:value="6909.35897435898">
                <text:p>6909.35897435898</text:p>
              </table:table-cell>
              <table:table-cell office:value-type="float" office:value="5949.25641025641">
                <text:p>5949.25641025641</text:p>
              </table:table-cell>
              <table:table-cell office:value-type="float" office:value="6535.69230769231">
                <text:p>6535.69230769231</text:p>
              </table:table-cell>
              <table:table-cell office:value-type="float" office:value="7271.79487179487">
                <text:p>7271.79487179487</text:p>
              </table:table-cell>
              <table:table-cell office:value-type="float" office:value="5800.4358974359">
                <text:p>5800.4358974359</text:p>
              </table:table-cell>
            </table:table-row>
            <table:table-row>
              <table:table-cell office:value-type="string">
                <text:p>Fuerza Bruta</text:p>
                <draw:g>
                  <svg:desc>Sheet1.P4:Sheet1.P4</svg:desc>
                </draw:g>
              </table:table-cell>
              <table:table-cell office:value-type="float" office:value="379452.871794872">
                <text:p>379452.871794872</text:p>
                <draw:g>
                  <svg:desc>Sheet1.Q4:Sheet1.AD4</svg:desc>
                </draw:g>
              </table:table-cell>
              <table:table-cell office:value-type="float" office:value="381004.948717949">
                <text:p>381004.948717949</text:p>
              </table:table-cell>
              <table:table-cell office:value-type="float" office:value="379709.974358974">
                <text:p>379709.974358974</text:p>
              </table:table-cell>
              <table:table-cell office:value-type="float" office:value="382886.82051282">
                <text:p>382886.82051282</text:p>
              </table:table-cell>
              <table:table-cell office:value-type="float" office:value="383185.769230769">
                <text:p>383185.769230769</text:p>
              </table:table-cell>
              <table:table-cell office:value-type="float" office:value="380067.743589744">
                <text:p>380067.743589744</text:p>
              </table:table-cell>
              <table:table-cell office:value-type="float" office:value="376555.564102564">
                <text:p>376555.564102564</text:p>
              </table:table-cell>
              <table:table-cell office:value-type="float" office:value="373768.384615385">
                <text:p>373768.384615385</text:p>
              </table:table-cell>
              <table:table-cell office:value-type="float" office:value="374303.692307692">
                <text:p>374303.692307692</text:p>
              </table:table-cell>
              <table:table-cell office:value-type="float" office:value="378479.615384615">
                <text:p>378479.615384615</text:p>
              </table:table-cell>
              <table:table-cell office:value-type="float" office:value="380855.461538462">
                <text:p>380855.461538462</text:p>
              </table:table-cell>
              <table:table-cell office:value-type="float" office:value="376969.923076923">
                <text:p>376969.923076923</text:p>
              </table:table-cell>
              <table:table-cell office:value-type="float" office:value="376921.179487179">
                <text:p>376921.179487179</text:p>
              </table:table-cell>
              <table:table-cell office:value-type="float" office:value="374227.102564103">
                <text:p>374227.10256410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